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24"/>
    <style:style style:name="ce2" style:family="table-cell" style:parent-style-name="Default" style:data-style-name="N119"/>
    <style:style style:name="ce3" style:family="table-cell" style:parent-style-name="Default" style:data-style-name="N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v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557.79" calcext:value-type="float">
            <text:p>1557.79</text:p>
          </table:table-cell>
          <table:table-cell office:value-type="float" office:value="3421.1" calcext:value-type="float">
            <text:p>3421.1</text:p>
          </table:table-cell>
          <table:table-cell table:number-columns-repeated="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21.1" calcext:value-type="float">
            <text:p>3421.1</text:p>
          </table:table-cell>
          <table:table-cell table:number-columns-repeated="20"/>
        </table:table-row>
        <table:table-row table:style-name="ro1">
          <table:table-cell office:value-type="float" office:value="2442.21" calcext:value-type="float">
            <text:p>2442.21</text:p>
          </table:table-cell>
          <table:table-cell office:value-type="float" office:value="3421.1" calcext:value-type="float">
            <text:p>3421.1</text:p>
          </table:table-cell>
          <table:table-cell table:number-columns-repeated="20"/>
        </table:table-row>
        <table:table-row table:style-name="ro1">
          <table:table-cell office:value-type="float" office:value="2221.1" calcext:value-type="float">
            <text:p>2221.1</text:p>
          </table:table-cell>
          <table:table-cell office:value-type="float" office:value="3200" calcext:value-type="float">
            <text:p>3200</text:p>
          </table:table-cell>
          <table:table-cell table:number-columns-repeated="20"/>
        </table:table-row>
        <table:table-row table:style-name="ro1">
          <table:table-cell office:value-type="float" office:value="3421.1" calcext:value-type="float">
            <text:p>3421.1</text:p>
          </table:table-cell>
          <table:table-cell office:value-type="float" office:value="2442.21" calcext:value-type="float">
            <text:p>2442.21</text:p>
          </table:table-cell>
          <table:table-cell table:number-columns-repeated="20"/>
        </table:table-row>
        <table:table-row table:style-name="ro1">
          <table:table-cell office:value-type="float" office:value="3421.1" calcext:value-type="float">
            <text:p>3421.1</text:p>
          </table:table-cell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table-cell office:value-type="float" office:value="3421.1" calcext:value-type="float">
            <text:p>3421.1</text:p>
          </table:table-cell>
          <table:table-cell office:value-type="float" office:value="1557.79" calcext:value-type="float">
            <text:p>1557.79</text:p>
          </table:table-cell>
          <table:table-cell table:number-columns-repeated="2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78.9" calcext:value-type="float">
            <text:p>1778.9</text:p>
          </table:table-cell>
          <table:table-cell table:number-columns-repeated="20"/>
        </table:table-row>
        <table:table-row table:style-name="ro1">
          <table:table-cell office:value-type="float" office:value="2442.21" calcext:value-type="float">
            <text:p>2442.21</text:p>
          </table:table-cell>
          <table:table-cell office:value-type="float" office:value="578.895" calcext:value-type="float">
            <text:p>578.895</text:p>
          </table:table-cell>
          <table:table-cell table:number-columns-repeated="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8.895" calcext:value-type="float">
            <text:p>578.895</text:p>
          </table:table-cell>
          <table:table-cell table:number-columns-repeated="20"/>
        </table:table-row>
        <table:table-row table:style-name="ro1">
          <table:table-cell office:value-type="float" office:value="1557.79" calcext:value-type="float">
            <text:p>1557.79</text:p>
          </table:table-cell>
          <table:table-cell office:value-type="float" office:value="578.895" calcext:value-type="float">
            <text:p>578.895</text:p>
          </table:table-cell>
          <table:table-cell table:number-columns-repeated="9"/>
          <table:table-cell table:number-columns-repeated="2" office:value-type="float" office:value="-115779" calcext:value-type="float">
            <text:p>-115779</text:p>
          </table:table-cell>
          <table:table-cell table:number-columns-repeated="9"/>
        </table:table-row>
        <table:table-row table:style-name="ro1">
          <table:table-cell office:value-type="float" office:value="1778.9" calcext:value-type="float">
            <text:p>1778.9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float" office:value="578.895" calcext:value-type="float">
            <text:p>578.895</text:p>
          </table:table-cell>
          <table:table-cell office:value-type="float" office:value="1557.79" calcext:value-type="float">
            <text:p>1557.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2" office:value-type="float" office:value="1557.79" calcext:value-type="float">
            <text:p>1557.790</text:p>
          </table:table-cell>
          <table:table-cell table:style-name="ce2" office:value-type="float" office:value="3421.1" calcext:value-type="float">
            <text:p>3421.100</text:p>
          </table:table-cell>
          <table:table-cell table:style-name="ce2"/>
          <table:table-cell table:style-name="ce3" table:formula="of:=[.I13]*[.L$12]+[.L$11]" office:value-type="float" office:value="195779" calcext:value-type="float">
            <text:p>195779</text:p>
          </table:table-cell>
          <table:table-cell table:style-name="ce3" table:formula="of:=[.J13]*[.M$12]+[.M$11]" office:value-type="float" office:value="568441" calcext:value-type="float">
            <text:p>568441</text:p>
          </table:table-cell>
          <table:table-cell table:number-columns-repeated="9"/>
        </table:table-row>
        <table:table-row table:style-name="ro1">
          <table:table-cell office:value-type="float" office:value="578.895" calcext:value-type="float">
            <text:p>578.89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"/>
          <table:table-cell/>
          <table:table-cell table:style-name="ce2" office:value-type="float" office:value="2000" calcext:value-type="float">
            <text:p>2000.000</text:p>
          </table:table-cell>
          <table:table-cell table:style-name="ce2" office:value-type="float" office:value="3421.1" calcext:value-type="float">
            <text:p>3421.100</text:p>
          </table:table-cell>
          <table:table-cell table:style-name="ce2"/>
          <table:table-cell table:style-name="ce3" table:formula="of:=[.I14]*[.L$12]+[.L$11]" office:value-type="float" office:value="284221" calcext:value-type="float">
            <text:p>284221</text:p>
          </table:table-cell>
          <table:table-cell table:style-name="ce3" table:formula="of:=[.J14]*[.M$12]+[.M$11]" office:value-type="float" office:value="568441" calcext:value-type="float">
            <text:p>568441</text:p>
          </table:table-cell>
          <table:table-cell table:number-columns-repeated="9"/>
        </table:table-row>
        <table:table-row table:style-name="ro1">
          <table:table-cell office:value-type="float" office:value="578.895" calcext:value-type="float">
            <text:p>578.895</text:p>
          </table:table-cell>
          <table:table-cell office:value-type="float" office:value="2442.21" calcext:value-type="float">
            <text:p>2442.21</text:p>
          </table:table-cell>
          <table:table-cell table:number-columns-repeated="2"/>
          <table:table-cell table:number-columns-repeated="2" office:value-type="float" office:value="44221" calcext:value-type="float">
            <text:p>44221</text:p>
          </table:table-cell>
          <table:table-cell table:style-name="ce1"/>
          <table:table-cell/>
          <table:table-cell table:style-name="ce2" office:value-type="float" office:value="2442.21" calcext:value-type="float">
            <text:p>2442.210</text:p>
          </table:table-cell>
          <table:table-cell table:style-name="ce2" office:value-type="float" office:value="3421.1" calcext:value-type="float">
            <text:p>3421.100</text:p>
          </table:table-cell>
          <table:table-cell table:style-name="ce2"/>
          <table:table-cell table:style-name="ce3" table:formula="of:=[.I15]*[.L$12]+[.L$11]" office:value-type="float" office:value="372663" calcext:value-type="float">
            <text:p>372663</text:p>
          </table:table-cell>
          <table:table-cell table:style-name="ce3" table:formula="of:=[.J15]*[.M$12]+[.M$11]" office:value-type="float" office:value="568441" calcext:value-type="float">
            <text:p>568441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21.1" calcext:value-type="float">
            <text:p>2221.1</text:p>
          </table:table-cell>
          <table:table-cell table:number-columns-repeated="3"/>
          <table:table-cell office:value-type="float" office:value="195779" calcext:value-type="float">
            <text:p>195779</text:p>
          </table:table-cell>
          <table:table-cell table:style-name="ce1"/>
          <table:table-cell/>
          <table:table-cell table:style-name="ce2" office:value-type="float" office:value="2221.1" calcext:value-type="float">
            <text:p>2221.100</text:p>
          </table:table-cell>
          <table:table-cell table:style-name="ce2" office:value-type="float" office:value="3200" calcext:value-type="float">
            <text:p>3200.000</text:p>
          </table:table-cell>
          <table:table-cell table:style-name="ce2"/>
          <table:table-cell table:style-name="ce3" table:formula="of:=[.I16]*[.L$12]+[.L$11]" office:value-type="float" office:value="328441" calcext:value-type="float">
            <text:p>328441</text:p>
          </table:table-cell>
          <table:table-cell table:style-name="ce3" table:formula="of:=[.J16]*[.M$12]+[.M$11]" office:value-type="float" office:value="524221" calcext:value-type="float">
            <text:p>524221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195779" calcext:value-type="float">
            <text:p>195779</text:p>
          </table:table-cell>
          <table:table-cell table:style-name="ce1"/>
          <table:table-cell/>
          <table:table-cell table:style-name="ce2" office:value-type="float" office:value="3421.1" calcext:value-type="float">
            <text:p>3421.100</text:p>
          </table:table-cell>
          <table:table-cell table:style-name="ce2" office:value-type="float" office:value="2442.21" calcext:value-type="float">
            <text:p>2442.210</text:p>
          </table:table-cell>
          <table:table-cell table:style-name="ce2"/>
          <table:table-cell table:style-name="ce3" table:formula="of:=[.I17]*[.L$12]+[.L$11]" office:value-type="float" office:value="568441" calcext:value-type="float">
            <text:p>568441</text:p>
          </table:table-cell>
          <table:table-cell table:style-name="ce3" table:formula="of:=[.J17]*[.M$12]+[.M$11]" office:value-type="float" office:value="372663" calcext:value-type="float">
            <text:p>372663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240001" calcext:value-type="float">
            <text:p>240001</text:p>
          </table:table-cell>
          <table:table-cell table:style-name="ce1"/>
          <table:table-cell/>
          <table:table-cell table:style-name="ce2" office:value-type="float" office:value="3421.1" calcext:value-type="float">
            <text:p>3421.100</text:p>
          </table:table-cell>
          <table:table-cell table:style-name="ce2" office:value-type="float" office:value="2000" calcext:value-type="float">
            <text:p>2000.000</text:p>
          </table:table-cell>
          <table:table-cell table:style-name="ce2"/>
          <table:table-cell table:style-name="ce3" table:formula="of:=[.I18]*[.L$12]+[.L$11]" office:value-type="float" office:value="568441" calcext:value-type="float">
            <text:p>568441</text:p>
          </table:table-cell>
          <table:table-cell table:style-name="ce3" table:formula="of:=[.J18]*[.M$12]+[.M$11]" office:value-type="float" office:value="284221" calcext:value-type="float">
            <text:p>284221</text:p>
          </table:table-cell>
          <table:table-cell/>
          <table:table-cell table:style-name="ce4" office:value-type="float" office:value="2221100" calcext:value-type="float">
            <text:p>2221100</text:p>
          </table:table-cell>
          <table:table-cell table:style-name="ce5" office:value-type="float" office:value="1778900" calcext:value-type="float">
            <text:p>1778900</text:p>
          </table:table-cell>
          <table:table-cell/>
          <table:table-cell table:formula="of:=[.O18]-[.P18]" office:value-type="float" office:value="442200" calcext:value-type="float">
            <text:p>4422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284221" calcext:value-type="float">
            <text:p>284221</text:p>
          </table:table-cell>
          <table:table-cell table:style-name="ce1"/>
          <table:table-cell/>
          <table:table-cell table:style-name="ce2" office:value-type="float" office:value="3421.1" calcext:value-type="float">
            <text:p>3421.100</text:p>
          </table:table-cell>
          <table:table-cell table:style-name="ce2" office:value-type="float" office:value="1557.79" calcext:value-type="float">
            <text:p>1557.790</text:p>
          </table:table-cell>
          <table:table-cell table:style-name="ce2"/>
          <table:table-cell table:style-name="ce3" table:formula="of:=[.I19]*[.L$12]+[.L$11]" office:value-type="float" office:value="568441" calcext:value-type="float">
            <text:p>568441</text:p>
          </table:table-cell>
          <table:table-cell table:style-name="ce3" table:formula="of:=[.J19]*[.M$12]+[.M$11]" office:value-type="float" office:value="195779" calcext:value-type="float">
            <text:p>195779</text:p>
          </table:table-cell>
          <table:table-cell table:number-columns-repeated="2"/>
          <table:table-cell table:style-name="ce4" office:value-type="float" office:value="800000" calcext:value-type="float">
            <text:p>800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4221" calcext:value-type="float">
            <text:p>284221</text:p>
          </table:table-cell>
          <table:table-cell table:style-name="ce1"/>
          <table:table-cell/>
          <table:table-cell table:style-name="ce2" office:value-type="float" office:value="3200" calcext:value-type="float">
            <text:p>3200.000</text:p>
          </table:table-cell>
          <table:table-cell table:style-name="ce2" office:value-type="float" office:value="1778.9" calcext:value-type="float">
            <text:p>1778.900</text:p>
          </table:table-cell>
          <table:table-cell table:style-name="ce2"/>
          <table:table-cell table:style-name="ce3" table:formula="of:=[.I20]*[.L$12]+[.L$11]" office:value-type="float" office:value="524221" calcext:value-type="float">
            <text:p>524221</text:p>
          </table:table-cell>
          <table:table-cell table:style-name="ce3" table:formula="of:=[.J20]*[.M$12]+[.M$11]" office:value-type="float" office:value="240001" calcext:value-type="float">
            <text:p>240001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328441" calcext:value-type="float">
            <text:p>328441</text:p>
          </table:table-cell>
          <table:table-cell table:style-name="ce1"/>
          <table:table-cell/>
          <table:table-cell table:style-name="ce2" office:value-type="float" office:value="2442.21" calcext:value-type="float">
            <text:p>2442.210</text:p>
          </table:table-cell>
          <table:table-cell table:style-name="ce2" office:value-type="float" office:value="578.895" calcext:value-type="float">
            <text:p>578.895</text:p>
          </table:table-cell>
          <table:table-cell table:style-name="ce2"/>
          <table:table-cell table:style-name="ce3" table:formula="of:=[.I21]*[.L$12]+[.L$11]" office:value-type="float" office:value="372663" calcext:value-type="float">
            <text:p>372663</text:p>
          </table:table-cell>
          <table:table-cell table:style-name="ce3" table:formula="of:=[.J21]*[.M$12]+[.M$11]" office:value-type="float" office:value="0" calcext:value-type="float">
            <text:p>0</text:p>
          </table:table-cell>
          <table:table-cell table:number-columns-repeated="2"/>
          <table:table-cell table:formula="of:=[.P18]-[.P19]" office:value-type="float" office:value="978900" calcext:value-type="float">
            <text:p>9789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372663" calcext:value-type="float">
            <text:p>372663</text:p>
          </table:table-cell>
          <table:table-cell table:style-name="ce1"/>
          <table:table-cell/>
          <table:table-cell table:style-name="ce2" office:value-type="float" office:value="2000" calcext:value-type="float">
            <text:p>2000.000</text:p>
          </table:table-cell>
          <table:table-cell table:style-name="ce2" office:value-type="float" office:value="578.895" calcext:value-type="float">
            <text:p>578.895</text:p>
          </table:table-cell>
          <table:table-cell table:style-name="ce2"/>
          <table:table-cell table:style-name="ce3" table:formula="of:=[.I22]*[.L$12]+[.L$11]" office:value-type="float" office:value="284221" calcext:value-type="float">
            <text:p>284221</text:p>
          </table:table-cell>
          <table:table-cell table:style-name="ce3" table:formula="of:=[.J22]*[.M$12]+[.M$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72663" calcext:value-type="float">
            <text:p>372663</text:p>
          </table:table-cell>
          <table:table-cell table:style-name="ce1"/>
          <table:table-cell/>
          <table:table-cell table:style-name="ce2" office:value-type="float" office:value="1557.79" calcext:value-type="float">
            <text:p>1557.790</text:p>
          </table:table-cell>
          <table:table-cell table:style-name="ce2" office:value-type="float" office:value="578.895" calcext:value-type="float">
            <text:p>578.895</text:p>
          </table:table-cell>
          <table:table-cell table:style-name="ce2"/>
          <table:table-cell table:style-name="ce3" table:formula="of:=[.I23]*[.L$12]+[.L$11]" office:value-type="float" office:value="195779" calcext:value-type="float">
            <text:p>195779</text:p>
          </table:table-cell>
          <table:table-cell table:style-name="ce3" table:formula="of:=[.J23]*[.M$12]+[.M$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524221" calcext:value-type="float">
            <text:p>524221</text:p>
          </table:table-cell>
          <table:table-cell table:style-name="ce1"/>
          <table:table-cell/>
          <table:table-cell table:style-name="ce2" office:value-type="float" office:value="1778.9" calcext:value-type="float">
            <text:p>1778.900</text:p>
          </table:table-cell>
          <table:table-cell table:style-name="ce2" office:value-type="float" office:value="800" calcext:value-type="float">
            <text:p>800.000</text:p>
          </table:table-cell>
          <table:table-cell table:style-name="ce2"/>
          <table:table-cell table:style-name="ce3" table:formula="of:=[.I24]*[.L$12]+[.L$11]" office:value-type="float" office:value="240001" calcext:value-type="float">
            <text:p>240001</text:p>
          </table:table-cell>
          <table:table-cell table:style-name="ce3" table:formula="of:=[.J24]*[.M$12]+[.M$11]" office:value-type="float" office:value="44221" calcext:value-type="float">
            <text:p>44221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568441" calcext:value-type="float">
            <text:p>568441</text:p>
          </table:table-cell>
          <table:table-cell table:style-name="ce1"/>
          <table:table-cell/>
          <table:table-cell table:style-name="ce2" office:value-type="float" office:value="578.895" calcext:value-type="float">
            <text:p>578.895</text:p>
          </table:table-cell>
          <table:table-cell table:style-name="ce2" office:value-type="float" office:value="1557.79" calcext:value-type="float">
            <text:p>1557.790</text:p>
          </table:table-cell>
          <table:table-cell table:style-name="ce2"/>
          <table:table-cell table:style-name="ce3" table:formula="of:=[.I25]*[.L$12]+[.L$11]" office:value-type="float" office:value="0" calcext:value-type="float">
            <text:p>0</text:p>
          </table:table-cell>
          <table:table-cell table:style-name="ce3" table:formula="of:=[.J25]*[.M$12]+[.M$11]" office:value-type="float" office:value="195779" calcext:value-type="float">
            <text:p>19577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8441" calcext:value-type="float">
            <text:p>568441</text:p>
          </table:table-cell>
          <table:table-cell table:style-name="ce1"/>
          <table:table-cell/>
          <table:table-cell table:style-name="ce2" office:value-type="float" office:value="578.895" calcext:value-type="float">
            <text:p>578.895</text:p>
          </table:table-cell>
          <table:table-cell table:style-name="ce2" office:value-type="float" office:value="2000" calcext:value-type="float">
            <text:p>2000.000</text:p>
          </table:table-cell>
          <table:table-cell table:style-name="ce2"/>
          <table:table-cell table:style-name="ce3" table:formula="of:=[.I26]*[.L$12]+[.L$11]" office:value-type="float" office:value="0" calcext:value-type="float">
            <text:p>0</text:p>
          </table:table-cell>
          <table:table-cell table:style-name="ce3" table:formula="of:=[.J26]*[.M$12]+[.M$11]" office:value-type="float" office:value="284221" calcext:value-type="float">
            <text:p>2842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568441" calcext:value-type="float">
            <text:p>568441</text:p>
          </table:table-cell>
          <table:table-cell table:style-name="ce1"/>
          <table:table-cell/>
          <table:table-cell table:style-name="ce2" office:value-type="float" office:value="578.895" calcext:value-type="float">
            <text:p>578.895</text:p>
          </table:table-cell>
          <table:table-cell table:style-name="ce2" office:value-type="float" office:value="2442.21" calcext:value-type="float">
            <text:p>2442.210</text:p>
          </table:table-cell>
          <table:table-cell table:style-name="ce2"/>
          <table:table-cell table:style-name="ce3" table:formula="of:=[.I27]*[.L$12]+[.L$11]" office:value-type="float" office:value="0" calcext:value-type="float">
            <text:p>0</text:p>
          </table:table-cell>
          <table:table-cell table:style-name="ce3" table:formula="of:=[.J27]*[.M$12]+[.M$11]" office:value-type="float" office:value="372663" calcext:value-type="float">
            <text:p>372663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float" office:value="800" calcext:value-type="float">
            <text:p>800.000</text:p>
          </table:table-cell>
          <table:table-cell table:style-name="ce2" office:value-type="float" office:value="2221.1" calcext:value-type="float">
            <text:p>2221.100</text:p>
          </table:table-cell>
          <table:table-cell table:style-name="ce2"/>
          <table:table-cell table:style-name="ce3" table:formula="of:=[.I28]*[.L$12]+[.L$11]" office:value-type="float" office:value="44221" calcext:value-type="float">
            <text:p>44221</text:p>
          </table:table-cell>
          <table:table-cell table:style-name="ce3" table:formula="of:=[.J28]*[.M$12]+[.M$11]" office:value-type="float" office:value="328441" calcext:value-type="float">
            <text:p>328441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center to mid dip</text:p>
          </table:table-cell>
          <table:table-cell office:value-type="float" office:value="1421105" calcext:value-type="float">
            <text:p>142110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rm width</text:p>
          </table:table-cell>
          <table:table-cell office:value-type="float" office:value="442200" calcext:value-type="float">
            <text:p>4422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rm length</text:p>
          </table:table-cell>
          <table:table-cell office:value-type="float" office:value="978900" calcext:value-type="float">
            <text:p>978900</text:p>
          </table:table-cell>
          <table:table-cell table:formula="of:=[.P31]+[.P30]" office:value-type="float" office:value="1421100" calcext:value-type="float">
            <text:p>1421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32]-[.C31]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nd cure right width</text:p>
          </table:table-cell>
          <table:table-cell office:value-type="float" office:value="442210" calcext:value-type="float">
            <text:p>4422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221" calcext:value-type="float">
            <text:p>44221</text:p>
          </table:table-cell>
          <table:table-cell table:formula="of:=[.C33]-[.C32]" office:value-type="float" office:value="44221" calcext:value-type="float">
            <text:p>44221</text:p>
          </table:table-cell>
          <table:table-cell table:number-columns-repeated="11"/>
          <table:table-cell office:value-type="float" office:value="255310" calcext:value-type="float">
            <text:p>255310</text:p>
          </table:table-cell>
          <table:table-cell table:formula="of:=[.$P33]*[.Q34]" office:value-type="float" office:value="255310" calcext:value-type="float">
            <text:p>255310</text:p>
          </table:table-cell>
          <table:table-cell table:formula="of:=[.$P33]*[.R34]" office:value-type="float" office:value="510620" calcext:value-type="float">
            <text:p>510620</text:p>
          </table:table-cell>
          <table:table-cell table:formula="of:=[.$P33]*[.S34]" office:value-type="float" office:value="765930" calcext:value-type="float">
            <text:p>765930</text:p>
          </table:table-cell>
          <table:table-cell table:formula="of:=[.$P33]*[.T34]" office:value-type="float" office:value="1021240" calcext:value-type="float">
            <text:p>1021240</text:p>
          </table:table-cell>
          <table:table-cell table:formula="of:=[.$P33]*[.U34]" office:value-type="float" office:value="1276550" calcext:value-type="float">
            <text:p>1276550</text:p>
          </table:table-cell>
          <table:table-cell table:formula="of:=[.$P33]*[.V34]" office:value-type="float" office:value="1531860" calcext:value-type="float">
            <text:p>1531860</text:p>
          </table:table-cell>
        </table:table-row>
        <table:table-row table:style-name="ro1">
          <table:table-cell table:number-columns-repeated="2"/>
          <table:table-cell office:value-type="float" office:value="195779" calcext:value-type="float">
            <text:p>195779</text:p>
          </table:table-cell>
          <table:table-cell table:formula="of:=[.C34]-[.C33]" office:value-type="float" office:value="151558" calcext:value-type="float">
            <text:p>151558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40001" calcext:value-type="float">
            <text:p>240001</text:p>
          </table:table-cell>
          <table:table-cell table:formula="of:=[.C35]-[.C34]" office:value-type="float" office:value="44222" calcext:value-type="float">
            <text:p>44222</text:p>
          </table:table-cell>
          <table:table-cell table:number-columns-repeated="12"/>
          <table:table-cell table:formula="of:=[.P33]/[.P32]" office:value-type="float" office:value="0.57735012776735" calcext:value-type="float">
            <text:p>0.57735012776735</text:p>
          </table:table-cell>
          <table:table-cell table:formula="of:=1/[.Q35]" office:value-type="float" office:value="1.73205123183581" calcext:value-type="float">
            <text:p>1.732051231835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4221" calcext:value-type="float">
            <text:p>284221</text:p>
          </table:table-cell>
          <table:table-cell table:formula="of:=[.C36]-[.C35]" office:value-type="float" office:value="44220" calcext:value-type="float">
            <text:p>44220</text:p>
          </table:table-cell>
          <table:table-cell table:number-columns-repeated="12"/>
          <table:table-cell table:formula="of:=[.P33]/[.P31]" office:value-type="float" office:value="0.260813157625907" calcext:value-type="float">
            <text:p>0.260813157625907</text:p>
          </table:table-cell>
          <table:table-cell table:formula="of:=1/[.Q36]" office:value-type="float" office:value="3.834162390819" calcext:value-type="float">
            <text:p>3.8341623908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8441" calcext:value-type="float">
            <text:p>328441</text:p>
          </table:table-cell>
          <table:table-cell table:formula="of:=[.C37]-[.C36]" office:value-type="float" office:value="44220" calcext:value-type="float">
            <text:p>44220</text:p>
          </table:table-cell>
          <table:table-cell table:number-columns-repeated="12"/>
          <table:table-cell table:formula="of:=[.P33]/[.Q31]" office:value-type="float" office:value="0.179656604039125" calcext:value-type="float">
            <text:p>0.179656604039125</text:p>
          </table:table-cell>
          <table:table-cell table:formula="of:=1/[.Q37]" office:value-type="float" office:value="5.56617445458462" calcext:value-type="float">
            <text:p>5.566174454584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2663" calcext:value-type="float">
            <text:p>372663</text:p>
          </table:table-cell>
          <table:table-cell table:formula="of:=[.C38]-[.C37]" office:value-type="float" office:value="44222" calcext:value-type="float">
            <text:p>442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H38]+1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4221" calcext:value-type="float">
            <text:p>524221</text:p>
          </table:table-cell>
          <table:table-cell table:formula="of:=[.C39]-[.C38]" office:value-type="float" office:value="151558" calcext:value-type="float">
            <text:p>15155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68441" calcext:value-type="float">
            <text:p>568441</text:p>
          </table:table-cell>
          <table:table-cell table:formula="of:=[.C40]-[.C39]" office:value-type="float" office:value="44220" calcext:value-type="float">
            <text:p>44220</text:p>
          </table:table-cell>
          <table:table-cell table:number-columns-repeated="18"/>
        </table:table-row>
      </table:table>
      <table:table table:name="Sheet2" table:style-name="ta1">
        <table:table-column table:style-name="co5" table:number-columns-repeated="5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/>
          <table:table-cell table:formula="of:=[.D$1]/[.$A7]" office:value-type="float" office:value="0.5" calcext:value-type="float">
            <text:p>0.5</text:p>
          </table:table-cell>
          <table:table-cell table:number-columns-repeated="4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2"/>
          <table:table-cell table:formula="of:=[.D$1]/[.$A8]" office:value-type="float" office:value="0.428571428571429" calcext:value-type="float">
            <text:p>0.428571428571429</text:p>
          </table:table-cell>
          <table:table-cell table:formula="of:=[.E$1]/[.$A8]" office:value-type="float" office:value="0.571428571428571" calcext:value-type="float">
            <text:p>0.571428571428571</text:p>
          </table:table-cell>
          <table:table-cell table:number-columns-repeated="4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3"/>
          <table:table-cell table:formula="of:=[.E$1]/[.$A9]" office:value-type="float" office:value="0.5" calcext:value-type="float">
            <text:p>0.5</text:p>
          </table:table-cell>
          <table:table-cell table:number-columns-repeated="4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3"/>
          <table:table-cell table:formula="of:=[.E$1]/[.$A10]" office:value-type="float" office:value="0.444444444444444" calcext:value-type="float">
            <text:p>0.444444444444444</text:p>
          </table:table-cell>
          <table:table-cell table:number-columns-repeated="4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3"/>
          <table:table-cell table:formula="of:=[.E$1]/[.$A11]" office:value-type="float" office:value="0.4" calcext:value-type="float">
            <text:p>0.4</text:p>
          </table:table-cell>
          <table:table-cell table:number-columns-repeated="4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4"/>
          <table:table-cell table:formula="of:=[.F$1]/[.$A12]" office:value-type="float" office:value="0.454545454545455" calcext:value-type="float">
            <text:p>0.454545454545455</text:p>
          </table:table-cell>
          <table:table-cell table:number-columns-repeated="4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"/>
          <table:table-cell table:formula="of:=[.F$1]/[.$A13]" office:value-type="float" office:value="0.416666666666667" calcext:value-type="float">
            <text:p>0.416666666666667</text:p>
          </table:table-cell>
          <table:table-cell table:number-columns-repeated="4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5"/>
          <table:table-cell table:formula="of:=[.G$1]/[.$A14]" office:value-type="float" office:value="0.461538461538462" calcext:value-type="float">
            <text:p>0.461538461538462</text:p>
          </table:table-cell>
          <table:table-cell table:number-columns-repeated="4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5"/>
          <table:table-cell table:formula="of:=[.G$1]/[.$A15]" office:value-type="float" office:value="0.428571428571429" calcext:value-type="float">
            <text:p>0.428571428571429</text:p>
          </table:table-cell>
          <table:table-cell table:formula="of:=[.H$1]/[.$A15]" office:value-type="float" office:value="0.5" calcext:value-type="float">
            <text:p>0.5</text:p>
          </table:table-cell>
          <table:table-cell table:formula="of:=[.I$1]/[.$A15]" office:value-type="float" office:value="0.571428571428571" calcext:value-type="float">
            <text:p>0.571428571428571</text:p>
          </table:table-cell>
          <table:table-cell table:number-columns-repeated="41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5"/>
          <table:table-cell table:formula="of:=[.G$1]/[.$A16]" office:value-type="float" office:value="0.4" calcext:value-type="float">
            <text:p>0.4</text:p>
          </table:table-cell>
          <table:table-cell table:formula="of:=[.H$1]/[.$A16]" office:value-type="float" office:value="0.466666666666667" calcext:value-type="float">
            <text:p>0.466666666666667</text:p>
          </table:table-cell>
          <table:table-cell table:formula="of:=[.I$1]/[.$A16]" office:value-type="float" office:value="0.533333333333333" calcext:value-type="float">
            <text:p>0.533333333333333</text:p>
          </table:table-cell>
          <table:table-cell table:number-columns-repeated="4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6"/>
          <table:table-cell table:formula="of:=[.H$1]/[.$A17]" office:value-type="float" office:value="0.4375" calcext:value-type="float">
            <text:p>0.4375</text:p>
          </table:table-cell>
          <table:table-cell table:formula="of:=[.I$1]/[.$A17]" office:value-type="float" office:value="0.5" calcext:value-type="float">
            <text:p>0.5</text:p>
          </table:table-cell>
          <table:table-cell table:number-columns-repeated="4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6"/>
          <table:table-cell table:formula="of:=[.H$1]/[.$A18]" office:value-type="float" office:value="0.411764705882353" calcext:value-type="float">
            <text:p>0.411764705882353</text:p>
          </table:table-cell>
          <table:table-cell table:formula="of:=[.I$1]/[.$A18]" office:value-type="float" office:value="0.470588235294118" calcext:value-type="float">
            <text:p>0.470588235294118</text:p>
          </table:table-cell>
          <table:table-cell table:number-columns-repeated="4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7"/>
          <table:table-cell table:formula="of:=[.I$1]/[.$A19]" office:value-type="float" office:value="0.444444444444444" calcext:value-type="float">
            <text:p>0.444444444444444</text:p>
          </table:table-cell>
          <table:table-cell table:formula="of:=[.J$1]/[.$A19]" office:value-type="float" office:value="0.5" calcext:value-type="float">
            <text:p>0.5</text:p>
          </table:table-cell>
          <table:table-cell table:number-columns-repeated="4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7"/>
          <table:table-cell table:formula="of:=[.I$1]/[.$A20]" office:value-type="float" office:value="0.421052631578947" calcext:value-type="float">
            <text:p>0.421052631578947</text:p>
          </table:table-cell>
          <table:table-cell table:formula="of:=[.J$1]/[.$A20]" office:value-type="float" office:value="0.473684210526316" calcext:value-type="float">
            <text:p>0.473684210526316</text:p>
          </table:table-cell>
          <table:table-cell table:number-columns-repeated="4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7"/>
          <table:table-cell table:formula="of:=[.I$1]/[.$A21]" office:value-type="float" office:value="0.4" calcext:value-type="float">
            <text:p>0.4</text:p>
          </table:table-cell>
          <table:table-cell table:formula="of:=[.J$1]/[.$A21]" office:value-type="float" office:value="0.45" calcext:value-type="float">
            <text:p>0.45</text:p>
          </table:table-cell>
          <table:table-cell table:formula="of:=[.K$1]/[.$A21]" office:value-type="float" office:value="0.5" calcext:value-type="float">
            <text:p>0.5</text:p>
          </table:table-cell>
          <table:table-cell table:number-columns-repeated="3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8"/>
          <table:table-cell table:formula="of:=[.J$1]/[.$A22]" office:value-type="float" office:value="0.428571428571429" calcext:value-type="float">
            <text:p>0.428571428571429</text:p>
          </table:table-cell>
          <table:table-cell table:formula="of:=[.K$1]/[.$A22]" office:value-type="float" office:value="0.476190476190476" calcext:value-type="float">
            <text:p>0.476190476190476</text:p>
          </table:table-cell>
          <table:table-cell table:number-columns-repeated="3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8"/>
          <table:table-cell table:formula="of:=[.J$1]/[.$A23]" office:value-type="float" office:value="0.409090909090909" calcext:value-type="float">
            <text:p>0.409090909090909</text:p>
          </table:table-cell>
          <table:table-cell table:formula="of:=[.K$1]/[.$A23]" office:value-type="float" office:value="0.454545454545455" calcext:value-type="float">
            <text:p>0.454545454545455</text:p>
          </table:table-cell>
          <table:table-cell table:formula="of:=[.L$1]/[.$A23]" office:value-type="float" office:value="0.5" calcext:value-type="float">
            <text:p>0.5</text:p>
          </table:table-cell>
          <table:table-cell table:number-columns-repeated="3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9"/>
          <table:table-cell table:formula="of:=[.K$1]/[.$A24]" office:value-type="float" office:value="0.434782608695652" calcext:value-type="float">
            <text:p>0.434782608695652</text:p>
          </table:table-cell>
          <table:table-cell table:formula="of:=[.L$1]/[.$A24]" office:value-type="float" office:value="0.478260869565217" calcext:value-type="float">
            <text:p>0.478260869565217</text:p>
          </table:table-cell>
          <table:table-cell table:number-columns-repeated="3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9"/>
          <table:table-cell table:formula="of:=[.K$1]/[.$A25]" office:value-type="float" office:value="0.416666666666667" calcext:value-type="float">
            <text:p>0.416666666666667</text:p>
          </table:table-cell>
          <table:table-cell table:formula="of:=[.L$1]/[.$A25]" office:value-type="float" office:value="0.458333333333333" calcext:value-type="float">
            <text:p>0.458333333333333</text:p>
          </table:table-cell>
          <table:table-cell table:formula="of:=[.M$1]/[.$A25]"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9"/>
          <table:table-cell table:formula="of:=[.K$1]/[.$A26]" office:value-type="float" office:value="0.4" calcext:value-type="float">
            <text:p>0.4</text:p>
          </table:table-cell>
          <table:table-cell table:formula="of:=[.L$1]/[.$A26]" office:value-type="float" office:value="0.44" calcext:value-type="float">
            <text:p>0.44</text:p>
          </table:table-cell>
          <table:table-cell table:formula="of:=[.M$1]/[.$A26]" office:value-type="float" office:value="0.48" calcext:value-type="float">
            <text:p>0.48</text:p>
          </table:table-cell>
          <table:table-cell table:number-columns-repeated="37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10"/>
          <table:table-cell table:formula="of:=[.L$1]/[.$A27]" office:value-type="float" office:value="0.423076923076923" calcext:value-type="float">
            <text:p>0.423076923076923</text:p>
          </table:table-cell>
          <table:table-cell table:formula="of:=[.M$1]/[.$A27]" office:value-type="float" office:value="0.461538461538462" calcext:value-type="float">
            <text:p>0.461538461538462</text:p>
          </table:table-cell>
          <table:table-cell table:formula="of:=[.N$1]/[.$A27]" office:value-type="float" office:value="0.5" calcext:value-type="float">
            <text:p>0.5</text:p>
          </table:table-cell>
          <table:table-cell table:number-columns-repeated="3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10"/>
          <table:table-cell table:formula="of:=[.L$1]/[.$A28]" office:value-type="float" office:value="0.407407407407407" calcext:value-type="float">
            <text:p>0.407407407407407</text:p>
          </table:table-cell>
          <table:table-cell table:formula="of:=[.M$1]/[.$A28]" office:value-type="float" office:value="0.444444444444444" calcext:value-type="float">
            <text:p>0.444444444444444</text:p>
          </table:table-cell>
          <table:table-cell table:formula="of:=[.N$1]/[.$A28]" office:value-type="float" office:value="0.481481481481481" calcext:value-type="float">
            <text:p>0.481481481481481</text:p>
          </table:table-cell>
          <table:table-cell table:number-columns-repeated="3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11"/>
          <table:table-cell table:formula="of:=[.M$1]/[.$A29]" office:value-type="float" office:value="0.428571428571429" calcext:value-type="float">
            <text:p>0.428571428571429</text:p>
          </table:table-cell>
          <table:table-cell table:formula="of:=[.N$1]/[.$A29]" office:value-type="float" office:value="0.464285714285714" calcext:value-type="float">
            <text:p>0.464285714285714</text:p>
          </table:table-cell>
          <table:table-cell table:formula="of:=[.O$1]/[.$A29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11"/>
          <table:table-cell table:formula="of:=[.M$1]/[.$A30]" office:value-type="float" office:value="0.413793103448276" calcext:value-type="float">
            <text:p>0.413793103448276</text:p>
          </table:table-cell>
          <table:table-cell table:formula="of:=[.N$1]/[.$A30]" office:value-type="float" office:value="0.448275862068966" calcext:value-type="float">
            <text:p>0.448275862068966</text:p>
          </table:table-cell>
          <table:table-cell table:formula="of:=[.O$1]/[.$A30]" office:value-type="float" office:value="0.482758620689655" calcext:value-type="float">
            <text:p>0.482758620689655</text:p>
          </table:table-cell>
          <table:table-cell table:number-columns-repeated="35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11"/>
          <table:table-cell table:formula="of:=[.M$1]/[.$A31]" office:value-type="float" office:value="0.4" calcext:value-type="float">
            <text:p>0.4</text:p>
          </table:table-cell>
          <table:table-cell table:formula="of:=[.N$1]/[.$A31]" office:value-type="float" office:value="0.433333333333333" calcext:value-type="float">
            <text:p>0.433333333333333</text:p>
          </table:table-cell>
          <table:table-cell table:formula="of:=[.O$1]/[.$A31]" office:value-type="float" office:value="0.466666666666667" calcext:value-type="float">
            <text:p>0.466666666666667</text:p>
          </table:table-cell>
          <table:table-cell table:formula="of:=[.P$1]/[.$A31]" office:value-type="float" office:value="0.5" calcext:value-type="float">
            <text:p>0.5</text:p>
          </table:table-cell>
          <table:table-cell table:number-columns-repeated="3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2"/>
          <table:table-cell table:formula="of:=[.N$1]/[.$A32]" office:value-type="float" office:value="0.419354838709677" calcext:value-type="float">
            <text:p>0.419354838709677</text:p>
          </table:table-cell>
          <table:table-cell table:formula="of:=[.O$1]/[.$A32]" office:value-type="float" office:value="0.451612903225806" calcext:value-type="float">
            <text:p>0.451612903225806</text:p>
          </table:table-cell>
          <table:table-cell table:formula="of:=[.P$1]/[.$A32]" office:value-type="float" office:value="0.483870967741936" calcext:value-type="float">
            <text:p>0.483870967741936</text:p>
          </table:table-cell>
          <table:table-cell table:number-columns-repeated="3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12"/>
          <table:table-cell table:formula="of:=[.N$1]/[.$A33]" office:value-type="float" office:value="0.40625" calcext:value-type="float">
            <text:p>0.40625</text:p>
          </table:table-cell>
          <table:table-cell table:formula="of:=[.O$1]/[.$A33]" office:value-type="float" office:value="0.4375" calcext:value-type="float">
            <text:p>0.4375</text:p>
          </table:table-cell>
          <table:table-cell table:formula="of:=[.P$1]/[.$A33]" office:value-type="float" office:value="0.46875" calcext:value-type="float">
            <text:p>0.46875</text:p>
          </table:table-cell>
          <table:table-cell table:formula="of:=[.Q$1]/[.$A33]" office:value-type="float" office:value="0.5" calcext:value-type="float">
            <text:p>0.5</text:p>
          </table:table-cell>
          <table:table-cell table:number-columns-repeated="3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3"/>
          <table:table-cell table:formula="of:=[.O$1]/[.$A34]" office:value-type="float" office:value="0.424242424242424" calcext:value-type="float">
            <text:p>0.424242424242424</text:p>
          </table:table-cell>
          <table:table-cell table:formula="of:=[.P$1]/[.$A34]" office:value-type="float" office:value="0.454545454545455" calcext:value-type="float">
            <text:p>0.454545454545455</text:p>
          </table:table-cell>
          <table:table-cell table:formula="of:=[.Q$1]/[.$A34]" office:value-type="float" office:value="0.484848484848485" calcext:value-type="float">
            <text:p>0.484848484848485</text:p>
          </table:table-cell>
          <table:table-cell table:number-columns-repeated="3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13"/>
          <table:table-cell table:formula="of:=[.O$1]/[.$A35]" office:value-type="float" office:value="0.411764705882353" calcext:value-type="float">
            <text:p>0.411764705882353</text:p>
          </table:table-cell>
          <table:table-cell table:formula="of:=[.P$1]/[.$A35]" office:value-type="float" office:value="0.441176470588235" calcext:value-type="float">
            <text:p>0.441176470588235</text:p>
          </table:table-cell>
          <table:table-cell table:formula="of:=[.Q$1]/[.$A35]" office:value-type="float" office:value="0.470588235294118" calcext:value-type="float">
            <text:p>0.470588235294118</text:p>
          </table:table-cell>
          <table:table-cell table:formula="of:=[.R$1]/[.$A35]" office:value-type="float" office:value="0.5" calcext:value-type="float">
            <text:p>0.5</text:p>
          </table:table-cell>
          <table:table-cell table:number-columns-repeated="3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3"/>
          <table:table-cell table:formula="of:=[.O$1]/[.$A36]" office:value-type="float" office:value="0.4" calcext:value-type="float">
            <text:p>0.4</text:p>
          </table:table-cell>
          <table:table-cell table:formula="of:=[.P$1]/[.$A36]" office:value-type="float" office:value="0.428571428571429" calcext:value-type="float">
            <text:p>0.428571428571429</text:p>
          </table:table-cell>
          <table:table-cell table:formula="of:=[.Q$1]/[.$A36]" office:value-type="float" office:value="0.457142857142857" calcext:value-type="float">
            <text:p>0.457142857142857</text:p>
          </table:table-cell>
          <table:table-cell table:formula="of:=[.R$1]/[.$A36]" office:value-type="float" office:value="0.485714285714286" calcext:value-type="float">
            <text:p>0.485714285714286</text:p>
          </table:table-cell>
          <table:table-cell table:number-columns-repeated="3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14"/>
          <table:table-cell table:formula="of:=[.P$1]/[.$A37]" office:value-type="float" office:value="0.416666666666667" calcext:value-type="float">
            <text:p>0.416666666666667</text:p>
          </table:table-cell>
          <table:table-cell table:formula="of:=[.Q$1]/[.$A37]" office:value-type="float" office:value="0.444444444444444" calcext:value-type="float">
            <text:p>0.444444444444444</text:p>
          </table:table-cell>
          <table:table-cell table:formula="of:=[.R$1]/[.$A37]" office:value-type="float" office:value="0.472222222222222" calcext:value-type="float">
            <text:p>0.472222222222222</text:p>
          </table:table-cell>
          <table:table-cell table:formula="of:=[.S$1]/[.$A37]" office:value-type="float" office:value="0.5" calcext:value-type="float">
            <text:p>0.5</text:p>
          </table:table-cell>
          <table:table-cell table:formula="of:=[.T$1]/[.$A37]" office:value-type="float" office:value="0.527777777777778" calcext:value-type="float">
            <text:p>0.527777777777778</text:p>
          </table:table-cell>
          <table:table-cell table:number-columns-repeated="3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4"/>
          <table:table-cell table:formula="of:=[.P$1]/[.$A38]" office:value-type="float" office:value="0.405405405405405" calcext:value-type="float">
            <text:p>0.405405405405405</text:p>
          </table:table-cell>
          <table:table-cell table:formula="of:=[.Q$1]/[.$A38]" office:value-type="float" office:value="0.432432432432432" calcext:value-type="float">
            <text:p>0.432432432432432</text:p>
          </table:table-cell>
          <table:table-cell table:formula="of:=[.R$1]/[.$A38]" office:value-type="float" office:value="0.45945945945946" calcext:value-type="float">
            <text:p>0.45945945945946</text:p>
          </table:table-cell>
          <table:table-cell table:formula="of:=[.S$1]/[.$A38]" office:value-type="float" office:value="0.486486486486487" calcext:value-type="float">
            <text:p>0.486486486486487</text:p>
          </table:table-cell>
          <table:table-cell table:formula="of:=[.T$1]/[.$A38]" office:value-type="float" office:value="0.513513513513514" calcext:value-type="float">
            <text:p>0.513513513513514</text:p>
          </table:table-cell>
          <table:table-cell table:number-columns-repeated="3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15"/>
          <table:table-cell table:formula="of:=[.Q$1]/[.$A39]" office:value-type="float" office:value="0.421052631578947" calcext:value-type="float">
            <text:p>0.421052631578947</text:p>
          </table:table-cell>
          <table:table-cell table:formula="of:=[.R$1]/[.$A39]" office:value-type="float" office:value="0.447368421052632" calcext:value-type="float">
            <text:p>0.447368421052632</text:p>
          </table:table-cell>
          <table:table-cell table:formula="of:=[.S$1]/[.$A39]" office:value-type="float" office:value="0.473684210526316" calcext:value-type="float">
            <text:p>0.473684210526316</text:p>
          </table:table-cell>
          <table:table-cell table:formula="of:=[.T$1]/[.$A39]" office:value-type="float" office:value="0.5" calcext:value-type="float">
            <text:p>0.5</text:p>
          </table:table-cell>
          <table:table-cell table:number-columns-repeated="3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15"/>
          <table:table-cell table:formula="of:=[.Q$1]/[.$A40]" office:value-type="float" office:value="0.41025641025641" calcext:value-type="float">
            <text:p>0.41025641025641</text:p>
          </table:table-cell>
          <table:table-cell table:formula="of:=[.R$1]/[.$A40]" office:value-type="float" office:value="0.435897435897436" calcext:value-type="float">
            <text:p>0.435897435897436</text:p>
          </table:table-cell>
          <table:table-cell table:formula="of:=[.S$1]/[.$A40]" office:value-type="float" office:value="0.461538461538462" calcext:value-type="float">
            <text:p>0.461538461538462</text:p>
          </table:table-cell>
          <table:table-cell table:formula="of:=[.T$1]/[.$A40]" office:value-type="float" office:value="0.487179487179487" calcext:value-type="float">
            <text:p>0.487179487179487</text:p>
          </table:table-cell>
          <table:table-cell table:number-columns-repeated="3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5"/>
          <table:table-cell table:formula="of:=[.Q$1]/[.$A41]" office:value-type="float" office:value="0.4" calcext:value-type="float">
            <text:p>0.4</text:p>
          </table:table-cell>
          <table:table-cell table:formula="of:=[.R$1]/[.$A41]" office:value-type="float" office:value="0.425" calcext:value-type="float">
            <text:p>0.425</text:p>
          </table:table-cell>
          <table:table-cell table:formula="of:=[.S$1]/[.$A41]" office:value-type="float" office:value="0.45" calcext:value-type="float">
            <text:p>0.45</text:p>
          </table:table-cell>
          <table:table-cell table:formula="of:=[.T$1]/[.$A41]" office:value-type="float" office:value="0.475" calcext:value-type="float">
            <text:p>0.475</text:p>
          </table:table-cell>
          <table:table-cell table:formula="of:=[.U$1]/[.$A41]" office:value-type="float" office:value="0.5" calcext:value-type="float">
            <text:p>0.5</text:p>
          </table:table-cell>
          <table:table-cell table:formula="of:=[.V$1]/[.$A41]" office:value-type="float" office:value="0.525" calcext:value-type="float">
            <text:p>0.525</text:p>
          </table:table-cell>
          <table:table-cell table:formula="of:=[.W$1]/[.$A41]" office:value-type="float" office:value="0.55" calcext:value-type="float">
            <text:p>0.55</text:p>
          </table:table-cell>
          <table:table-cell table:formula="of:=[.X$1]/[.$A41]" office:value-type="float" office:value="0.575" calcext:value-type="float">
            <text:p>0.575</text:p>
          </table:table-cell>
          <table:table-cell table:number-columns-repeated="2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16"/>
          <table:table-cell table:formula="of:=[.R$1]/[.$A42]" office:value-type="float" office:value="0.414634146341463" calcext:value-type="float">
            <text:p>0.414634146341463</text:p>
          </table:table-cell>
          <table:table-cell table:formula="of:=[.S$1]/[.$A42]" office:value-type="float" office:value="0.439024390243902" calcext:value-type="float">
            <text:p>0.439024390243902</text:p>
          </table:table-cell>
          <table:table-cell table:formula="of:=[.T$1]/[.$A42]" office:value-type="float" office:value="0.463414634146342" calcext:value-type="float">
            <text:p>0.463414634146342</text:p>
          </table:table-cell>
          <table:table-cell table:formula="of:=[.U$1]/[.$A42]" office:value-type="float" office:value="0.487804878048781" calcext:value-type="float">
            <text:p>0.487804878048781</text:p>
          </table:table-cell>
          <table:table-cell table:formula="of:=[.V$1]/[.$A42]" office:value-type="float" office:value="0.51219512195122" calcext:value-type="float">
            <text:p>0.51219512195122</text:p>
          </table:table-cell>
          <table:table-cell table:formula="of:=[.W$1]/[.$A42]" office:value-type="float" office:value="0.536585365853659" calcext:value-type="float">
            <text:p>0.536585365853659</text:p>
          </table:table-cell>
          <table:table-cell table:formula="of:=[.X$1]/[.$A42]" office:value-type="float" office:value="0.560975609756098" calcext:value-type="float">
            <text:p>0.560975609756098</text:p>
          </table:table-cell>
          <table:table-cell table:number-columns-repeated="2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6"/>
          <table:table-cell table:formula="of:=[.R$1]/[.$A43]" office:value-type="float" office:value="0.404761904761905" calcext:value-type="float">
            <text:p>0.404761904761905</text:p>
          </table:table-cell>
          <table:table-cell table:formula="of:=[.S$1]/[.$A43]" office:value-type="float" office:value="0.428571428571429" calcext:value-type="float">
            <text:p>0.428571428571429</text:p>
          </table:table-cell>
          <table:table-cell table:formula="of:=[.T$1]/[.$A43]" office:value-type="float" office:value="0.452380952380952" calcext:value-type="float">
            <text:p>0.452380952380952</text:p>
          </table:table-cell>
          <table:table-cell table:formula="of:=[.U$1]/[.$A43]" office:value-type="float" office:value="0.476190476190476" calcext:value-type="float">
            <text:p>0.476190476190476</text:p>
          </table:table-cell>
          <table:table-cell table:formula="of:=[.V$1]/[.$A43]" office:value-type="float" office:value="0.5" calcext:value-type="float">
            <text:p>0.5</text:p>
          </table:table-cell>
          <table:table-cell table:formula="of:=[.W$1]/[.$A43]" office:value-type="float" office:value="0.523809523809524" calcext:value-type="float">
            <text:p>0.523809523809524</text:p>
          </table:table-cell>
          <table:table-cell table:formula="of:=[.X$1]/[.$A43]" office:value-type="float" office:value="0.547619047619048" calcext:value-type="float">
            <text:p>0.547619047619048</text:p>
          </table:table-cell>
          <table:table-cell table:number-columns-repeated="2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17"/>
          <table:table-cell table:formula="of:=[.S$1]/[.$A44]" office:value-type="float" office:value="0.418604651162791" calcext:value-type="float">
            <text:p>0.418604651162791</text:p>
          </table:table-cell>
          <table:table-cell table:formula="of:=[.T$1]/[.$A44]" office:value-type="float" office:value="0.441860465116279" calcext:value-type="float">
            <text:p>0.441860465116279</text:p>
          </table:table-cell>
          <table:table-cell table:formula="of:=[.U$1]/[.$A44]" office:value-type="float" office:value="0.465116279069767" calcext:value-type="float">
            <text:p>0.465116279069767</text:p>
          </table:table-cell>
          <table:table-cell table:formula="of:=[.V$1]/[.$A44]" office:value-type="float" office:value="0.488372093023256" calcext:value-type="float">
            <text:p>0.488372093023256</text:p>
          </table:table-cell>
          <table:table-cell table:formula="of:=[.W$1]/[.$A44]" office:value-type="float" office:value="0.511627906976744" calcext:value-type="float">
            <text:p>0.511627906976744</text:p>
          </table:table-cell>
          <table:table-cell table:formula="of:=[.X$1]/[.$A44]" office:value-type="float" office:value="0.534883720930233" calcext:value-type="float">
            <text:p>0.534883720930233</text:p>
          </table:table-cell>
          <table:table-cell table:number-columns-repeated="2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7"/>
          <table:table-cell table:formula="of:=[.S$1]/[.$A45]" office:value-type="float" office:value="0.409090909090909" calcext:value-type="float">
            <text:p>0.409090909090909</text:p>
          </table:table-cell>
          <table:table-cell table:formula="of:=[.T$1]/[.$A45]" office:value-type="float" office:value="0.431818181818182" calcext:value-type="float">
            <text:p>0.431818181818182</text:p>
          </table:table-cell>
          <table:table-cell table:formula="of:=[.U$1]/[.$A45]" office:value-type="float" office:value="0.454545454545455" calcext:value-type="float">
            <text:p>0.454545454545455</text:p>
          </table:table-cell>
          <table:table-cell table:formula="of:=[.V$1]/[.$A45]" office:value-type="float" office:value="0.477272727272727" calcext:value-type="float">
            <text:p>0.477272727272727</text:p>
          </table:table-cell>
          <table:table-cell table:formula="of:=[.W$1]/[.$A45]" office:value-type="float" office:value="0.5" calcext:value-type="float">
            <text:p>0.5</text:p>
          </table:table-cell>
          <table:table-cell table:formula="of:=[.X$1]/[.$A45]" office:value-type="float" office:value="0.522727272727273" calcext:value-type="float">
            <text:p>0.522727272727273</text:p>
          </table:table-cell>
          <table:table-cell table:number-columns-repeated="2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17"/>
          <table:table-cell table:formula="of:=[.S$1]/[.$A46]" office:value-type="float" office:value="0.4" calcext:value-type="float">
            <text:p>0.4</text:p>
          </table:table-cell>
          <table:table-cell table:formula="of:=[.T$1]/[.$A46]" office:value-type="float" office:value="0.422222222222222" calcext:value-type="float">
            <text:p>0.422222222222222</text:p>
          </table:table-cell>
          <table:table-cell table:formula="of:=[.U$1]/[.$A46]" office:value-type="float" office:value="0.444444444444444" calcext:value-type="float">
            <text:p>0.444444444444444</text:p>
          </table:table-cell>
          <table:table-cell table:formula="of:=[.V$1]/[.$A46]" office:value-type="float" office:value="0.466666666666667" calcext:value-type="float">
            <text:p>0.466666666666667</text:p>
          </table:table-cell>
          <table:table-cell table:formula="of:=[.W$1]/[.$A46]" office:value-type="float" office:value="0.488888888888889" calcext:value-type="float">
            <text:p>0.488888888888889</text:p>
          </table:table-cell>
          <table:table-cell table:formula="of:=[.X$1]/[.$A46]" office:value-type="float" office:value="0.511111111111111" calcext:value-type="float">
            <text:p>0.511111111111111</text:p>
          </table:table-cell>
          <table:table-cell table:number-columns-repeated="2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18"/>
          <table:table-cell table:formula="of:=[.T$1]/[.$A47]" office:value-type="float" office:value="0.41304347826087" calcext:value-type="float">
            <text:p>0.41304347826087</text:p>
          </table:table-cell>
          <table:table-cell table:formula="of:=[.U$1]/[.$A47]" office:value-type="float" office:value="0.434782608695652" calcext:value-type="float">
            <text:p>0.434782608695652</text:p>
          </table:table-cell>
          <table:table-cell table:formula="of:=[.V$1]/[.$A47]" office:value-type="float" office:value="0.456521739130435" calcext:value-type="float">
            <text:p>0.456521739130435</text:p>
          </table:table-cell>
          <table:table-cell table:formula="of:=[.W$1]/[.$A47]" office:value-type="float" office:value="0.478260869565217" calcext:value-type="float">
            <text:p>0.478260869565217</text:p>
          </table:table-cell>
          <table:table-cell table:formula="of:=[.X$1]/[.$A47]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18"/>
          <table:table-cell table:formula="of:=[.T$1]/[.$A48]" office:value-type="float" office:value="0.404255319148936" calcext:value-type="float">
            <text:p>0.404255319148936</text:p>
          </table:table-cell>
          <table:table-cell table:formula="of:=[.U$1]/[.$A48]" office:value-type="float" office:value="0.425531914893617" calcext:value-type="float">
            <text:p>0.425531914893617</text:p>
          </table:table-cell>
          <table:table-cell table:formula="of:=[.V$1]/[.$A48]" office:value-type="float" office:value="0.446808510638298" calcext:value-type="float">
            <text:p>0.446808510638298</text:p>
          </table:table-cell>
          <table:table-cell table:formula="of:=[.W$1]/[.$A48]" office:value-type="float" office:value="0.468085106382979" calcext:value-type="float">
            <text:p>0.468085106382979</text:p>
          </table:table-cell>
          <table:table-cell table:formula="of:=[.X$1]/[.$A48]" office:value-type="float" office:value="0.48936170212766" calcext:value-type="float">
            <text:p>0.48936170212766</text:p>
          </table:table-cell>
          <table:table-cell table:formula="of:=[.Y$1]/[.$A48]" office:value-type="float" office:value="0.51063829787234" calcext:value-type="float">
            <text:p>0.51063829787234</text:p>
          </table:table-cell>
          <table:table-cell table:formula="of:=[.Z$1]/[.$A48]" office:value-type="float" office:value="0.531914893617021" calcext:value-type="float">
            <text:p>0.531914893617021</text:p>
          </table:table-cell>
          <table:table-cell table:formula="of:=[.AA$1]/[.$A48]" office:value-type="float" office:value="0.553191489361702" calcext:value-type="float">
            <text:p>0.553191489361702</text:p>
          </table:table-cell>
          <table:table-cell table:number-columns-repeated="2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19"/>
          <table:table-cell table:formula="of:=[.U$1]/[.$A49]" office:value-type="float" office:value="0.416666666666667" calcext:value-type="float">
            <text:p>0.416666666666667</text:p>
          </table:table-cell>
          <table:table-cell table:formula="of:=[.V$1]/[.$A49]" office:value-type="float" office:value="0.4375" calcext:value-type="float">
            <text:p>0.4375</text:p>
          </table:table-cell>
          <table:table-cell table:formula="of:=[.W$1]/[.$A49]" office:value-type="float" office:value="0.458333333333333" calcext:value-type="float">
            <text:p>0.458333333333333</text:p>
          </table:table-cell>
          <table:table-cell table:formula="of:=[.X$1]/[.$A49]" office:value-type="float" office:value="0.479166666666667" calcext:value-type="float">
            <text:p>0.479166666666667</text:p>
          </table:table-cell>
          <table:table-cell table:formula="of:=[.Y$1]/[.$A49]" office:value-type="float" office:value="0.5" calcext:value-type="float">
            <text:p>0.5</text:p>
          </table:table-cell>
          <table:table-cell table:formula="of:=[.Z$1]/[.$A49]" office:value-type="float" office:value="0.520833333333333" calcext:value-type="float">
            <text:p>0.520833333333333</text:p>
          </table:table-cell>
          <table:table-cell table:formula="of:=[.AA$1]/[.$A49]" office:value-type="float" office:value="0.541666666666667" calcext:value-type="float">
            <text:p>0.541666666666667</text:p>
          </table:table-cell>
          <table:table-cell table:number-columns-repeated="2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19"/>
          <table:table-cell table:formula="of:=[.U$1]/[.$A50]" office:value-type="float" office:value="0.408163265306122" calcext:value-type="float">
            <text:p>0.408163265306122</text:p>
          </table:table-cell>
          <table:table-cell table:formula="of:=[.V$1]/[.$A50]" office:value-type="float" office:value="0.428571428571429" calcext:value-type="float">
            <text:p>0.428571428571429</text:p>
          </table:table-cell>
          <table:table-cell table:formula="of:=[.W$1]/[.$A50]" office:value-type="float" office:value="0.448979591836735" calcext:value-type="float">
            <text:p>0.448979591836735</text:p>
          </table:table-cell>
          <table:table-cell table:formula="of:=[.X$1]/[.$A50]" office:value-type="float" office:value="0.469387755102041" calcext:value-type="float">
            <text:p>0.469387755102041</text:p>
          </table:table-cell>
          <table:table-cell table:formula="of:=[.Y$1]/[.$A50]" office:value-type="float" office:value="0.489795918367347" calcext:value-type="float">
            <text:p>0.489795918367347</text:p>
          </table:table-cell>
          <table:table-cell table:formula="of:=[.Z$1]/[.$A50]" office:value-type="float" office:value="0.510204081632653" calcext:value-type="float">
            <text:p>0.510204081632653</text:p>
          </table:table-cell>
          <table:table-cell table:formula="of:=[.AA$1]/[.$A50]" office:value-type="float" office:value="0.530612244897959" calcext:value-type="float">
            <text:p>0.530612244897959</text:p>
          </table:table-cell>
          <table:table-cell table:number-columns-repeated="2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19"/>
          <table:table-cell table:formula="of:=[.U$1]/[.$A51]" office:value-type="float" office:value="0.4" calcext:value-type="float">
            <text:p>0.4</text:p>
          </table:table-cell>
          <table:table-cell table:formula="of:=[.V$1]/[.$A51]" office:value-type="float" office:value="0.42" calcext:value-type="float">
            <text:p>0.42</text:p>
          </table:table-cell>
          <table:table-cell table:formula="of:=[.W$1]/[.$A51]" office:value-type="float" office:value="0.44" calcext:value-type="float">
            <text:p>0.44</text:p>
          </table:table-cell>
          <table:table-cell table:formula="of:=[.X$1]/[.$A51]" office:value-type="float" office:value="0.46" calcext:value-type="float">
            <text:p>0.46</text:p>
          </table:table-cell>
          <table:table-cell table:formula="of:=[.Y$1]/[.$A51]" office:value-type="float" office:value="0.48" calcext:value-type="float">
            <text:p>0.48</text:p>
          </table:table-cell>
          <table:table-cell table:formula="of:=[.Z$1]/[.$A51]" office:value-type="float" office:value="0.5" calcext:value-type="float">
            <text:p>0.5</text:p>
          </table:table-cell>
          <table:table-cell table:formula="of:=[.AA$1]/[.$A51]" office:value-type="float" office:value="0.52" calcext:value-type="float">
            <text:p>0.52</text:p>
          </table:table-cell>
          <table:table-cell table:number-columns-repeated="23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20"/>
          <table:table-cell table:formula="of:=[.V$1]/[.$A52]" office:value-type="float" office:value="0.411764705882353" calcext:value-type="float">
            <text:p>0.411764705882353</text:p>
          </table:table-cell>
          <table:table-cell table:formula="of:=[.W$1]/[.$A52]" office:value-type="float" office:value="0.431372549019608" calcext:value-type="float">
            <text:p>0.431372549019608</text:p>
          </table:table-cell>
          <table:table-cell table:formula="of:=[.X$1]/[.$A52]" office:value-type="float" office:value="0.450980392156863" calcext:value-type="float">
            <text:p>0.450980392156863</text:p>
          </table:table-cell>
          <table:table-cell table:formula="of:=[.Y$1]/[.$A52]" office:value-type="float" office:value="0.470588235294118" calcext:value-type="float">
            <text:p>0.470588235294118</text:p>
          </table:table-cell>
          <table:table-cell table:formula="of:=[.Z$1]/[.$A52]" office:value-type="float" office:value="0.490196078431373" calcext:value-type="float">
            <text:p>0.490196078431373</text:p>
          </table:table-cell>
          <table:table-cell table:formula="of:=[.AA$1]/[.$A52]" office:value-type="float" office:value="0.509803921568627" calcext:value-type="float">
            <text:p>0.509803921568627</text:p>
          </table:table-cell>
          <table:table-cell table:number-columns-repeated="2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20"/>
          <table:table-cell table:formula="of:=[.V$1]/[.$A53]" office:value-type="float" office:value="0.403846153846154" calcext:value-type="float">
            <text:p>0.403846153846154</text:p>
          </table:table-cell>
          <table:table-cell table:formula="of:=[.W$1]/[.$A53]" office:value-type="float" office:value="0.423076923076923" calcext:value-type="float">
            <text:p>0.423076923076923</text:p>
          </table:table-cell>
          <table:table-cell table:formula="of:=[.X$1]/[.$A53]" office:value-type="float" office:value="0.442307692307692" calcext:value-type="float">
            <text:p>0.442307692307692</text:p>
          </table:table-cell>
          <table:table-cell table:formula="of:=[.Y$1]/[.$A53]" office:value-type="float" office:value="0.461538461538462" calcext:value-type="float">
            <text:p>0.461538461538462</text:p>
          </table:table-cell>
          <table:table-cell table:formula="of:=[.Z$1]/[.$A53]" office:value-type="float" office:value="0.480769230769231" calcext:value-type="float">
            <text:p>0.480769230769231</text:p>
          </table:table-cell>
          <table:table-cell table:formula="of:=[.AA$1]/[.$A53]" office:value-type="float" office:value="0.5" calcext:value-type="float">
            <text:p>0.5</text:p>
          </table:table-cell>
          <table:table-cell table:number-columns-repeated="23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1"/>
          <table:table-cell table:formula="of:=[.W$1]/[.$A54]" office:value-type="float" office:value="0.415094339622642" calcext:value-type="float">
            <text:p>0.415094339622642</text:p>
          </table:table-cell>
          <table:table-cell table:formula="of:=[.X$1]/[.$A54]" office:value-type="float" office:value="0.433962264150943" calcext:value-type="float">
            <text:p>0.433962264150943</text:p>
          </table:table-cell>
          <table:table-cell table:formula="of:=[.Y$1]/[.$A54]" office:value-type="float" office:value="0.452830188679245" calcext:value-type="float">
            <text:p>0.452830188679245</text:p>
          </table:table-cell>
          <table:table-cell table:formula="of:=[.Z$1]/[.$A54]" office:value-type="float" office:value="0.471698113207547" calcext:value-type="float">
            <text:p>0.471698113207547</text:p>
          </table:table-cell>
          <table:table-cell table:formula="of:=[.AA$1]/[.$A54]" office:value-type="float" office:value="0.490566037735849" calcext:value-type="float">
            <text:p>0.490566037735849</text:p>
          </table:table-cell>
          <table:table-cell table:number-columns-repeated="2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21"/>
          <table:table-cell table:formula="of:=[.W$1]/[.$A55]" office:value-type="float" office:value="0.407407407407407" calcext:value-type="float">
            <text:p>0.407407407407407</text:p>
          </table:table-cell>
          <table:table-cell table:formula="of:=[.X$1]/[.$A55]" office:value-type="float" office:value="0.425925925925926" calcext:value-type="float">
            <text:p>0.425925925925926</text:p>
          </table:table-cell>
          <table:table-cell table:formula="of:=[.Y$1]/[.$A55]" office:value-type="float" office:value="0.444444444444444" calcext:value-type="float">
            <text:p>0.444444444444444</text:p>
          </table:table-cell>
          <table:table-cell table:formula="of:=[.Z$1]/[.$A55]" office:value-type="float" office:value="0.462962962962963" calcext:value-type="float">
            <text:p>0.462962962962963</text:p>
          </table:table-cell>
          <table:table-cell table:formula="of:=[.AA$1]/[.$A55]" office:value-type="float" office:value="0.481481481481481" calcext:value-type="float">
            <text:p>0.481481481481481</text:p>
          </table:table-cell>
          <table:table-cell table:formula="of:=[.AB$1]/[.$A55]" office:value-type="float" office:value="0.5" calcext:value-type="float">
            <text:p>0.5</text:p>
          </table:table-cell>
          <table:table-cell table:formula="of:=[.AC$1]/[.$A55]" office:value-type="float" office:value="0.518518518518519" calcext:value-type="float">
            <text:p>0.518518518518519</text:p>
          </table:table-cell>
          <table:table-cell table:formula="of:=[.AD$1]/[.$A55]" office:value-type="float" office:value="0.537037037037037" calcext:value-type="float">
            <text:p>0.537037037037037</text:p>
          </table:table-cell>
          <table:table-cell table:formula="of:=[.AE$1]/[.$A55]" office:value-type="float" office:value="0.555555555555556" calcext:value-type="float">
            <text:p>0.555555555555556</text:p>
          </table:table-cell>
          <table:table-cell table:formula="of:=[.AF$1]/[.$A55]" office:value-type="float" office:value="0.574074074074074" calcext:value-type="float">
            <text:p>0.574074074074074</text:p>
          </table:table-cell>
          <table:table-cell table:number-columns-repeated="1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21"/>
          <table:table-cell table:formula="of:=[.W$1]/[.$A56]" office:value-type="float" office:value="0.4" calcext:value-type="float">
            <text:p>0.4</text:p>
          </table:table-cell>
          <table:table-cell table:formula="of:=[.X$1]/[.$A56]" office:value-type="float" office:value="0.418181818181818" calcext:value-type="float">
            <text:p>0.418181818181818</text:p>
          </table:table-cell>
          <table:table-cell table:formula="of:=[.Y$1]/[.$A56]" office:value-type="float" office:value="0.436363636363636" calcext:value-type="float">
            <text:p>0.436363636363636</text:p>
          </table:table-cell>
          <table:table-cell table:formula="of:=[.Z$1]/[.$A56]" office:value-type="float" office:value="0.454545454545455" calcext:value-type="float">
            <text:p>0.454545454545455</text:p>
          </table:table-cell>
          <table:table-cell table:formula="of:=[.AA$1]/[.$A56]" office:value-type="float" office:value="0.472727272727273" calcext:value-type="float">
            <text:p>0.472727272727273</text:p>
          </table:table-cell>
          <table:table-cell table:formula="of:=[.AB$1]/[.$A56]" office:value-type="float" office:value="0.490909090909091" calcext:value-type="float">
            <text:p>0.490909090909091</text:p>
          </table:table-cell>
          <table:table-cell table:formula="of:=[.AC$1]/[.$A56]" office:value-type="float" office:value="0.509090909090909" calcext:value-type="float">
            <text:p>0.509090909090909</text:p>
          </table:table-cell>
          <table:table-cell table:formula="of:=[.AD$1]/[.$A56]" office:value-type="float" office:value="0.527272727272727" calcext:value-type="float">
            <text:p>0.527272727272727</text:p>
          </table:table-cell>
          <table:table-cell table:formula="of:=[.AE$1]/[.$A56]" office:value-type="float" office:value="0.545454545454545" calcext:value-type="float">
            <text:p>0.545454545454545</text:p>
          </table:table-cell>
          <table:table-cell table:formula="of:=[.AF$1]/[.$A56]" office:value-type="float" office:value="0.563636363636364" calcext:value-type="float">
            <text:p>0.563636363636364</text:p>
          </table:table-cell>
          <table:table-cell table:number-columns-repeated="1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22"/>
          <table:table-cell table:formula="of:=[.X$1]/[.$A57]" office:value-type="float" office:value="0.410714285714286" calcext:value-type="float">
            <text:p>0.410714285714286</text:p>
          </table:table-cell>
          <table:table-cell table:formula="of:=[.Y$1]/[.$A57]" office:value-type="float" office:value="0.428571428571429" calcext:value-type="float">
            <text:p>0.428571428571429</text:p>
          </table:table-cell>
          <table:table-cell table:formula="of:=[.Z$1]/[.$A57]" office:value-type="float" office:value="0.446428571428571" calcext:value-type="float">
            <text:p>0.446428571428571</text:p>
          </table:table-cell>
          <table:table-cell table:formula="of:=[.AA$1]/[.$A57]" office:value-type="float" office:value="0.464285714285714" calcext:value-type="float">
            <text:p>0.464285714285714</text:p>
          </table:table-cell>
          <table:table-cell table:formula="of:=[.AB$1]/[.$A57]" office:value-type="float" office:value="0.482142857142857" calcext:value-type="float">
            <text:p>0.482142857142857</text:p>
          </table:table-cell>
          <table:table-cell table:formula="of:=[.AC$1]/[.$A57]" office:value-type="float" office:value="0.5" calcext:value-type="float">
            <text:p>0.5</text:p>
          </table:table-cell>
          <table:table-cell table:formula="of:=[.AD$1]/[.$A57]" office:value-type="float" office:value="0.517857142857143" calcext:value-type="float">
            <text:p>0.517857142857143</text:p>
          </table:table-cell>
          <table:table-cell table:formula="of:=[.AE$1]/[.$A57]" office:value-type="float" office:value="0.535714285714286" calcext:value-type="float">
            <text:p>0.535714285714286</text:p>
          </table:table-cell>
          <table:table-cell table:formula="of:=[.AF$1]/[.$A57]" office:value-type="float" office:value="0.553571428571429" calcext:value-type="float">
            <text:p>0.553571428571429</text:p>
          </table:table-cell>
          <table:table-cell table:number-columns-repeated="1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22"/>
          <table:table-cell table:formula="of:=[.X$1]/[.$A58]" office:value-type="float" office:value="0.403508771929825" calcext:value-type="float">
            <text:p>0.403508771929825</text:p>
          </table:table-cell>
          <table:table-cell table:formula="of:=[.Y$1]/[.$A58]" office:value-type="float" office:value="0.421052631578947" calcext:value-type="float">
            <text:p>0.421052631578947</text:p>
          </table:table-cell>
          <table:table-cell table:formula="of:=[.Z$1]/[.$A58]" office:value-type="float" office:value="0.43859649122807" calcext:value-type="float">
            <text:p>0.43859649122807</text:p>
          </table:table-cell>
          <table:table-cell table:formula="of:=[.AA$1]/[.$A58]" office:value-type="float" office:value="0.456140350877193" calcext:value-type="float">
            <text:p>0.456140350877193</text:p>
          </table:table-cell>
          <table:table-cell table:formula="of:=[.AB$1]/[.$A58]" office:value-type="float" office:value="0.473684210526316" calcext:value-type="float">
            <text:p>0.473684210526316</text:p>
          </table:table-cell>
          <table:table-cell table:formula="of:=[.AC$1]/[.$A58]" office:value-type="float" office:value="0.491228070175439" calcext:value-type="float">
            <text:p>0.491228070175439</text:p>
          </table:table-cell>
          <table:table-cell table:formula="of:=[.AD$1]/[.$A58]" office:value-type="float" office:value="0.508771929824561" calcext:value-type="float">
            <text:p>0.508771929824561</text:p>
          </table:table-cell>
          <table:table-cell table:formula="of:=[.AE$1]/[.$A58]" office:value-type="float" office:value="0.526315789473684" calcext:value-type="float">
            <text:p>0.526315789473684</text:p>
          </table:table-cell>
          <table:table-cell table:formula="of:=[.AF$1]/[.$A58]" office:value-type="float" office:value="0.543859649122807" calcext:value-type="float">
            <text:p>0.543859649122807</text:p>
          </table:table-cell>
          <table:table-cell table:number-columns-repeated="1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23"/>
          <table:table-cell table:formula="of:=[.Y$1]/[.$A59]" office:value-type="float" office:value="0.413793103448276" calcext:value-type="float">
            <text:p>0.413793103448276</text:p>
          </table:table-cell>
          <table:table-cell table:formula="of:=[.Z$1]/[.$A59]" office:value-type="float" office:value="0.431034482758621" calcext:value-type="float">
            <text:p>0.431034482758621</text:p>
          </table:table-cell>
          <table:table-cell table:formula="of:=[.AA$1]/[.$A59]" office:value-type="float" office:value="0.448275862068966" calcext:value-type="float">
            <text:p>0.448275862068966</text:p>
          </table:table-cell>
          <table:table-cell table:formula="of:=[.AB$1]/[.$A59]" office:value-type="float" office:value="0.46551724137931" calcext:value-type="float">
            <text:p>0.46551724137931</text:p>
          </table:table-cell>
          <table:table-cell table:formula="of:=[.AC$1]/[.$A59]" office:value-type="float" office:value="0.482758620689655" calcext:value-type="float">
            <text:p>0.482758620689655</text:p>
          </table:table-cell>
          <table:table-cell table:formula="of:=[.AD$1]/[.$A59]" office:value-type="float" office:value="0.5" calcext:value-type="float">
            <text:p>0.5</text:p>
          </table:table-cell>
          <table:table-cell table:formula="of:=[.AE$1]/[.$A59]" office:value-type="float" office:value="0.517241379310345" calcext:value-type="float">
            <text:p>0.517241379310345</text:p>
          </table:table-cell>
          <table:table-cell table:formula="of:=[.AF$1]/[.$A59]" office:value-type="float" office:value="0.53448275862069" calcext:value-type="float">
            <text:p>0.53448275862069</text:p>
          </table:table-cell>
          <table:table-cell table:number-columns-repeated="1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3"/>
          <table:table-cell table:formula="of:=[.Y$1]/[.$A60]" office:value-type="float" office:value="0.406779661016949" calcext:value-type="float">
            <text:p>0.406779661016949</text:p>
          </table:table-cell>
          <table:table-cell table:formula="of:=[.Z$1]/[.$A60]" office:value-type="float" office:value="0.423728813559322" calcext:value-type="float">
            <text:p>0.423728813559322</text:p>
          </table:table-cell>
          <table:table-cell table:formula="of:=[.AA$1]/[.$A60]" office:value-type="float" office:value="0.440677966101695" calcext:value-type="float">
            <text:p>0.440677966101695</text:p>
          </table:table-cell>
          <table:table-cell table:formula="of:=[.AB$1]/[.$A60]" office:value-type="float" office:value="0.457627118644068" calcext:value-type="float">
            <text:p>0.457627118644068</text:p>
          </table:table-cell>
          <table:table-cell table:formula="of:=[.AC$1]/[.$A60]" office:value-type="float" office:value="0.474576271186441" calcext:value-type="float">
            <text:p>0.474576271186441</text:p>
          </table:table-cell>
          <table:table-cell table:formula="of:=[.AD$1]/[.$A60]" office:value-type="float" office:value="0.491525423728814" calcext:value-type="float">
            <text:p>0.491525423728814</text:p>
          </table:table-cell>
          <table:table-cell table:formula="of:=[.AE$1]/[.$A60]" office:value-type="float" office:value="0.508474576271186" calcext:value-type="float">
            <text:p>0.508474576271186</text:p>
          </table:table-cell>
          <table:table-cell table:formula="of:=[.AF$1]/[.$A60]" office:value-type="float" office:value="0.525423728813559" calcext:value-type="float">
            <text:p>0.525423728813559</text:p>
          </table:table-cell>
          <table:table-cell table:number-columns-repeated="1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23"/>
          <table:table-cell table:formula="of:=[.Y$1]/[.$A61]" office:value-type="float" office:value="0.4" calcext:value-type="float">
            <text:p>0.4</text:p>
          </table:table-cell>
          <table:table-cell table:formula="of:=[.Z$1]/[.$A61]" office:value-type="float" office:value="0.416666666666667" calcext:value-type="float">
            <text:p>0.416666666666667</text:p>
          </table:table-cell>
          <table:table-cell table:formula="of:=[.AA$1]/[.$A61]" office:value-type="float" office:value="0.433333333333333" calcext:value-type="float">
            <text:p>0.433333333333333</text:p>
          </table:table-cell>
          <table:table-cell table:formula="of:=[.AB$1]/[.$A61]" office:value-type="float" office:value="0.45" calcext:value-type="float">
            <text:p>0.45</text:p>
          </table:table-cell>
          <table:table-cell table:formula="of:=[.AC$1]/[.$A61]" office:value-type="float" office:value="0.466666666666667" calcext:value-type="float">
            <text:p>0.466666666666667</text:p>
          </table:table-cell>
          <table:table-cell table:formula="of:=[.AD$1]/[.$A61]" office:value-type="float" office:value="0.483333333333333" calcext:value-type="float">
            <text:p>0.483333333333333</text:p>
          </table:table-cell>
          <table:table-cell table:formula="of:=[.AE$1]/[.$A61]" office:value-type="float" office:value="0.5" calcext:value-type="float">
            <text:p>0.5</text:p>
          </table:table-cell>
          <table:table-cell table:formula="of:=[.AF$1]/[.$A61]" office:value-type="float" office:value="0.516666666666667" calcext:value-type="float">
            <text:p>0.516666666666667</text:p>
          </table:table-cell>
          <table:table-cell table:number-columns-repeated="1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24"/>
          <table:table-cell table:formula="of:=[.Z$1]/[.$A62]" office:value-type="float" office:value="0.409836065573771" calcext:value-type="float">
            <text:p>0.409836065573771</text:p>
          </table:table-cell>
          <table:table-cell table:formula="of:=[.AA$1]/[.$A62]" office:value-type="float" office:value="0.426229508196721" calcext:value-type="float">
            <text:p>0.426229508196721</text:p>
          </table:table-cell>
          <table:table-cell table:formula="of:=[.AB$1]/[.$A62]" office:value-type="float" office:value="0.442622950819672" calcext:value-type="float">
            <text:p>0.442622950819672</text:p>
          </table:table-cell>
          <table:table-cell table:formula="of:=[.AC$1]/[.$A62]" office:value-type="float" office:value="0.459016393442623" calcext:value-type="float">
            <text:p>0.459016393442623</text:p>
          </table:table-cell>
          <table:table-cell table:formula="of:=[.AD$1]/[.$A62]" office:value-type="float" office:value="0.475409836065574" calcext:value-type="float">
            <text:p>0.475409836065574</text:p>
          </table:table-cell>
          <table:table-cell table:formula="of:=[.AE$1]/[.$A62]" office:value-type="float" office:value="0.491803278688525" calcext:value-type="float">
            <text:p>0.491803278688525</text:p>
          </table:table-cell>
          <table:table-cell table:formula="of:=[.AF$1]/[.$A62]" office:value-type="float" office:value="0.508196721311475" calcext:value-type="float">
            <text:p>0.508196721311475</text:p>
          </table:table-cell>
          <table:table-cell table:number-columns-repeated="1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4"/>
          <table:table-cell table:formula="of:=[.Z$1]/[.$A63]" office:value-type="float" office:value="0.403225806451613" calcext:value-type="float">
            <text:p>0.403225806451613</text:p>
          </table:table-cell>
          <table:table-cell table:formula="of:=[.AA$1]/[.$A63]" office:value-type="float" office:value="0.419354838709677" calcext:value-type="float">
            <text:p>0.419354838709677</text:p>
          </table:table-cell>
          <table:table-cell table:formula="of:=[.AB$1]/[.$A63]" office:value-type="float" office:value="0.435483870967742" calcext:value-type="float">
            <text:p>0.435483870967742</text:p>
          </table:table-cell>
          <table:table-cell table:formula="of:=[.AC$1]/[.$A63]" office:value-type="float" office:value="0.451612903225806" calcext:value-type="float">
            <text:p>0.451612903225806</text:p>
          </table:table-cell>
          <table:table-cell table:formula="of:=[.AD$1]/[.$A63]" office:value-type="float" office:value="0.467741935483871" calcext:value-type="float">
            <text:p>0.467741935483871</text:p>
          </table:table-cell>
          <table:table-cell table:formula="of:=[.AE$1]/[.$A63]" office:value-type="float" office:value="0.483870967741936" calcext:value-type="float">
            <text:p>0.483870967741936</text:p>
          </table:table-cell>
          <table:table-cell table:formula="of:=[.AF$1]/[.$A63]" office:value-type="float" office:value="0.5" calcext:value-type="float">
            <text:p>0.5</text:p>
          </table:table-cell>
          <table:table-cell table:formula="of:=[.AG$1]/[.$A63]" office:value-type="float" office:value="0.516129032258065" calcext:value-type="float">
            <text:p>0.516129032258065</text:p>
          </table:table-cell>
          <table:table-cell table:formula="of:=[.AH$1]/[.$A63]" office:value-type="float" office:value="0.532258064516129" calcext:value-type="float">
            <text:p>0.532258064516129</text:p>
          </table:table-cell>
          <table:table-cell table:formula="of:=[.AI$1]/[.$A63]" office:value-type="float" office:value="0.548387096774194" calcext:value-type="float">
            <text:p>0.548387096774194</text:p>
          </table:table-cell>
          <table:table-cell table:formula="of:=[.AJ$1]/[.$A63]" office:value-type="float" office:value="0.564516129032258" calcext:value-type="float">
            <text:p>0.564516129032258</text:p>
          </table:table-cell>
          <table:table-cell table:number-columns-repeated="1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25"/>
          <table:table-cell table:formula="of:=[.AA$1]/[.$A64]" office:value-type="float" office:value="0.412698412698413" calcext:value-type="float">
            <text:p>0.412698412698413</text:p>
          </table:table-cell>
          <table:table-cell table:formula="of:=[.AB$1]/[.$A64]" office:value-type="float" office:value="0.428571428571429" calcext:value-type="float">
            <text:p>0.428571428571429</text:p>
          </table:table-cell>
          <table:table-cell table:formula="of:=[.AC$1]/[.$A64]" office:value-type="float" office:value="0.444444444444444" calcext:value-type="float">
            <text:p>0.444444444444444</text:p>
          </table:table-cell>
          <table:table-cell table:formula="of:=[.AD$1]/[.$A64]" office:value-type="float" office:value="0.46031746031746" calcext:value-type="float">
            <text:p>0.46031746031746</text:p>
          </table:table-cell>
          <table:table-cell table:formula="of:=[.AE$1]/[.$A64]" office:value-type="float" office:value="0.476190476190476" calcext:value-type="float">
            <text:p>0.476190476190476</text:p>
          </table:table-cell>
          <table:table-cell table:formula="of:=[.AF$1]/[.$A64]" office:value-type="float" office:value="0.492063492063492" calcext:value-type="float">
            <text:p>0.492063492063492</text:p>
          </table:table-cell>
          <table:table-cell table:formula="of:=[.AG$1]/[.$A64]" office:value-type="float" office:value="0.507936507936508" calcext:value-type="float">
            <text:p>0.507936507936508</text:p>
          </table:table-cell>
          <table:table-cell table:formula="of:=[.AH$1]/[.$A64]" office:value-type="float" office:value="0.523809523809524" calcext:value-type="float">
            <text:p>0.523809523809524</text:p>
          </table:table-cell>
          <table:table-cell table:formula="of:=[.AI$1]/[.$A64]" office:value-type="float" office:value="0.53968253968254" calcext:value-type="float">
            <text:p>0.53968253968254</text:p>
          </table:table-cell>
          <table:table-cell table:formula="of:=[.AJ$1]/[.$A64]" office:value-type="float" office:value="0.555555555555556" calcext:value-type="float">
            <text:p>0.555555555555556</text:p>
          </table:table-cell>
          <table:table-cell table:number-columns-repeated="1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25"/>
          <table:table-cell table:formula="of:=[.AA$1]/[.$A65]" office:value-type="float" office:value="0.40625" calcext:value-type="float">
            <text:p>0.40625</text:p>
          </table:table-cell>
          <table:table-cell table:formula="of:=[.AB$1]/[.$A65]" office:value-type="float" office:value="0.421875" calcext:value-type="float">
            <text:p>0.421875</text:p>
          </table:table-cell>
          <table:table-cell table:formula="of:=[.AC$1]/[.$A65]" office:value-type="float" office:value="0.4375" calcext:value-type="float">
            <text:p>0.4375</text:p>
          </table:table-cell>
          <table:table-cell table:formula="of:=[.AD$1]/[.$A65]" office:value-type="float" office:value="0.453125" calcext:value-type="float">
            <text:p>0.453125</text:p>
          </table:table-cell>
          <table:table-cell table:formula="of:=[.AE$1]/[.$A65]" office:value-type="float" office:value="0.46875" calcext:value-type="float">
            <text:p>0.46875</text:p>
          </table:table-cell>
          <table:table-cell table:formula="of:=[.AF$1]/[.$A65]" office:value-type="float" office:value="0.484375" calcext:value-type="float">
            <text:p>0.484375</text:p>
          </table:table-cell>
          <table:table-cell table:formula="of:=[.AG$1]/[.$A65]" office:value-type="float" office:value="0.5" calcext:value-type="float">
            <text:p>0.5</text:p>
          </table:table-cell>
          <table:table-cell table:formula="of:=[.AH$1]/[.$A65]" office:value-type="float" office:value="0.515625" calcext:value-type="float">
            <text:p>0.515625</text:p>
          </table:table-cell>
          <table:table-cell table:formula="of:=[.AI$1]/[.$A65]" office:value-type="float" office:value="0.53125" calcext:value-type="float">
            <text:p>0.53125</text:p>
          </table:table-cell>
          <table:table-cell table:formula="of:=[.AJ$1]/[.$A65]" office:value-type="float" office:value="0.546875" calcext:value-type="float">
            <text:p>0.546875</text:p>
          </table:table-cell>
          <table:table-cell table:number-columns-repeated="1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25"/>
          <table:table-cell table:formula="of:=[.AA$1]/[.$A66]" office:value-type="float" office:value="0.4" calcext:value-type="float">
            <text:p>0.4</text:p>
          </table:table-cell>
          <table:table-cell table:formula="of:=[.AB$1]/[.$A66]" office:value-type="float" office:value="0.415384615384615" calcext:value-type="float">
            <text:p>0.415384615384615</text:p>
          </table:table-cell>
          <table:table-cell table:formula="of:=[.AC$1]/[.$A66]" office:value-type="float" office:value="0.430769230769231" calcext:value-type="float">
            <text:p>0.430769230769231</text:p>
          </table:table-cell>
          <table:table-cell table:formula="of:=[.AD$1]/[.$A66]" office:value-type="float" office:value="0.446153846153846" calcext:value-type="float">
            <text:p>0.446153846153846</text:p>
          </table:table-cell>
          <table:table-cell table:formula="of:=[.AE$1]/[.$A66]" office:value-type="float" office:value="0.461538461538462" calcext:value-type="float">
            <text:p>0.461538461538462</text:p>
          </table:table-cell>
          <table:table-cell table:formula="of:=[.AF$1]/[.$A66]" office:value-type="float" office:value="0.476923076923077" calcext:value-type="float">
            <text:p>0.476923076923077</text:p>
          </table:table-cell>
          <table:table-cell table:formula="of:=[.AG$1]/[.$A66]" office:value-type="float" office:value="0.492307692307692" calcext:value-type="float">
            <text:p>0.492307692307692</text:p>
          </table:table-cell>
          <table:table-cell table:formula="of:=[.AH$1]/[.$A66]" office:value-type="float" office:value="0.507692307692308" calcext:value-type="float">
            <text:p>0.507692307692308</text:p>
          </table:table-cell>
          <table:table-cell table:formula="of:=[.AI$1]/[.$A66]" office:value-type="float" office:value="0.523076923076923" calcext:value-type="float">
            <text:p>0.523076923076923</text:p>
          </table:table-cell>
          <table:table-cell table:formula="of:=[.AJ$1]/[.$A66]" office:value-type="float" office:value="0.538461538461538" calcext:value-type="float">
            <text:p>0.538461538461538</text:p>
          </table:table-cell>
          <table:table-cell table:number-columns-repeated="1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26"/>
          <table:table-cell table:formula="of:=[.AB$1]/[.$A67]" office:value-type="float" office:value="0.409090909090909" calcext:value-type="float">
            <text:p>0.409090909090909</text:p>
          </table:table-cell>
          <table:table-cell table:formula="of:=[.AC$1]/[.$A67]" office:value-type="float" office:value="0.424242424242424" calcext:value-type="float">
            <text:p>0.424242424242424</text:p>
          </table:table-cell>
          <table:table-cell table:formula="of:=[.AD$1]/[.$A67]" office:value-type="float" office:value="0.439393939393939" calcext:value-type="float">
            <text:p>0.439393939393939</text:p>
          </table:table-cell>
          <table:table-cell table:formula="of:=[.AE$1]/[.$A67]" office:value-type="float" office:value="0.454545454545455" calcext:value-type="float">
            <text:p>0.454545454545455</text:p>
          </table:table-cell>
          <table:table-cell table:formula="of:=[.AF$1]/[.$A67]" office:value-type="float" office:value="0.46969696969697" calcext:value-type="float">
            <text:p>0.46969696969697</text:p>
          </table:table-cell>
          <table:table-cell table:formula="of:=[.AG$1]/[.$A67]" office:value-type="float" office:value="0.484848484848485" calcext:value-type="float">
            <text:p>0.484848484848485</text:p>
          </table:table-cell>
          <table:table-cell table:formula="of:=[.AH$1]/[.$A67]" office:value-type="float" office:value="0.5" calcext:value-type="float">
            <text:p>0.5</text:p>
          </table:table-cell>
          <table:table-cell table:formula="of:=[.AI$1]/[.$A67]" office:value-type="float" office:value="0.515151515151515" calcext:value-type="float">
            <text:p>0.515151515151515</text:p>
          </table:table-cell>
          <table:table-cell table:formula="of:=[.AJ$1]/[.$A67]" office:value-type="float" office:value="0.53030303030303" calcext:value-type="float">
            <text:p>0.53030303030303</text:p>
          </table:table-cell>
          <table:table-cell table:number-columns-repeated="1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26"/>
          <table:table-cell table:formula="of:=[.AB$1]/[.$A68]" office:value-type="float" office:value="0.402985074626866" calcext:value-type="float">
            <text:p>0.402985074626866</text:p>
          </table:table-cell>
          <table:table-cell table:formula="of:=[.AC$1]/[.$A68]" office:value-type="float" office:value="0.417910447761194" calcext:value-type="float">
            <text:p>0.417910447761194</text:p>
          </table:table-cell>
          <table:table-cell table:formula="of:=[.AD$1]/[.$A68]" office:value-type="float" office:value="0.432835820895522" calcext:value-type="float">
            <text:p>0.432835820895522</text:p>
          </table:table-cell>
          <table:table-cell table:formula="of:=[.AE$1]/[.$A68]" office:value-type="float" office:value="0.447761194029851" calcext:value-type="float">
            <text:p>0.447761194029851</text:p>
          </table:table-cell>
          <table:table-cell table:formula="of:=[.AF$1]/[.$A68]" office:value-type="float" office:value="0.462686567164179" calcext:value-type="float">
            <text:p>0.462686567164179</text:p>
          </table:table-cell>
          <table:table-cell table:formula="of:=[.AG$1]/[.$A68]" office:value-type="float" office:value="0.477611940298507" calcext:value-type="float">
            <text:p>0.477611940298507</text:p>
          </table:table-cell>
          <table:table-cell table:formula="of:=[.AH$1]/[.$A68]" office:value-type="float" office:value="0.492537313432836" calcext:value-type="float">
            <text:p>0.492537313432836</text:p>
          </table:table-cell>
          <table:table-cell table:formula="of:=[.AI$1]/[.$A68]" office:value-type="float" office:value="0.507462686567164" calcext:value-type="float">
            <text:p>0.507462686567164</text:p>
          </table:table-cell>
          <table:table-cell table:formula="of:=[.AJ$1]/[.$A68]" office:value-type="float" office:value="0.522388059701493" calcext:value-type="float">
            <text:p>0.522388059701493</text:p>
          </table:table-cell>
          <table:table-cell table:number-columns-repeated="1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27"/>
          <table:table-cell table:formula="of:=[.AC$1]/[.$A69]" office:value-type="float" office:value="0.411764705882353" calcext:value-type="float">
            <text:p>0.411764705882353</text:p>
          </table:table-cell>
          <table:table-cell table:formula="of:=[.AD$1]/[.$A69]" office:value-type="float" office:value="0.426470588235294" calcext:value-type="float">
            <text:p>0.426470588235294</text:p>
          </table:table-cell>
          <table:table-cell table:formula="of:=[.AE$1]/[.$A69]" office:value-type="float" office:value="0.441176470588235" calcext:value-type="float">
            <text:p>0.441176470588235</text:p>
          </table:table-cell>
          <table:table-cell table:formula="of:=[.AF$1]/[.$A69]" office:value-type="float" office:value="0.455882352941176" calcext:value-type="float">
            <text:p>0.455882352941176</text:p>
          </table:table-cell>
          <table:table-cell table:formula="of:=[.AG$1]/[.$A69]" office:value-type="float" office:value="0.470588235294118" calcext:value-type="float">
            <text:p>0.470588235294118</text:p>
          </table:table-cell>
          <table:table-cell table:formula="of:=[.AH$1]/[.$A69]" office:value-type="float" office:value="0.485294117647059" calcext:value-type="float">
            <text:p>0.485294117647059</text:p>
          </table:table-cell>
          <table:table-cell table:formula="of:=[.AI$1]/[.$A69]" office:value-type="float" office:value="0.5" calcext:value-type="float">
            <text:p>0.5</text:p>
          </table:table-cell>
          <table:table-cell table:formula="of:=[.AJ$1]/[.$A69]" office:value-type="float" office:value="0.514705882352941" calcext:value-type="float">
            <text:p>0.514705882352941</text:p>
          </table:table-cell>
          <table:table-cell table:number-columns-repeated="1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27"/>
          <table:table-cell table:formula="of:=[.AC$1]/[.$A70]" office:value-type="float" office:value="0.405797101449275" calcext:value-type="float">
            <text:p>0.405797101449275</text:p>
          </table:table-cell>
          <table:table-cell table:formula="of:=[.AD$1]/[.$A70]" office:value-type="float" office:value="0.420289855072464" calcext:value-type="float">
            <text:p>0.420289855072464</text:p>
          </table:table-cell>
          <table:table-cell table:formula="of:=[.AE$1]/[.$A70]" office:value-type="float" office:value="0.434782608695652" calcext:value-type="float">
            <text:p>0.434782608695652</text:p>
          </table:table-cell>
          <table:table-cell table:formula="of:=[.AF$1]/[.$A70]" office:value-type="float" office:value="0.449275362318841" calcext:value-type="float">
            <text:p>0.449275362318841</text:p>
          </table:table-cell>
          <table:table-cell table:formula="of:=[.AG$1]/[.$A70]" office:value-type="float" office:value="0.463768115942029" calcext:value-type="float">
            <text:p>0.463768115942029</text:p>
          </table:table-cell>
          <table:table-cell table:formula="of:=[.AH$1]/[.$A70]" office:value-type="float" office:value="0.478260869565217" calcext:value-type="float">
            <text:p>0.478260869565217</text:p>
          </table:table-cell>
          <table:table-cell table:formula="of:=[.AI$1]/[.$A70]" office:value-type="float" office:value="0.492753623188406" calcext:value-type="float">
            <text:p>0.492753623188406</text:p>
          </table:table-cell>
          <table:table-cell table:formula="of:=[.AJ$1]/[.$A70]" office:value-type="float" office:value="0.507246376811594" calcext:value-type="float">
            <text:p>0.507246376811594</text:p>
          </table:table-cell>
          <table:table-cell table:number-columns-repeated="1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27"/>
          <table:table-cell table:formula="of:=[.AC$1]/[.$A71]" office:value-type="float" office:value="0.4" calcext:value-type="float">
            <text:p>0.4</text:p>
          </table:table-cell>
          <table:table-cell table:formula="of:=[.AD$1]/[.$A71]" office:value-type="float" office:value="0.414285714285714" calcext:value-type="float">
            <text:p>0.414285714285714</text:p>
          </table:table-cell>
          <table:table-cell table:formula="of:=[.AE$1]/[.$A71]" office:value-type="float" office:value="0.428571428571429" calcext:value-type="float">
            <text:p>0.428571428571429</text:p>
          </table:table-cell>
          <table:table-cell table:formula="of:=[.AF$1]/[.$A71]" office:value-type="float" office:value="0.442857142857143" calcext:value-type="float">
            <text:p>0.442857142857143</text:p>
          </table:table-cell>
          <table:table-cell table:formula="of:=[.AG$1]/[.$A71]" office:value-type="float" office:value="0.457142857142857" calcext:value-type="float">
            <text:p>0.457142857142857</text:p>
          </table:table-cell>
          <table:table-cell table:formula="of:=[.AH$1]/[.$A71]" office:value-type="float" office:value="0.471428571428571" calcext:value-type="float">
            <text:p>0.471428571428571</text:p>
          </table:table-cell>
          <table:table-cell table:formula="of:=[.AI$1]/[.$A71]" office:value-type="float" office:value="0.485714285714286" calcext:value-type="float">
            <text:p>0.485714285714286</text:p>
          </table:table-cell>
          <table:table-cell table:formula="of:=[.AJ$1]/[.$A71]" office:value-type="float" office:value="0.5" calcext:value-type="float">
            <text:p>0.5</text:p>
          </table:table-cell>
          <table:table-cell table:formula="of:=[.AK$1]/[.$A71]" office:value-type="float" office:value="0.514285714285714" calcext:value-type="float">
            <text:p>0.514285714285714</text:p>
          </table:table-cell>
          <table:table-cell table:number-columns-repeated="1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28"/>
          <table:table-cell table:formula="of:=[.AD$1]/[.$A72]" office:value-type="float" office:value="0.408450704225352" calcext:value-type="float">
            <text:p>0.408450704225352</text:p>
          </table:table-cell>
          <table:table-cell table:formula="of:=[.AE$1]/[.$A72]" office:value-type="float" office:value="0.422535211267606" calcext:value-type="float">
            <text:p>0.422535211267606</text:p>
          </table:table-cell>
          <table:table-cell table:formula="of:=[.AF$1]/[.$A72]" office:value-type="float" office:value="0.436619718309859" calcext:value-type="float">
            <text:p>0.436619718309859</text:p>
          </table:table-cell>
          <table:table-cell table:formula="of:=[.AG$1]/[.$A72]" office:value-type="float" office:value="0.450704225352113" calcext:value-type="float">
            <text:p>0.450704225352113</text:p>
          </table:table-cell>
          <table:table-cell table:formula="of:=[.AH$1]/[.$A72]" office:value-type="float" office:value="0.464788732394366" calcext:value-type="float">
            <text:p>0.464788732394366</text:p>
          </table:table-cell>
          <table:table-cell table:formula="of:=[.AI$1]/[.$A72]" office:value-type="float" office:value="0.47887323943662" calcext:value-type="float">
            <text:p>0.47887323943662</text:p>
          </table:table-cell>
          <table:table-cell table:formula="of:=[.AJ$1]/[.$A72]" office:value-type="float" office:value="0.492957746478873" calcext:value-type="float">
            <text:p>0.492957746478873</text:p>
          </table:table-cell>
          <table:table-cell table:formula="of:=[.AK$1]/[.$A72]" office:value-type="float" office:value="0.507042253521127" calcext:value-type="float">
            <text:p>0.507042253521127</text:p>
          </table:table-cell>
          <table:table-cell table:number-columns-repeated="13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28"/>
          <table:table-cell table:formula="of:=[.AD$1]/[.$A73]" office:value-type="float" office:value="0.402777777777778" calcext:value-type="float">
            <text:p>0.402777777777778</text:p>
          </table:table-cell>
          <table:table-cell table:formula="of:=[.AE$1]/[.$A73]" office:value-type="float" office:value="0.416666666666667" calcext:value-type="float">
            <text:p>0.416666666666667</text:p>
          </table:table-cell>
          <table:table-cell table:formula="of:=[.AF$1]/[.$A73]" office:value-type="float" office:value="0.430555555555556" calcext:value-type="float">
            <text:p>0.430555555555556</text:p>
          </table:table-cell>
          <table:table-cell table:formula="of:=[.AG$1]/[.$A73]" office:value-type="float" office:value="0.444444444444444" calcext:value-type="float">
            <text:p>0.444444444444444</text:p>
          </table:table-cell>
          <table:table-cell table:formula="of:=[.AH$1]/[.$A73]" office:value-type="float" office:value="0.458333333333333" calcext:value-type="float">
            <text:p>0.458333333333333</text:p>
          </table:table-cell>
          <table:table-cell table:formula="of:=[.AI$1]/[.$A73]" office:value-type="float" office:value="0.472222222222222" calcext:value-type="float">
            <text:p>0.472222222222222</text:p>
          </table:table-cell>
          <table:table-cell table:formula="of:=[.AJ$1]/[.$A73]" office:value-type="float" office:value="0.486111111111111" calcext:value-type="float">
            <text:p>0.486111111111111</text:p>
          </table:table-cell>
          <table:table-cell table:formula="of:=[.AK$1]/[.$A73]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29"/>
          <table:table-cell table:formula="of:=[.AE$1]/[.$A74]" office:value-type="float" office:value="0.410958904109589" calcext:value-type="float">
            <text:p>0.410958904109589</text:p>
          </table:table-cell>
          <table:table-cell table:formula="of:=[.AF$1]/[.$A74]" office:value-type="float" office:value="0.424657534246575" calcext:value-type="float">
            <text:p>0.424657534246575</text:p>
          </table:table-cell>
          <table:table-cell table:formula="of:=[.AG$1]/[.$A74]" office:value-type="float" office:value="0.438356164383562" calcext:value-type="float">
            <text:p>0.438356164383562</text:p>
          </table:table-cell>
          <table:table-cell table:formula="of:=[.AH$1]/[.$A74]" office:value-type="float" office:value="0.452054794520548" calcext:value-type="float">
            <text:p>0.452054794520548</text:p>
          </table:table-cell>
          <table:table-cell table:formula="of:=[.AI$1]/[.$A74]" office:value-type="float" office:value="0.465753424657534" calcext:value-type="float">
            <text:p>0.465753424657534</text:p>
          </table:table-cell>
          <table:table-cell table:formula="of:=[.AJ$1]/[.$A74]" office:value-type="float" office:value="0.479452054794521" calcext:value-type="float">
            <text:p>0.479452054794521</text:p>
          </table:table-cell>
          <table:table-cell table:formula="of:=[.AK$1]/[.$A74]" office:value-type="float" office:value="0.493150684931507" calcext:value-type="float">
            <text:p>0.493150684931507</text:p>
          </table:table-cell>
          <table:table-cell table:formula="of:=[.AL$1]/[.$A74]" office:value-type="float" office:value="0.506849315068493" calcext:value-type="float">
            <text:p>0.506849315068493</text:p>
          </table:table-cell>
          <table:table-cell table:number-columns-repeated="12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29"/>
          <table:table-cell table:formula="of:=[.AE$1]/[.$A75]" office:value-type="float" office:value="0.405405405405405" calcext:value-type="float">
            <text:p>0.405405405405405</text:p>
          </table:table-cell>
          <table:table-cell table:formula="of:=[.AF$1]/[.$A75]" office:value-type="float" office:value="0.418918918918919" calcext:value-type="float">
            <text:p>0.418918918918919</text:p>
          </table:table-cell>
          <table:table-cell table:formula="of:=[.AG$1]/[.$A75]" office:value-type="float" office:value="0.432432432432432" calcext:value-type="float">
            <text:p>0.432432432432432</text:p>
          </table:table-cell>
          <table:table-cell table:formula="of:=[.AH$1]/[.$A75]" office:value-type="float" office:value="0.445945945945946" calcext:value-type="float">
            <text:p>0.445945945945946</text:p>
          </table:table-cell>
          <table:table-cell table:formula="of:=[.AI$1]/[.$A75]" office:value-type="float" office:value="0.45945945945946" calcext:value-type="float">
            <text:p>0.45945945945946</text:p>
          </table:table-cell>
          <table:table-cell table:formula="of:=[.AJ$1]/[.$A75]" office:value-type="float" office:value="0.472972972972973" calcext:value-type="float">
            <text:p>0.472972972972973</text:p>
          </table:table-cell>
          <table:table-cell table:formula="of:=[.AK$1]/[.$A75]" office:value-type="float" office:value="0.486486486486487" calcext:value-type="float">
            <text:p>0.486486486486487</text:p>
          </table:table-cell>
          <table:table-cell table:formula="of:=[.AL$1]/[.$A75]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29"/>
          <table:table-cell table:formula="of:=[.AE$1]/[.$A76]" office:value-type="float" office:value="0.4" calcext:value-type="float">
            <text:p>0.4</text:p>
          </table:table-cell>
          <table:table-cell table:formula="of:=[.AF$1]/[.$A76]" office:value-type="float" office:value="0.413333333333333" calcext:value-type="float">
            <text:p>0.413333333333333</text:p>
          </table:table-cell>
          <table:table-cell table:formula="of:=[.AG$1]/[.$A76]" office:value-type="float" office:value="0.426666666666667" calcext:value-type="float">
            <text:p>0.426666666666667</text:p>
          </table:table-cell>
          <table:table-cell table:formula="of:=[.AH$1]/[.$A76]" office:value-type="float" office:value="0.44" calcext:value-type="float">
            <text:p>0.44</text:p>
          </table:table-cell>
          <table:table-cell table:formula="of:=[.AI$1]/[.$A76]" office:value-type="float" office:value="0.453333333333333" calcext:value-type="float">
            <text:p>0.453333333333333</text:p>
          </table:table-cell>
          <table:table-cell table:formula="of:=[.AJ$1]/[.$A76]" office:value-type="float" office:value="0.466666666666667" calcext:value-type="float">
            <text:p>0.466666666666667</text:p>
          </table:table-cell>
          <table:table-cell table:formula="of:=[.AK$1]/[.$A76]" office:value-type="float" office:value="0.48" calcext:value-type="float">
            <text:p>0.48</text:p>
          </table:table-cell>
          <table:table-cell table:formula="of:=[.AL$1]/[.$A76]" office:value-type="float" office:value="0.493333333333333" calcext:value-type="float">
            <text:p>0.493333333333333</text:p>
          </table:table-cell>
          <table:table-cell table:formula="of:=[.AM$1]/[.$A76]" office:value-type="float" office:value="0.506666666666667" calcext:value-type="float">
            <text:p>0.506666666666667</text:p>
          </table:table-cell>
          <table:table-cell table:number-columns-repeated="11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30"/>
          <table:table-cell table:formula="of:=[.AF$1]/[.$A77]" office:value-type="float" office:value="0.407894736842105" calcext:value-type="float">
            <text:p>0.407894736842105</text:p>
          </table:table-cell>
          <table:table-cell table:formula="of:=[.AG$1]/[.$A77]" office:value-type="float" office:value="0.421052631578947" calcext:value-type="float">
            <text:p>0.421052631578947</text:p>
          </table:table-cell>
          <table:table-cell table:formula="of:=[.AH$1]/[.$A77]" office:value-type="float" office:value="0.43421052631579" calcext:value-type="float">
            <text:p>0.43421052631579</text:p>
          </table:table-cell>
          <table:table-cell table:formula="of:=[.AI$1]/[.$A77]" office:value-type="float" office:value="0.447368421052632" calcext:value-type="float">
            <text:p>0.447368421052632</text:p>
          </table:table-cell>
          <table:table-cell table:formula="of:=[.AJ$1]/[.$A77]" office:value-type="float" office:value="0.460526315789474" calcext:value-type="float">
            <text:p>0.460526315789474</text:p>
          </table:table-cell>
          <table:table-cell table:formula="of:=[.AK$1]/[.$A77]" office:value-type="float" office:value="0.473684210526316" calcext:value-type="float">
            <text:p>0.473684210526316</text:p>
          </table:table-cell>
          <table:table-cell table:formula="of:=[.AL$1]/[.$A77]" office:value-type="float" office:value="0.486842105263158" calcext:value-type="float">
            <text:p>0.486842105263158</text:p>
          </table:table-cell>
          <table:table-cell table:formula="of:=[.AM$1]/[.$A77]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0"/>
          <table:table-cell table:formula="of:=[.AF$1]/[.$A78]" office:value-type="float" office:value="0.402597402597403" calcext:value-type="float">
            <text:p>0.402597402597403</text:p>
          </table:table-cell>
          <table:table-cell table:formula="of:=[.AG$1]/[.$A78]" office:value-type="float" office:value="0.415584415584416" calcext:value-type="float">
            <text:p>0.415584415584416</text:p>
          </table:table-cell>
          <table:table-cell table:formula="of:=[.AH$1]/[.$A78]" office:value-type="float" office:value="0.428571428571429" calcext:value-type="float">
            <text:p>0.428571428571429</text:p>
          </table:table-cell>
          <table:table-cell table:formula="of:=[.AI$1]/[.$A78]" office:value-type="float" office:value="0.441558441558442" calcext:value-type="float">
            <text:p>0.441558441558442</text:p>
          </table:table-cell>
          <table:table-cell table:formula="of:=[.AJ$1]/[.$A78]" office:value-type="float" office:value="0.454545454545455" calcext:value-type="float">
            <text:p>0.454545454545455</text:p>
          </table:table-cell>
          <table:table-cell table:formula="of:=[.AK$1]/[.$A78]" office:value-type="float" office:value="0.467532467532468" calcext:value-type="float">
            <text:p>0.467532467532468</text:p>
          </table:table-cell>
          <table:table-cell table:formula="of:=[.AL$1]/[.$A78]" office:value-type="float" office:value="0.480519480519481" calcext:value-type="float">
            <text:p>0.480519480519481</text:p>
          </table:table-cell>
          <table:table-cell table:formula="of:=[.AM$1]/[.$A78]" office:value-type="float" office:value="0.493506493506494" calcext:value-type="float">
            <text:p>0.493506493506494</text:p>
          </table:table-cell>
          <table:table-cell table:formula="of:=[.AN$1]/[.$A78]" office:value-type="float" office:value="0.506493506493506" calcext:value-type="float">
            <text:p>0.506493506493506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31"/>
          <table:table-cell table:formula="of:=[.AG$1]/[.$A79]" office:value-type="float" office:value="0.41025641025641" calcext:value-type="float">
            <text:p>0.41025641025641</text:p>
          </table:table-cell>
          <table:table-cell table:formula="of:=[.AH$1]/[.$A79]" office:value-type="float" office:value="0.423076923076923" calcext:value-type="float">
            <text:p>0.423076923076923</text:p>
          </table:table-cell>
          <table:table-cell table:formula="of:=[.AI$1]/[.$A79]" office:value-type="float" office:value="0.435897435897436" calcext:value-type="float">
            <text:p>0.435897435897436</text:p>
          </table:table-cell>
          <table:table-cell table:formula="of:=[.AJ$1]/[.$A79]" office:value-type="float" office:value="0.448717948717949" calcext:value-type="float">
            <text:p>0.448717948717949</text:p>
          </table:table-cell>
          <table:table-cell table:formula="of:=[.AK$1]/[.$A79]" office:value-type="float" office:value="0.461538461538462" calcext:value-type="float">
            <text:p>0.461538461538462</text:p>
          </table:table-cell>
          <table:table-cell table:formula="of:=[.AL$1]/[.$A79]" office:value-type="float" office:value="0.474358974358974" calcext:value-type="float">
            <text:p>0.474358974358974</text:p>
          </table:table-cell>
          <table:table-cell table:formula="of:=[.AM$1]/[.$A79]" office:value-type="float" office:value="0.487179487179487" calcext:value-type="float">
            <text:p>0.487179487179487</text:p>
          </table:table-cell>
          <table:table-cell table:formula="of:=[.AN$1]/[.$A79]" office:value-type="float" office:value="0.5" calcext:value-type="float">
            <text:p>0.5</text:p>
          </table:table-cell>
          <table:table-cell table:formula="of:=[.AO$1]/[.$A79]" office:value-type="float" office:value="0.512820512820513" calcext:value-type="float">
            <text:p>0.512820512820513</text:p>
          </table:table-cell>
          <table:table-cell table:number-columns-repeated="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1"/>
          <table:table-cell table:formula="of:=[.AG$1]/[.$A80]" office:value-type="float" office:value="0.405063291139241" calcext:value-type="float">
            <text:p>0.405063291139241</text:p>
          </table:table-cell>
          <table:table-cell table:formula="of:=[.AH$1]/[.$A80]" office:value-type="float" office:value="0.417721518987342" calcext:value-type="float">
            <text:p>0.417721518987342</text:p>
          </table:table-cell>
          <table:table-cell table:formula="of:=[.AI$1]/[.$A80]" office:value-type="float" office:value="0.430379746835443" calcext:value-type="float">
            <text:p>0.430379746835443</text:p>
          </table:table-cell>
          <table:table-cell table:formula="of:=[.AJ$1]/[.$A80]" office:value-type="float" office:value="0.443037974683544" calcext:value-type="float">
            <text:p>0.443037974683544</text:p>
          </table:table-cell>
          <table:table-cell table:formula="of:=[.AK$1]/[.$A80]" office:value-type="float" office:value="0.455696202531646" calcext:value-type="float">
            <text:p>0.455696202531646</text:p>
          </table:table-cell>
          <table:table-cell table:formula="of:=[.AL$1]/[.$A80]" office:value-type="float" office:value="0.468354430379747" calcext:value-type="float">
            <text:p>0.468354430379747</text:p>
          </table:table-cell>
          <table:table-cell table:formula="of:=[.AM$1]/[.$A80]" office:value-type="float" office:value="0.481012658227848" calcext:value-type="float">
            <text:p>0.481012658227848</text:p>
          </table:table-cell>
          <table:table-cell table:formula="of:=[.AN$1]/[.$A80]" office:value-type="float" office:value="0.493670886075949" calcext:value-type="float">
            <text:p>0.493670886075949</text:p>
          </table:table-cell>
          <table:table-cell table:formula="of:=[.AO$1]/[.$A80]" office:value-type="float" office:value="0.506329113924051" calcext:value-type="float">
            <text:p>0.506329113924051</text:p>
          </table:table-cell>
          <table:table-cell table:number-columns-repeated="9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1"/>
          <table:table-cell table:formula="of:=[.AG$1]/[.$A81]" office:value-type="float" office:value="0.4" calcext:value-type="float">
            <text:p>0.4</text:p>
          </table:table-cell>
          <table:table-cell table:formula="of:=[.AH$1]/[.$A81]" office:value-type="float" office:value="0.4125" calcext:value-type="float">
            <text:p>0.4125</text:p>
          </table:table-cell>
          <table:table-cell table:formula="of:=[.AI$1]/[.$A81]" office:value-type="float" office:value="0.425" calcext:value-type="float">
            <text:p>0.425</text:p>
          </table:table-cell>
          <table:table-cell table:formula="of:=[.AJ$1]/[.$A81]" office:value-type="float" office:value="0.4375" calcext:value-type="float">
            <text:p>0.4375</text:p>
          </table:table-cell>
          <table:table-cell table:formula="of:=[.AK$1]/[.$A81]" office:value-type="float" office:value="0.45" calcext:value-type="float">
            <text:p>0.45</text:p>
          </table:table-cell>
          <table:table-cell table:formula="of:=[.AL$1]/[.$A81]" office:value-type="float" office:value="0.4625" calcext:value-type="float">
            <text:p>0.4625</text:p>
          </table:table-cell>
          <table:table-cell table:formula="of:=[.AM$1]/[.$A81]" office:value-type="float" office:value="0.475" calcext:value-type="float">
            <text:p>0.475</text:p>
          </table:table-cell>
          <table:table-cell table:formula="of:=[.AN$1]/[.$A81]" office:value-type="float" office:value="0.4875" calcext:value-type="float">
            <text:p>0.4875</text:p>
          </table:table-cell>
          <table:table-cell table:formula="of:=[.AO$1]/[.$A81]" office:value-type="float" office:value="0.5" calcext:value-type="float">
            <text:p>0.5</text:p>
          </table:table-cell>
          <table:table-cell table:formula="of:=[.AP$1]/[.$A81]" office:value-type="float" office:value="0.5125" calcext:value-type="float">
            <text:p>0.5125</text:p>
          </table:table-cell>
          <table:table-cell table:number-columns-repeated="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2"/>
          <table:table-cell table:formula="of:=[.AH$1]/[.$A82]" office:value-type="float" office:value="0.407407407407407" calcext:value-type="float">
            <text:p>0.407407407407407</text:p>
          </table:table-cell>
          <table:table-cell table:formula="of:=[.AI$1]/[.$A82]" office:value-type="float" office:value="0.419753086419753" calcext:value-type="float">
            <text:p>0.419753086419753</text:p>
          </table:table-cell>
          <table:table-cell table:formula="of:=[.AJ$1]/[.$A82]" office:value-type="float" office:value="0.432098765432099" calcext:value-type="float">
            <text:p>0.432098765432099</text:p>
          </table:table-cell>
          <table:table-cell table:formula="of:=[.AK$1]/[.$A82]" office:value-type="float" office:value="0.444444444444444" calcext:value-type="float">
            <text:p>0.444444444444444</text:p>
          </table:table-cell>
          <table:table-cell table:formula="of:=[.AL$1]/[.$A82]" office:value-type="float" office:value="0.45679012345679" calcext:value-type="float">
            <text:p>0.45679012345679</text:p>
          </table:table-cell>
          <table:table-cell table:formula="of:=[.AM$1]/[.$A82]" office:value-type="float" office:value="0.469135802469136" calcext:value-type="float">
            <text:p>0.469135802469136</text:p>
          </table:table-cell>
          <table:table-cell table:formula="of:=[.AN$1]/[.$A82]" office:value-type="float" office:value="0.481481481481481" calcext:value-type="float">
            <text:p>0.481481481481481</text:p>
          </table:table-cell>
          <table:table-cell table:formula="of:=[.AO$1]/[.$A82]" office:value-type="float" office:value="0.493827160493827" calcext:value-type="float">
            <text:p>0.493827160493827</text:p>
          </table:table-cell>
          <table:table-cell table:formula="of:=[.AP$1]/[.$A82]" office:value-type="float" office:value="0.506172839506173" calcext:value-type="float">
            <text:p>0.506172839506173</text:p>
          </table:table-cell>
          <table:table-cell table:formula="of:=[.AQ$1]/[.$A82]" office:value-type="float" office:value="0.518518518518519" calcext:value-type="float">
            <text:p>0.518518518518519</text:p>
          </table:table-cell>
          <table:table-cell table:number-columns-repeated="7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2"/>
          <table:table-cell table:formula="of:=[.AH$1]/[.$A83]" office:value-type="float" office:value="0.402439024390244" calcext:value-type="float">
            <text:p>0.402439024390244</text:p>
          </table:table-cell>
          <table:table-cell table:formula="of:=[.AI$1]/[.$A83]" office:value-type="float" office:value="0.414634146341463" calcext:value-type="float">
            <text:p>0.414634146341463</text:p>
          </table:table-cell>
          <table:table-cell table:formula="of:=[.AJ$1]/[.$A83]" office:value-type="float" office:value="0.426829268292683" calcext:value-type="float">
            <text:p>0.426829268292683</text:p>
          </table:table-cell>
          <table:table-cell table:formula="of:=[.AK$1]/[.$A83]" office:value-type="float" office:value="0.439024390243902" calcext:value-type="float">
            <text:p>0.439024390243902</text:p>
          </table:table-cell>
          <table:table-cell table:formula="of:=[.AL$1]/[.$A83]" office:value-type="float" office:value="0.451219512195122" calcext:value-type="float">
            <text:p>0.451219512195122</text:p>
          </table:table-cell>
          <table:table-cell table:formula="of:=[.AM$1]/[.$A83]" office:value-type="float" office:value="0.463414634146342" calcext:value-type="float">
            <text:p>0.463414634146342</text:p>
          </table:table-cell>
          <table:table-cell table:formula="of:=[.AN$1]/[.$A83]" office:value-type="float" office:value="0.475609756097561" calcext:value-type="float">
            <text:p>0.475609756097561</text:p>
          </table:table-cell>
          <table:table-cell table:formula="of:=[.AO$1]/[.$A83]" office:value-type="float" office:value="0.487804878048781" calcext:value-type="float">
            <text:p>0.487804878048781</text:p>
          </table:table-cell>
          <table:table-cell table:formula="of:=[.AP$1]/[.$A83]" office:value-type="float" office:value="0.5" calcext:value-type="float">
            <text:p>0.5</text:p>
          </table:table-cell>
          <table:table-cell table:formula="of:=[.AQ$1]/[.$A83]" office:value-type="float" office:value="0.51219512195122" calcext:value-type="float">
            <text:p>0.51219512195122</text:p>
          </table:table-cell>
          <table:table-cell table:number-columns-repeated="7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3"/>
          <table:table-cell table:formula="of:=[.AI$1]/[.$A84]" office:value-type="float" office:value="0.409638554216867" calcext:value-type="float">
            <text:p>0.409638554216867</text:p>
          </table:table-cell>
          <table:table-cell table:formula="of:=[.AJ$1]/[.$A84]" office:value-type="float" office:value="0.421686746987952" calcext:value-type="float">
            <text:p>0.421686746987952</text:p>
          </table:table-cell>
          <table:table-cell table:formula="of:=[.AK$1]/[.$A84]" office:value-type="float" office:value="0.433734939759036" calcext:value-type="float">
            <text:p>0.433734939759036</text:p>
          </table:table-cell>
          <table:table-cell table:formula="of:=[.AL$1]/[.$A84]" office:value-type="float" office:value="0.445783132530121" calcext:value-type="float">
            <text:p>0.445783132530121</text:p>
          </table:table-cell>
          <table:table-cell table:formula="of:=[.AM$1]/[.$A84]" office:value-type="float" office:value="0.457831325301205" calcext:value-type="float">
            <text:p>0.457831325301205</text:p>
          </table:table-cell>
          <table:table-cell table:formula="of:=[.AN$1]/[.$A84]" office:value-type="float" office:value="0.469879518072289" calcext:value-type="float">
            <text:p>0.469879518072289</text:p>
          </table:table-cell>
          <table:table-cell table:formula="of:=[.AO$1]/[.$A84]" office:value-type="float" office:value="0.481927710843374" calcext:value-type="float">
            <text:p>0.481927710843374</text:p>
          </table:table-cell>
          <table:table-cell table:formula="of:=[.AP$1]/[.$A84]" office:value-type="float" office:value="0.493975903614458" calcext:value-type="float">
            <text:p>0.493975903614458</text:p>
          </table:table-cell>
          <table:table-cell table:formula="of:=[.AQ$1]/[.$A84]" office:value-type="float" office:value="0.506024096385542" calcext:value-type="float">
            <text:p>0.506024096385542</text:p>
          </table:table-cell>
          <table:table-cell table:formula="of:=[.AR$1]/[.$A84]" office:value-type="float" office:value="0.518072289156627" calcext:value-type="float">
            <text:p>0.518072289156627</text:p>
          </table:table-cell>
          <table:table-cell table:formula="of:=[.AS$1]/[.$A84]" office:value-type="float" office:value="0.530120481927711" calcext:value-type="float">
            <text:p>0.530120481927711</text:p>
          </table:table-cell>
          <table:table-cell table:formula="of:=[.AT$1]/[.$A84]" office:value-type="float" office:value="0.542168674698795" calcext:value-type="float">
            <text:p>0.542168674698795</text:p>
          </table:table-cell>
          <table:table-cell table:number-columns-repeated="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3"/>
          <table:table-cell table:formula="of:=[.AI$1]/[.$A85]" office:value-type="float" office:value="0.404761904761905" calcext:value-type="float">
            <text:p>0.404761904761905</text:p>
          </table:table-cell>
          <table:table-cell table:formula="of:=[.AJ$1]/[.$A85]" office:value-type="float" office:value="0.416666666666667" calcext:value-type="float">
            <text:p>0.416666666666667</text:p>
          </table:table-cell>
          <table:table-cell table:formula="of:=[.AK$1]/[.$A85]" office:value-type="float" office:value="0.428571428571429" calcext:value-type="float">
            <text:p>0.428571428571429</text:p>
          </table:table-cell>
          <table:table-cell table:formula="of:=[.AL$1]/[.$A85]" office:value-type="float" office:value="0.44047619047619" calcext:value-type="float">
            <text:p>0.44047619047619</text:p>
          </table:table-cell>
          <table:table-cell table:formula="of:=[.AM$1]/[.$A85]" office:value-type="float" office:value="0.452380952380952" calcext:value-type="float">
            <text:p>0.452380952380952</text:p>
          </table:table-cell>
          <table:table-cell table:formula="of:=[.AN$1]/[.$A85]" office:value-type="float" office:value="0.464285714285714" calcext:value-type="float">
            <text:p>0.464285714285714</text:p>
          </table:table-cell>
          <table:table-cell table:formula="of:=[.AO$1]/[.$A85]" office:value-type="float" office:value="0.476190476190476" calcext:value-type="float">
            <text:p>0.476190476190476</text:p>
          </table:table-cell>
          <table:table-cell table:formula="of:=[.AP$1]/[.$A85]" office:value-type="float" office:value="0.488095238095238" calcext:value-type="float">
            <text:p>0.488095238095238</text:p>
          </table:table-cell>
          <table:table-cell table:formula="of:=[.AQ$1]/[.$A85]" office:value-type="float" office:value="0.5" calcext:value-type="float">
            <text:p>0.5</text:p>
          </table:table-cell>
          <table:table-cell table:formula="of:=[.AR$1]/[.$A85]" office:value-type="float" office:value="0.511904761904762" calcext:value-type="float">
            <text:p>0.511904761904762</text:p>
          </table:table-cell>
          <table:table-cell table:formula="of:=[.AS$1]/[.$A85]" office:value-type="float" office:value="0.523809523809524" calcext:value-type="float">
            <text:p>0.523809523809524</text:p>
          </table:table-cell>
          <table:table-cell table:formula="of:=[.AT$1]/[.$A85]" office:value-type="float" office:value="0.535714285714286" calcext:value-type="float">
            <text:p>0.535714285714286</text:p>
          </table:table-cell>
          <table:table-cell table:number-columns-repeated="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3"/>
          <table:table-cell table:formula="of:=[.AI$1]/[.$A86]" office:value-type="float" office:value="0.4" calcext:value-type="float">
            <text:p>0.4</text:p>
          </table:table-cell>
          <table:table-cell table:formula="of:=[.AJ$1]/[.$A86]" office:value-type="float" office:value="0.411764705882353" calcext:value-type="float">
            <text:p>0.411764705882353</text:p>
          </table:table-cell>
          <table:table-cell table:formula="of:=[.AK$1]/[.$A86]" office:value-type="float" office:value="0.423529411764706" calcext:value-type="float">
            <text:p>0.423529411764706</text:p>
          </table:table-cell>
          <table:table-cell table:formula="of:=[.AL$1]/[.$A86]" office:value-type="float" office:value="0.435294117647059" calcext:value-type="float">
            <text:p>0.435294117647059</text:p>
          </table:table-cell>
          <table:table-cell table:formula="of:=[.AM$1]/[.$A86]" office:value-type="float" office:value="0.447058823529412" calcext:value-type="float">
            <text:p>0.447058823529412</text:p>
          </table:table-cell>
          <table:table-cell table:formula="of:=[.AN$1]/[.$A86]" office:value-type="float" office:value="0.458823529411765" calcext:value-type="float">
            <text:p>0.458823529411765</text:p>
          </table:table-cell>
          <table:table-cell table:formula="of:=[.AO$1]/[.$A86]" office:value-type="float" office:value="0.470588235294118" calcext:value-type="float">
            <text:p>0.470588235294118</text:p>
          </table:table-cell>
          <table:table-cell table:formula="of:=[.AP$1]/[.$A86]" office:value-type="float" office:value="0.482352941176471" calcext:value-type="float">
            <text:p>0.482352941176471</text:p>
          </table:table-cell>
          <table:table-cell table:formula="of:=[.AQ$1]/[.$A86]" office:value-type="float" office:value="0.494117647058824" calcext:value-type="float">
            <text:p>0.494117647058824</text:p>
          </table:table-cell>
          <table:table-cell table:formula="of:=[.AR$1]/[.$A86]" office:value-type="float" office:value="0.505882352941176" calcext:value-type="float">
            <text:p>0.505882352941176</text:p>
          </table:table-cell>
          <table:table-cell table:formula="of:=[.AS$1]/[.$A86]" office:value-type="float" office:value="0.51764705882353" calcext:value-type="float">
            <text:p>0.51764705882353</text:p>
          </table:table-cell>
          <table:table-cell table:formula="of:=[.AT$1]/[.$A86]" office:value-type="float" office:value="0.529411764705882" calcext:value-type="float">
            <text:p>0.529411764705882</text:p>
          </table:table-cell>
          <table:table-cell table:number-columns-repeated="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4"/>
          <table:table-cell table:formula="of:=[.AJ$1]/[.$A87]" office:value-type="float" office:value="0.406976744186047" calcext:value-type="float">
            <text:p>0.406976744186047</text:p>
          </table:table-cell>
          <table:table-cell table:formula="of:=[.AK$1]/[.$A87]" office:value-type="float" office:value="0.418604651162791" calcext:value-type="float">
            <text:p>0.418604651162791</text:p>
          </table:table-cell>
          <table:table-cell table:formula="of:=[.AL$1]/[.$A87]" office:value-type="float" office:value="0.430232558139535" calcext:value-type="float">
            <text:p>0.430232558139535</text:p>
          </table:table-cell>
          <table:table-cell table:formula="of:=[.AM$1]/[.$A87]" office:value-type="float" office:value="0.441860465116279" calcext:value-type="float">
            <text:p>0.441860465116279</text:p>
          </table:table-cell>
          <table:table-cell table:formula="of:=[.AN$1]/[.$A87]" office:value-type="float" office:value="0.453488372093023" calcext:value-type="float">
            <text:p>0.453488372093023</text:p>
          </table:table-cell>
          <table:table-cell table:formula="of:=[.AO$1]/[.$A87]" office:value-type="float" office:value="0.465116279069767" calcext:value-type="float">
            <text:p>0.465116279069767</text:p>
          </table:table-cell>
          <table:table-cell table:formula="of:=[.AP$1]/[.$A87]" office:value-type="float" office:value="0.476744186046512" calcext:value-type="float">
            <text:p>0.476744186046512</text:p>
          </table:table-cell>
          <table:table-cell table:formula="of:=[.AQ$1]/[.$A87]" office:value-type="float" office:value="0.488372093023256" calcext:value-type="float">
            <text:p>0.488372093023256</text:p>
          </table:table-cell>
          <table:table-cell table:formula="of:=[.AR$1]/[.$A87]" office:value-type="float" office:value="0.5" calcext:value-type="float">
            <text:p>0.5</text:p>
          </table:table-cell>
          <table:table-cell table:formula="of:=[.AS$1]/[.$A87]" office:value-type="float" office:value="0.511627906976744" calcext:value-type="float">
            <text:p>0.511627906976744</text:p>
          </table:table-cell>
          <table:table-cell table:formula="of:=[.AT$1]/[.$A87]" office:value-type="float" office:value="0.523255813953488" calcext:value-type="float">
            <text:p>0.523255813953488</text:p>
          </table:table-cell>
          <table:table-cell table:number-columns-repeated="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4"/>
          <table:table-cell table:formula="of:=[.AJ$1]/[.$A88]" office:value-type="float" office:value="0.402298850574713" calcext:value-type="float">
            <text:p>0.402298850574713</text:p>
          </table:table-cell>
          <table:table-cell table:formula="of:=[.AK$1]/[.$A88]" office:value-type="float" office:value="0.413793103448276" calcext:value-type="float">
            <text:p>0.413793103448276</text:p>
          </table:table-cell>
          <table:table-cell table:formula="of:=[.AL$1]/[.$A88]" office:value-type="float" office:value="0.425287356321839" calcext:value-type="float">
            <text:p>0.425287356321839</text:p>
          </table:table-cell>
          <table:table-cell table:formula="of:=[.AM$1]/[.$A88]" office:value-type="float" office:value="0.436781609195402" calcext:value-type="float">
            <text:p>0.436781609195402</text:p>
          </table:table-cell>
          <table:table-cell table:formula="of:=[.AN$1]/[.$A88]" office:value-type="float" office:value="0.448275862068966" calcext:value-type="float">
            <text:p>0.448275862068966</text:p>
          </table:table-cell>
          <table:table-cell table:formula="of:=[.AO$1]/[.$A88]" office:value-type="float" office:value="0.459770114942529" calcext:value-type="float">
            <text:p>0.459770114942529</text:p>
          </table:table-cell>
          <table:table-cell table:formula="of:=[.AP$1]/[.$A88]" office:value-type="float" office:value="0.471264367816092" calcext:value-type="float">
            <text:p>0.471264367816092</text:p>
          </table:table-cell>
          <table:table-cell table:formula="of:=[.AQ$1]/[.$A88]" office:value-type="float" office:value="0.482758620689655" calcext:value-type="float">
            <text:p>0.482758620689655</text:p>
          </table:table-cell>
          <table:table-cell table:formula="of:=[.AR$1]/[.$A88]" office:value-type="float" office:value="0.494252873563218" calcext:value-type="float">
            <text:p>0.494252873563218</text:p>
          </table:table-cell>
          <table:table-cell table:formula="of:=[.AS$1]/[.$A88]" office:value-type="float" office:value="0.505747126436782" calcext:value-type="float">
            <text:p>0.505747126436782</text:p>
          </table:table-cell>
          <table:table-cell table:formula="of:=[.AT$1]/[.$A88]" office:value-type="float" office:value="0.517241379310345" calcext:value-type="float">
            <text:p>0.517241379310345</text:p>
          </table:table-cell>
          <table:table-cell table:number-columns-repeated="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5"/>
          <table:table-cell table:formula="of:=[.AK$1]/[.$A89]" office:value-type="float" office:value="0.409090909090909" calcext:value-type="float">
            <text:p>0.409090909090909</text:p>
          </table:table-cell>
          <table:table-cell table:formula="of:=[.AL$1]/[.$A89]" office:value-type="float" office:value="0.420454545454545" calcext:value-type="float">
            <text:p>0.420454545454545</text:p>
          </table:table-cell>
          <table:table-cell table:formula="of:=[.AM$1]/[.$A89]" office:value-type="float" office:value="0.431818181818182" calcext:value-type="float">
            <text:p>0.431818181818182</text:p>
          </table:table-cell>
          <table:table-cell table:formula="of:=[.AN$1]/[.$A89]" office:value-type="float" office:value="0.443181818181818" calcext:value-type="float">
            <text:p>0.443181818181818</text:p>
          </table:table-cell>
          <table:table-cell table:formula="of:=[.AO$1]/[.$A89]" office:value-type="float" office:value="0.454545454545455" calcext:value-type="float">
            <text:p>0.454545454545455</text:p>
          </table:table-cell>
          <table:table-cell table:formula="of:=[.AP$1]/[.$A89]" office:value-type="float" office:value="0.465909090909091" calcext:value-type="float">
            <text:p>0.465909090909091</text:p>
          </table:table-cell>
          <table:table-cell table:formula="of:=[.AQ$1]/[.$A89]" office:value-type="float" office:value="0.477272727272727" calcext:value-type="float">
            <text:p>0.477272727272727</text:p>
          </table:table-cell>
          <table:table-cell table:formula="of:=[.AR$1]/[.$A89]" office:value-type="float" office:value="0.488636363636364" calcext:value-type="float">
            <text:p>0.488636363636364</text:p>
          </table:table-cell>
          <table:table-cell table:formula="of:=[.AS$1]/[.$A89]" office:value-type="float" office:value="0.5" calcext:value-type="float">
            <text:p>0.5</text:p>
          </table:table-cell>
          <table:table-cell table:formula="of:=[.AT$1]/[.$A89]" office:value-type="float" office:value="0.511363636363636" calcext:value-type="float">
            <text:p>0.511363636363636</text:p>
          </table:table-cell>
          <table:table-cell table:number-columns-repeated="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5"/>
          <table:table-cell table:formula="of:=[.AK$1]/[.$A90]" office:value-type="float" office:value="0.404494382022472" calcext:value-type="float">
            <text:p>0.404494382022472</text:p>
          </table:table-cell>
          <table:table-cell table:formula="of:=[.AL$1]/[.$A90]" office:value-type="float" office:value="0.415730337078652" calcext:value-type="float">
            <text:p>0.415730337078652</text:p>
          </table:table-cell>
          <table:table-cell table:formula="of:=[.AM$1]/[.$A90]" office:value-type="float" office:value="0.426966292134831" calcext:value-type="float">
            <text:p>0.426966292134831</text:p>
          </table:table-cell>
          <table:table-cell table:formula="of:=[.AN$1]/[.$A90]" office:value-type="float" office:value="0.438202247191011" calcext:value-type="float">
            <text:p>0.438202247191011</text:p>
          </table:table-cell>
          <table:table-cell table:formula="of:=[.AO$1]/[.$A90]" office:value-type="float" office:value="0.449438202247191" calcext:value-type="float">
            <text:p>0.449438202247191</text:p>
          </table:table-cell>
          <table:table-cell table:formula="of:=[.AP$1]/[.$A90]" office:value-type="float" office:value="0.460674157303371" calcext:value-type="float">
            <text:p>0.460674157303371</text:p>
          </table:table-cell>
          <table:table-cell table:formula="of:=[.AQ$1]/[.$A90]" office:value-type="float" office:value="0.471910112359551" calcext:value-type="float">
            <text:p>0.471910112359551</text:p>
          </table:table-cell>
          <table:table-cell table:formula="of:=[.AR$1]/[.$A90]" office:value-type="float" office:value="0.48314606741573" calcext:value-type="float">
            <text:p>0.48314606741573</text:p>
          </table:table-cell>
          <table:table-cell table:formula="of:=[.AS$1]/[.$A90]" office:value-type="float" office:value="0.49438202247191" calcext:value-type="float">
            <text:p>0.49438202247191</text:p>
          </table:table-cell>
          <table:table-cell table:formula="of:=[.AT$1]/[.$A90]" office:value-type="float" office:value="0.50561797752809" calcext:value-type="float">
            <text:p>0.50561797752809</text:p>
          </table:table-cell>
          <table:table-cell table:number-columns-repeated="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35"/>
          <table:table-cell table:formula="of:=[.AK$1]/[.$A91]" office:value-type="float" office:value="0.4" calcext:value-type="float">
            <text:p>0.4</text:p>
          </table:table-cell>
          <table:table-cell table:formula="of:=[.AL$1]/[.$A91]" office:value-type="float" office:value="0.411111111111111" calcext:value-type="float">
            <text:p>0.411111111111111</text:p>
          </table:table-cell>
          <table:table-cell table:formula="of:=[.AM$1]/[.$A91]" office:value-type="float" office:value="0.422222222222222" calcext:value-type="float">
            <text:p>0.422222222222222</text:p>
          </table:table-cell>
          <table:table-cell table:formula="of:=[.AN$1]/[.$A91]" office:value-type="float" office:value="0.433333333333333" calcext:value-type="float">
            <text:p>0.433333333333333</text:p>
          </table:table-cell>
          <table:table-cell table:formula="of:=[.AO$1]/[.$A91]" office:value-type="float" office:value="0.444444444444444" calcext:value-type="float">
            <text:p>0.444444444444444</text:p>
          </table:table-cell>
          <table:table-cell table:formula="of:=[.AP$1]/[.$A91]" office:value-type="float" office:value="0.455555555555556" calcext:value-type="float">
            <text:p>0.455555555555556</text:p>
          </table:table-cell>
          <table:table-cell table:formula="of:=[.AQ$1]/[.$A91]" office:value-type="float" office:value="0.466666666666667" calcext:value-type="float">
            <text:p>0.466666666666667</text:p>
          </table:table-cell>
          <table:table-cell table:formula="of:=[.AR$1]/[.$A91]" office:value-type="float" office:value="0.477777777777778" calcext:value-type="float">
            <text:p>0.477777777777778</text:p>
          </table:table-cell>
          <table:table-cell table:formula="of:=[.AS$1]/[.$A91]" office:value-type="float" office:value="0.488888888888889" calcext:value-type="float">
            <text:p>0.488888888888889</text:p>
          </table:table-cell>
          <table:table-cell table:formula="of:=[.AT$1]/[.$A91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36"/>
          <table:table-cell table:formula="of:=[.AL$1]/[.$A92]" office:value-type="float" office:value="0.406593406593407" calcext:value-type="float">
            <text:p>0.406593406593407</text:p>
          </table:table-cell>
          <table:table-cell table:formula="of:=[.AM$1]/[.$A92]" office:value-type="float" office:value="0.417582417582418" calcext:value-type="float">
            <text:p>0.417582417582418</text:p>
          </table:table-cell>
          <table:table-cell table:formula="of:=[.AN$1]/[.$A92]" office:value-type="float" office:value="0.428571428571429" calcext:value-type="float">
            <text:p>0.428571428571429</text:p>
          </table:table-cell>
          <table:table-cell table:formula="of:=[.AO$1]/[.$A92]" office:value-type="float" office:value="0.43956043956044" calcext:value-type="float">
            <text:p>0.43956043956044</text:p>
          </table:table-cell>
          <table:table-cell table:formula="of:=[.AP$1]/[.$A92]" office:value-type="float" office:value="0.450549450549451" calcext:value-type="float">
            <text:p>0.450549450549451</text:p>
          </table:table-cell>
          <table:table-cell table:formula="of:=[.AQ$1]/[.$A92]" office:value-type="float" office:value="0.461538461538462" calcext:value-type="float">
            <text:p>0.461538461538462</text:p>
          </table:table-cell>
          <table:table-cell table:formula="of:=[.AR$1]/[.$A92]" office:value-type="float" office:value="0.472527472527473" calcext:value-type="float">
            <text:p>0.472527472527473</text:p>
          </table:table-cell>
          <table:table-cell table:formula="of:=[.AS$1]/[.$A92]" office:value-type="float" office:value="0.483516483516484" calcext:value-type="float">
            <text:p>0.483516483516484</text:p>
          </table:table-cell>
          <table:table-cell table:formula="of:=[.AT$1]/[.$A92]" office:value-type="float" office:value="0.494505494505495" calcext:value-type="float">
            <text:p>0.494505494505495</text:p>
          </table:table-cell>
          <table:table-cell table:formula="of:=[.AU$1]/[.$A92]" office:value-type="float" office:value="0.505494505494506" calcext:value-type="float">
            <text:p>0.505494505494506</text:p>
          </table:table-cell>
          <table:table-cell table:formula="of:=[.AV$1]/[.$A92]" office:value-type="float" office:value="0.516483516483517" calcext:value-type="float">
            <text:p>0.516483516483517</text:p>
          </table:table-cell>
          <table:table-cell table:formula="of:=[.AW$1]/[.$A92]" office:value-type="float" office:value="0.527472527472528" calcext:value-type="float">
            <text:p>0.527472527472528</text:p>
          </table:table-cell>
          <table:table-cell table:formula="of:=[.AX$1]/[.$A92]" office:value-type="float" office:value="0.538461538461538" calcext:value-type="float">
            <text:p>0.538461538461538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36"/>
          <table:table-cell table:formula="of:=[.AL$1]/[.$A93]" office:value-type="float" office:value="0.402173913043478" calcext:value-type="float">
            <text:p>0.402173913043478</text:p>
          </table:table-cell>
          <table:table-cell table:formula="of:=[.AM$1]/[.$A93]" office:value-type="float" office:value="0.41304347826087" calcext:value-type="float">
            <text:p>0.41304347826087</text:p>
          </table:table-cell>
          <table:table-cell table:formula="of:=[.AN$1]/[.$A93]" office:value-type="float" office:value="0.423913043478261" calcext:value-type="float">
            <text:p>0.423913043478261</text:p>
          </table:table-cell>
          <table:table-cell table:formula="of:=[.AO$1]/[.$A93]" office:value-type="float" office:value="0.434782608695652" calcext:value-type="float">
            <text:p>0.434782608695652</text:p>
          </table:table-cell>
          <table:table-cell table:formula="of:=[.AP$1]/[.$A93]" office:value-type="float" office:value="0.445652173913043" calcext:value-type="float">
            <text:p>0.445652173913043</text:p>
          </table:table-cell>
          <table:table-cell table:formula="of:=[.AQ$1]/[.$A93]" office:value-type="float" office:value="0.456521739130435" calcext:value-type="float">
            <text:p>0.456521739130435</text:p>
          </table:table-cell>
          <table:table-cell table:formula="of:=[.AR$1]/[.$A93]" office:value-type="float" office:value="0.467391304347826" calcext:value-type="float">
            <text:p>0.467391304347826</text:p>
          </table:table-cell>
          <table:table-cell table:formula="of:=[.AS$1]/[.$A93]" office:value-type="float" office:value="0.478260869565217" calcext:value-type="float">
            <text:p>0.478260869565217</text:p>
          </table:table-cell>
          <table:table-cell table:formula="of:=[.AT$1]/[.$A93]" office:value-type="float" office:value="0.489130434782609" calcext:value-type="float">
            <text:p>0.489130434782609</text:p>
          </table:table-cell>
          <table:table-cell table:formula="of:=[.AU$1]/[.$A93]" office:value-type="float" office:value="0.5" calcext:value-type="float">
            <text:p>0.5</text:p>
          </table:table-cell>
          <table:table-cell table:formula="of:=[.AV$1]/[.$A93]" office:value-type="float" office:value="0.510869565217391" calcext:value-type="float">
            <text:p>0.510869565217391</text:p>
          </table:table-cell>
          <table:table-cell table:formula="of:=[.AW$1]/[.$A93]" office:value-type="float" office:value="0.521739130434783" calcext:value-type="float">
            <text:p>0.521739130434783</text:p>
          </table:table-cell>
          <table:table-cell table:formula="of:=[.AX$1]/[.$A93]" office:value-type="float" office:value="0.532608695652174" calcext:value-type="float">
            <text:p>0.532608695652174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37"/>
          <table:table-cell table:formula="of:=[.AM$1]/[.$A94]" office:value-type="float" office:value="0.408602150537634" calcext:value-type="float">
            <text:p>0.408602150537634</text:p>
          </table:table-cell>
          <table:table-cell table:formula="of:=[.AN$1]/[.$A94]" office:value-type="float" office:value="0.419354838709677" calcext:value-type="float">
            <text:p>0.419354838709677</text:p>
          </table:table-cell>
          <table:table-cell table:formula="of:=[.AO$1]/[.$A94]" office:value-type="float" office:value="0.43010752688172" calcext:value-type="float">
            <text:p>0.43010752688172</text:p>
          </table:table-cell>
          <table:table-cell table:formula="of:=[.AP$1]/[.$A94]" office:value-type="float" office:value="0.440860215053763" calcext:value-type="float">
            <text:p>0.440860215053763</text:p>
          </table:table-cell>
          <table:table-cell table:formula="of:=[.AQ$1]/[.$A94]" office:value-type="float" office:value="0.451612903225806" calcext:value-type="float">
            <text:p>0.451612903225806</text:p>
          </table:table-cell>
          <table:table-cell table:formula="of:=[.AR$1]/[.$A94]" office:value-type="float" office:value="0.462365591397849" calcext:value-type="float">
            <text:p>0.462365591397849</text:p>
          </table:table-cell>
          <table:table-cell table:formula="of:=[.AS$1]/[.$A94]" office:value-type="float" office:value="0.473118279569893" calcext:value-type="float">
            <text:p>0.473118279569893</text:p>
          </table:table-cell>
          <table:table-cell table:formula="of:=[.AT$1]/[.$A94]" office:value-type="float" office:value="0.483870967741936" calcext:value-type="float">
            <text:p>0.483870967741936</text:p>
          </table:table-cell>
          <table:table-cell table:formula="of:=[.AU$1]/[.$A94]" office:value-type="float" office:value="0.494623655913979" calcext:value-type="float">
            <text:p>0.494623655913979</text:p>
          </table:table-cell>
          <table:table-cell table:formula="of:=[.AV$1]/[.$A94]" office:value-type="float" office:value="0.505376344086022" calcext:value-type="float">
            <text:p>0.505376344086022</text:p>
          </table:table-cell>
          <table:table-cell table:formula="of:=[.AW$1]/[.$A94]" office:value-type="float" office:value="0.516129032258065" calcext:value-type="float">
            <text:p>0.516129032258065</text:p>
          </table:table-cell>
          <table:table-cell table:formula="of:=[.AX$1]/[.$A94]" office:value-type="float" office:value="0.526881720430108" calcext:value-type="float">
            <text:p>0.526881720430108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37"/>
          <table:table-cell table:formula="of:=[.AM$1]/[.$A95]" office:value-type="float" office:value="0.404255319148936" calcext:value-type="float">
            <text:p>0.404255319148936</text:p>
          </table:table-cell>
          <table:table-cell table:formula="of:=[.AN$1]/[.$A95]" office:value-type="float" office:value="0.414893617021277" calcext:value-type="float">
            <text:p>0.414893617021277</text:p>
          </table:table-cell>
          <table:table-cell table:formula="of:=[.AO$1]/[.$A95]" office:value-type="float" office:value="0.425531914893617" calcext:value-type="float">
            <text:p>0.425531914893617</text:p>
          </table:table-cell>
          <table:table-cell table:formula="of:=[.AP$1]/[.$A95]" office:value-type="float" office:value="0.436170212765957" calcext:value-type="float">
            <text:p>0.436170212765957</text:p>
          </table:table-cell>
          <table:table-cell table:formula="of:=[.AQ$1]/[.$A95]" office:value-type="float" office:value="0.446808510638298" calcext:value-type="float">
            <text:p>0.446808510638298</text:p>
          </table:table-cell>
          <table:table-cell table:formula="of:=[.AR$1]/[.$A95]" office:value-type="float" office:value="0.457446808510638" calcext:value-type="float">
            <text:p>0.457446808510638</text:p>
          </table:table-cell>
          <table:table-cell table:formula="of:=[.AS$1]/[.$A95]" office:value-type="float" office:value="0.468085106382979" calcext:value-type="float">
            <text:p>0.468085106382979</text:p>
          </table:table-cell>
          <table:table-cell table:formula="of:=[.AT$1]/[.$A95]" office:value-type="float" office:value="0.478723404255319" calcext:value-type="float">
            <text:p>0.478723404255319</text:p>
          </table:table-cell>
          <table:table-cell table:formula="of:=[.AU$1]/[.$A95]" office:value-type="float" office:value="0.48936170212766" calcext:value-type="float">
            <text:p>0.48936170212766</text:p>
          </table:table-cell>
          <table:table-cell table:formula="of:=[.AV$1]/[.$A95]" office:value-type="float" office:value="0.5" calcext:value-type="float">
            <text:p>0.5</text:p>
          </table:table-cell>
          <table:table-cell table:formula="of:=[.AW$1]/[.$A95]" office:value-type="float" office:value="0.51063829787234" calcext:value-type="float">
            <text:p>0.51063829787234</text:p>
          </table:table-cell>
          <table:table-cell table:formula="of:=[.AX$1]/[.$A95]" office:value-type="float" office:value="0.521276595744681" calcext:value-type="float">
            <text:p>0.521276595744681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37"/>
          <table:table-cell table:formula="of:=[.AM$1]/[.$A96]" office:value-type="float" office:value="0.4" calcext:value-type="float">
            <text:p>0.4</text:p>
          </table:table-cell>
          <table:table-cell table:formula="of:=[.AN$1]/[.$A96]" office:value-type="float" office:value="0.410526315789474" calcext:value-type="float">
            <text:p>0.410526315789474</text:p>
          </table:table-cell>
          <table:table-cell table:formula="of:=[.AO$1]/[.$A96]" office:value-type="float" office:value="0.421052631578947" calcext:value-type="float">
            <text:p>0.421052631578947</text:p>
          </table:table-cell>
          <table:table-cell table:formula="of:=[.AP$1]/[.$A96]" office:value-type="float" office:value="0.431578947368421" calcext:value-type="float">
            <text:p>0.431578947368421</text:p>
          </table:table-cell>
          <table:table-cell table:formula="of:=[.AQ$1]/[.$A96]" office:value-type="float" office:value="0.442105263157895" calcext:value-type="float">
            <text:p>0.442105263157895</text:p>
          </table:table-cell>
          <table:table-cell table:formula="of:=[.AR$1]/[.$A96]" office:value-type="float" office:value="0.452631578947368" calcext:value-type="float">
            <text:p>0.452631578947368</text:p>
          </table:table-cell>
          <table:table-cell table:formula="of:=[.AS$1]/[.$A96]" office:value-type="float" office:value="0.463157894736842" calcext:value-type="float">
            <text:p>0.463157894736842</text:p>
          </table:table-cell>
          <table:table-cell table:formula="of:=[.AT$1]/[.$A96]" office:value-type="float" office:value="0.473684210526316" calcext:value-type="float">
            <text:p>0.473684210526316</text:p>
          </table:table-cell>
          <table:table-cell table:formula="of:=[.AU$1]/[.$A96]" office:value-type="float" office:value="0.48421052631579" calcext:value-type="float">
            <text:p>0.48421052631579</text:p>
          </table:table-cell>
          <table:table-cell table:formula="of:=[.AV$1]/[.$A96]" office:value-type="float" office:value="0.494736842105263" calcext:value-type="float">
            <text:p>0.494736842105263</text:p>
          </table:table-cell>
          <table:table-cell table:formula="of:=[.AW$1]/[.$A96]" office:value-type="float" office:value="0.505263157894737" calcext:value-type="float">
            <text:p>0.505263157894737</text:p>
          </table:table-cell>
          <table:table-cell table:formula="of:=[.AX$1]/[.$A96]" office:value-type="float" office:value="0.515789473684211" calcext:value-type="float">
            <text:p>0.51578947368421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38"/>
          <table:table-cell table:formula="of:=[.AN$1]/[.$A97]" office:value-type="float" office:value="0.40625" calcext:value-type="float">
            <text:p>0.40625</text:p>
          </table:table-cell>
          <table:table-cell table:formula="of:=[.AO$1]/[.$A97]" office:value-type="float" office:value="0.416666666666667" calcext:value-type="float">
            <text:p>0.416666666666667</text:p>
          </table:table-cell>
          <table:table-cell table:formula="of:=[.AP$1]/[.$A97]" office:value-type="float" office:value="0.427083333333333" calcext:value-type="float">
            <text:p>0.427083333333333</text:p>
          </table:table-cell>
          <table:table-cell table:formula="of:=[.AQ$1]/[.$A97]" office:value-type="float" office:value="0.4375" calcext:value-type="float">
            <text:p>0.4375</text:p>
          </table:table-cell>
          <table:table-cell table:formula="of:=[.AR$1]/[.$A97]" office:value-type="float" office:value="0.447916666666667" calcext:value-type="float">
            <text:p>0.447916666666667</text:p>
          </table:table-cell>
          <table:table-cell table:formula="of:=[.AS$1]/[.$A97]" office:value-type="float" office:value="0.458333333333333" calcext:value-type="float">
            <text:p>0.458333333333333</text:p>
          </table:table-cell>
          <table:table-cell table:formula="of:=[.AT$1]/[.$A97]" office:value-type="float" office:value="0.46875" calcext:value-type="float">
            <text:p>0.46875</text:p>
          </table:table-cell>
          <table:table-cell table:formula="of:=[.AU$1]/[.$A97]" office:value-type="float" office:value="0.479166666666667" calcext:value-type="float">
            <text:p>0.479166666666667</text:p>
          </table:table-cell>
          <table:table-cell table:formula="of:=[.AV$1]/[.$A97]" office:value-type="float" office:value="0.489583333333333" calcext:value-type="float">
            <text:p>0.489583333333333</text:p>
          </table:table-cell>
          <table:table-cell table:formula="of:=[.AW$1]/[.$A97]" office:value-type="float" office:value="0.5" calcext:value-type="float">
            <text:p>0.5</text:p>
          </table:table-cell>
          <table:table-cell table:formula="of:=[.AX$1]/[.$A97]" office:value-type="float" office:value="0.510416666666667" calcext:value-type="float">
            <text:p>0.510416666666667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38"/>
          <table:table-cell table:formula="of:=[.AN$1]/[.$A98]" office:value-type="float" office:value="0.402061855670103" calcext:value-type="float">
            <text:p>0.402061855670103</text:p>
          </table:table-cell>
          <table:table-cell table:formula="of:=[.AO$1]/[.$A98]" office:value-type="float" office:value="0.412371134020619" calcext:value-type="float">
            <text:p>0.412371134020619</text:p>
          </table:table-cell>
          <table:table-cell table:formula="of:=[.AP$1]/[.$A98]" office:value-type="float" office:value="0.422680412371134" calcext:value-type="float">
            <text:p>0.422680412371134</text:p>
          </table:table-cell>
          <table:table-cell table:formula="of:=[.AQ$1]/[.$A98]" office:value-type="float" office:value="0.43298969072165" calcext:value-type="float">
            <text:p>0.43298969072165</text:p>
          </table:table-cell>
          <table:table-cell table:formula="of:=[.AR$1]/[.$A98]" office:value-type="float" office:value="0.443298969072165" calcext:value-type="float">
            <text:p>0.443298969072165</text:p>
          </table:table-cell>
          <table:table-cell table:formula="of:=[.AS$1]/[.$A98]" office:value-type="float" office:value="0.45360824742268" calcext:value-type="float">
            <text:p>0.45360824742268</text:p>
          </table:table-cell>
          <table:table-cell table:formula="of:=[.AT$1]/[.$A98]" office:value-type="float" office:value="0.463917525773196" calcext:value-type="float">
            <text:p>0.463917525773196</text:p>
          </table:table-cell>
          <table:table-cell table:formula="of:=[.AU$1]/[.$A98]" office:value-type="float" office:value="0.474226804123711" calcext:value-type="float">
            <text:p>0.474226804123711</text:p>
          </table:table-cell>
          <table:table-cell table:formula="of:=[.AV$1]/[.$A98]" office:value-type="float" office:value="0.484536082474227" calcext:value-type="float">
            <text:p>0.484536082474227</text:p>
          </table:table-cell>
          <table:table-cell table:formula="of:=[.AW$1]/[.$A98]" office:value-type="float" office:value="0.494845360824742" calcext:value-type="float">
            <text:p>0.494845360824742</text:p>
          </table:table-cell>
          <table:table-cell table:formula="of:=[.AX$1]/[.$A98]" office:value-type="float" office:value="0.505154639175258" calcext:value-type="float">
            <text:p>0.505154639175258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39"/>
          <table:table-cell table:formula="of:=[.AO$1]/[.$A99]" office:value-type="float" office:value="0.408163265306122" calcext:value-type="float">
            <text:p>0.408163265306122</text:p>
          </table:table-cell>
          <table:table-cell table:formula="of:=[.AP$1]/[.$A99]" office:value-type="float" office:value="0.418367346938776" calcext:value-type="float">
            <text:p>0.418367346938776</text:p>
          </table:table-cell>
          <table:table-cell table:formula="of:=[.AQ$1]/[.$A99]" office:value-type="float" office:value="0.428571428571429" calcext:value-type="float">
            <text:p>0.428571428571429</text:p>
          </table:table-cell>
          <table:table-cell table:formula="of:=[.AR$1]/[.$A99]" office:value-type="float" office:value="0.438775510204082" calcext:value-type="float">
            <text:p>0.438775510204082</text:p>
          </table:table-cell>
          <table:table-cell table:formula="of:=[.AS$1]/[.$A99]" office:value-type="float" office:value="0.448979591836735" calcext:value-type="float">
            <text:p>0.448979591836735</text:p>
          </table:table-cell>
          <table:table-cell table:formula="of:=[.AT$1]/[.$A99]" office:value-type="float" office:value="0.459183673469388" calcext:value-type="float">
            <text:p>0.459183673469388</text:p>
          </table:table-cell>
          <table:table-cell table:formula="of:=[.AU$1]/[.$A99]" office:value-type="float" office:value="0.469387755102041" calcext:value-type="float">
            <text:p>0.469387755102041</text:p>
          </table:table-cell>
          <table:table-cell table:formula="of:=[.AV$1]/[.$A99]" office:value-type="float" office:value="0.479591836734694" calcext:value-type="float">
            <text:p>0.479591836734694</text:p>
          </table:table-cell>
          <table:table-cell table:formula="of:=[.AW$1]/[.$A99]" office:value-type="float" office:value="0.489795918367347" calcext:value-type="float">
            <text:p>0.489795918367347</text:p>
          </table:table-cell>
          <table:table-cell table:formula="of:=[.AX$1]/[.$A99]" office:value-type="float" office:value="0.5" calcext:value-type="float">
            <text:p>0.5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39"/>
          <table:table-cell table:formula="of:=[.AO$1]/[.$A100]" office:value-type="float" office:value="0.404040404040404" calcext:value-type="float">
            <text:p>0.404040404040404</text:p>
          </table:table-cell>
          <table:table-cell table:formula="of:=[.AP$1]/[.$A100]" office:value-type="float" office:value="0.414141414141414" calcext:value-type="float">
            <text:p>0.414141414141414</text:p>
          </table:table-cell>
          <table:table-cell table:formula="of:=[.AQ$1]/[.$A100]" office:value-type="float" office:value="0.424242424242424" calcext:value-type="float">
            <text:p>0.424242424242424</text:p>
          </table:table-cell>
          <table:table-cell table:formula="of:=[.AR$1]/[.$A100]" office:value-type="float" office:value="0.434343434343434" calcext:value-type="float">
            <text:p>0.434343434343434</text:p>
          </table:table-cell>
          <table:table-cell table:formula="of:=[.AS$1]/[.$A100]" office:value-type="float" office:value="0.444444444444444" calcext:value-type="float">
            <text:p>0.444444444444444</text:p>
          </table:table-cell>
          <table:table-cell table:formula="of:=[.AT$1]/[.$A100]" office:value-type="float" office:value="0.454545454545455" calcext:value-type="float">
            <text:p>0.454545454545455</text:p>
          </table:table-cell>
          <table:table-cell table:formula="of:=[.AU$1]/[.$A100]" office:value-type="float" office:value="0.464646464646465" calcext:value-type="float">
            <text:p>0.464646464646465</text:p>
          </table:table-cell>
          <table:table-cell table:formula="of:=[.AV$1]/[.$A100]" office:value-type="float" office:value="0.474747474747475" calcext:value-type="float">
            <text:p>0.474747474747475</text:p>
          </table:table-cell>
          <table:table-cell table:formula="of:=[.AW$1]/[.$A100]" office:value-type="float" office:value="0.484848484848485" calcext:value-type="float">
            <text:p>0.484848484848485</text:p>
          </table:table-cell>
          <table:table-cell table:formula="of:=[.AX$1]/[.$A100]" office:value-type="float" office:value="0.494949494949495" calcext:value-type="float">
            <text:p>0.49494949494949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39"/>
          <table:table-cell table:formula="of:=[.AO$1]/[.$A101]" office:value-type="float" office:value="0.4" calcext:value-type="float">
            <text:p>0.4</text:p>
          </table:table-cell>
          <table:table-cell table:formula="of:=[.AP$1]/[.$A101]" office:value-type="float" office:value="0.41" calcext:value-type="float">
            <text:p>0.41</text:p>
          </table:table-cell>
          <table:table-cell table:formula="of:=[.AQ$1]/[.$A101]" office:value-type="float" office:value="0.42" calcext:value-type="float">
            <text:p>0.42</text:p>
          </table:table-cell>
          <table:table-cell table:formula="of:=[.AR$1]/[.$A101]" office:value-type="float" office:value="0.43" calcext:value-type="float">
            <text:p>0.43</text:p>
          </table:table-cell>
          <table:table-cell table:formula="of:=[.AS$1]/[.$A101]" office:value-type="float" office:value="0.44" calcext:value-type="float">
            <text:p>0.44</text:p>
          </table:table-cell>
          <table:table-cell table:formula="of:=[.AT$1]/[.$A101]" office:value-type="float" office:value="0.45" calcext:value-type="float">
            <text:p>0.45</text:p>
          </table:table-cell>
          <table:table-cell table:formula="of:=[.AU$1]/[.$A101]" office:value-type="float" office:value="0.46" calcext:value-type="float">
            <text:p>0.46</text:p>
          </table:table-cell>
          <table:table-cell table:formula="of:=[.AV$1]/[.$A101]" office:value-type="float" office:value="0.47" calcext:value-type="float">
            <text:p>0.47</text:p>
          </table:table-cell>
          <table:table-cell table:formula="of:=[.AW$1]/[.$A101]" office:value-type="float" office:value="0.48" calcext:value-type="float">
            <text:p>0.48</text:p>
          </table:table-cell>
          <table:table-cell table:formula="of:=[.AX$1]/[.$A101]" office:value-type="float" office:value="0.49" calcext:value-type="float">
            <text:p>0.49</text:p>
          </table:table-cell>
        </table:table-row>
      </table:table>
      <table:table table:name="Sheet2_2" table:style-name="ta1">
        <table:table-column table:style-name="co5" table:number-columns-repeated="5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4"/>
          <table:table-cell table:formula="of:=[.F$1]/[.$A12]" office:value-type="float" office:value="0.454545454545455" calcext:value-type="float">
            <text:p>0.454545454545455</text:p>
          </table:table-cell>
          <table:table-cell table:number-columns-repeated="4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9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49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4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8"/>
          <table:table-cell table:formula="of:=[.J$1]/[.$A21]" office:value-type="float" office:value="0.45" calcext:value-type="float">
            <text:p>0.45</text:p>
          </table:table-cell>
          <table:table-cell table:number-columns-repeated="4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4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9"/>
          <table:table-cell table:formula="of:=[.K$1]/[.$A23]" office:value-type="float" office:value="0.454545454545455" calcext:value-type="float">
            <text:p>0.454545454545455</text:p>
          </table:table-cell>
          <table:table-cell table:number-columns-repeated="3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10"/>
          <table:table-cell table:formula="of:=[.L$1]/[.$A25]" office:value-type="float" office:value="0.458333333333333" calcext:value-type="float">
            <text:p>0.458333333333333</text:p>
          </table:table-cell>
          <table:table-cell table:number-columns-repeated="3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4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4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9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3"/>
          <table:table-cell table:formula="of:=[.O$1]/[.$A32]" office:value-type="float" office:value="0.451612903225806" calcext:value-type="float">
            <text:p>0.451612903225806</text:p>
          </table:table-cell>
          <table:table-cell table:number-columns-repeated="3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4"/>
          <table:table-cell table:formula="of:=[.P$1]/[.$A34]" office:value-type="float" office:value="0.454545454545455" calcext:value-type="float">
            <text:p>0.454545454545455</text:p>
          </table:table-cell>
          <table:table-cell table:number-columns-repeated="3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4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5"/>
          <table:table-cell table:formula="of:=[.Q$1]/[.$A36]" office:value-type="float" office:value="0.457142857142857" calcext:value-type="float">
            <text:p>0.457142857142857</text:p>
          </table:table-cell>
          <table:table-cell table:number-columns-repeated="3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49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6"/>
          <table:table-cell table:formula="of:=[.R$1]/[.$A38]" office:value-type="float" office:value="0.45945945945946" calcext:value-type="float">
            <text:p>0.45945945945946</text:p>
          </table:table-cell>
          <table:table-cell table:number-columns-repeated="3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49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49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7"/>
          <table:table-cell table:formula="of:=[.S$1]/[.$A41]" office:value-type="float" office:value="0.45" calcext:value-type="float">
            <text:p>0.45</text:p>
          </table:table-cell>
          <table:table-cell table:number-columns-repeated="31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49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8"/>
          <table:table-cell table:formula="of:=[.T$1]/[.$A43]" office:value-type="float" office:value="0.452380952380952" calcext:value-type="float">
            <text:p>0.452380952380952</text:p>
          </table:table-cell>
          <table:table-cell table:number-columns-repeated="3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49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9"/>
          <table:table-cell table:formula="of:=[.U$1]/[.$A45]" office:value-type="float" office:value="0.454545454545455" calcext:value-type="float">
            <text:p>0.454545454545455</text:p>
          </table:table-cell>
          <table:table-cell table:number-columns-repeated="29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49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20"/>
          <table:table-cell table:formula="of:=[.V$1]/[.$A47]" office:value-type="float" office:value="0.456521739130435" calcext:value-type="float">
            <text:p>0.456521739130435</text:p>
          </table:table-cell>
          <table:table-cell table:number-columns-repeated="2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49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21"/>
          <table:table-cell table:formula="of:=[.W$1]/[.$A49]" office:value-type="float" office:value="0.458333333333333" calcext:value-type="float">
            <text:p>0.458333333333333</text:p>
          </table:table-cell>
          <table:table-cell table:number-columns-repeated="2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49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49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22"/>
          <table:table-cell table:formula="of:=[.X$1]/[.$A52]" office:value-type="float" office:value="0.450980392156863" calcext:value-type="float">
            <text:p>0.450980392156863</text:p>
          </table:table-cell>
          <table:table-cell table:number-columns-repeated="2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49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3"/>
          <table:table-cell table:formula="of:=[.Y$1]/[.$A54]" office:value-type="float" office:value="0.452830188679245" calcext:value-type="float">
            <text:p>0.452830188679245</text:p>
          </table:table-cell>
          <table:table-cell table:number-columns-repeated="25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49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24"/>
          <table:table-cell table:formula="of:=[.Z$1]/[.$A56]" office:value-type="float" office:value="0.454545454545455" calcext:value-type="float">
            <text:p>0.454545454545455</text:p>
          </table:table-cell>
          <table:table-cell table:number-columns-repeated="2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49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25"/>
          <table:table-cell table:formula="of:=[.AA$1]/[.$A58]" office:value-type="float" office:value="0.456140350877193" calcext:value-type="float">
            <text:p>0.456140350877193</text:p>
          </table:table-cell>
          <table:table-cell table:number-columns-repeated="2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49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6"/>
          <table:table-cell table:formula="of:=[.AB$1]/[.$A60]" office:value-type="float" office:value="0.457627118644068" calcext:value-type="float">
            <text:p>0.457627118644068</text:p>
          </table:table-cell>
          <table:table-cell table:number-columns-repeated="2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26"/>
          <table:table-cell table:formula="of:=[.AB$1]/[.$A61]" office:value-type="float" office:value="0.45" calcext:value-type="float">
            <text:p>0.45</text:p>
          </table:table-cell>
          <table:table-cell table:number-columns-repeated="2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27"/>
          <table:table-cell table:formula="of:=[.AC$1]/[.$A62]" office:value-type="float" office:value="0.459016393442623" calcext:value-type="float">
            <text:p>0.459016393442623</text:p>
          </table:table-cell>
          <table:table-cell table:number-columns-repeated="21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7"/>
          <table:table-cell table:formula="of:=[.AC$1]/[.$A63]" office:value-type="float" office:value="0.451612903225806" calcext:value-type="float">
            <text:p>0.451612903225806</text:p>
          </table:table-cell>
          <table:table-cell table:number-columns-repeated="21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49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28"/>
          <table:table-cell table:formula="of:=[.AD$1]/[.$A65]" office:value-type="float" office:value="0.453125" calcext:value-type="float">
            <text:p>0.453125</text:p>
          </table:table-cell>
          <table:table-cell table:number-columns-repeated="2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49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29"/>
          <table:table-cell table:formula="of:=[.AE$1]/[.$A67]" office:value-type="float" office:value="0.454545454545455" calcext:value-type="float">
            <text:p>0.454545454545455</text:p>
          </table:table-cell>
          <table:table-cell table:number-columns-repeated="19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49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30"/>
          <table:table-cell table:formula="of:=[.AF$1]/[.$A69]" office:value-type="float" office:value="0.455882352941176" calcext:value-type="float">
            <text:p>0.455882352941176</text:p>
          </table:table-cell>
          <table:table-cell table:number-columns-repeated="1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49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31"/>
          <table:table-cell table:formula="of:=[.AG$1]/[.$A71]" office:value-type="float" office:value="0.457142857142857" calcext:value-type="float">
            <text:p>0.457142857142857</text:p>
          </table:table-cell>
          <table:table-cell table:number-columns-repeated="1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31"/>
          <table:table-cell table:formula="of:=[.AG$1]/[.$A72]" office:value-type="float" office:value="0.450704225352113" calcext:value-type="float">
            <text:p>0.450704225352113</text:p>
          </table:table-cell>
          <table:table-cell table:number-columns-repeated="1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32"/>
          <table:table-cell table:formula="of:=[.AH$1]/[.$A73]" office:value-type="float" office:value="0.458333333333333" calcext:value-type="float">
            <text:p>0.458333333333333</text:p>
          </table:table-cell>
          <table:table-cell table:number-columns-repeated="1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32"/>
          <table:table-cell table:formula="of:=[.AH$1]/[.$A74]" office:value-type="float" office:value="0.452054794520548" calcext:value-type="float">
            <text:p>0.452054794520548</text:p>
          </table:table-cell>
          <table:table-cell table:number-columns-repeated="1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33"/>
          <table:table-cell table:formula="of:=[.AI$1]/[.$A75]" office:value-type="float" office:value="0.45945945945946" calcext:value-type="float">
            <text:p>0.45945945945946</text:p>
          </table:table-cell>
          <table:table-cell table:number-columns-repeated="15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33"/>
          <table:table-cell table:formula="of:=[.AI$1]/[.$A76]" office:value-type="float" office:value="0.453333333333333" calcext:value-type="float">
            <text:p>0.453333333333333</text:p>
          </table:table-cell>
          <table:table-cell table:number-columns-repeated="15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49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4"/>
          <table:table-cell table:formula="of:=[.AJ$1]/[.$A78]" office:value-type="float" office:value="0.454545454545455" calcext:value-type="float">
            <text:p>0.454545454545455</text:p>
          </table:table-cell>
          <table:table-cell table:number-columns-repeated="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4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5"/>
          <table:table-cell table:formula="of:=[.AK$1]/[.$A80]" office:value-type="float" office:value="0.455696202531646" calcext:value-type="float">
            <text:p>0.455696202531646</text:p>
          </table:table-cell>
          <table:table-cell table:number-columns-repeated="1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5"/>
          <table:table-cell table:formula="of:=[.AK$1]/[.$A81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6"/>
          <table:table-cell table:formula="of:=[.AL$1]/[.$A82]" office:value-type="float" office:value="0.45679012345679" calcext:value-type="float">
            <text:p>0.45679012345679</text:p>
          </table:table-cell>
          <table:table-cell table:number-columns-repeated="1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6"/>
          <table:table-cell table:formula="of:=[.AL$1]/[.$A83]" office:value-type="float" office:value="0.451219512195122" calcext:value-type="float">
            <text:p>0.451219512195122</text:p>
          </table:table-cell>
          <table:table-cell table:number-columns-repeated="1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7"/>
          <table:table-cell table:formula="of:=[.AM$1]/[.$A84]" office:value-type="float" office:value="0.457831325301205" calcext:value-type="float">
            <text:p>0.457831325301205</text:p>
          </table:table-cell>
          <table:table-cell table:number-columns-repeated="11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7"/>
          <table:table-cell table:formula="of:=[.AM$1]/[.$A85]" office:value-type="float" office:value="0.452380952380952" calcext:value-type="float">
            <text:p>0.452380952380952</text:p>
          </table:table-cell>
          <table:table-cell table:number-columns-repeated="11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8"/>
          <table:table-cell table:formula="of:=[.AN$1]/[.$A86]" office:value-type="float" office:value="0.458823529411765" calcext:value-type="float">
            <text:p>0.458823529411765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8"/>
          <table:table-cell table:formula="of:=[.AN$1]/[.$A87]" office:value-type="float" office:value="0.453488372093023" calcext:value-type="float">
            <text:p>0.453488372093023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9"/>
          <table:table-cell table:formula="of:=[.AO$1]/[.$A88]" office:value-type="float" office:value="0.459770114942529" calcext:value-type="float">
            <text:p>0.459770114942529</text:p>
          </table:table-cell>
          <table:table-cell table:number-columns-repeated="9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9"/>
          <table:table-cell table:formula="of:=[.AO$1]/[.$A89]" office:value-type="float" office:value="0.454545454545455" calcext:value-type="float">
            <text:p>0.454545454545455</text:p>
          </table:table-cell>
          <table:table-cell table:number-columns-repeated="9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9"/>
          <table:table-cell table:formula="of:=[.AO$1]/[.$A90]" office:value-type="float" office:value="0.449438202247191" calcext:value-type="float">
            <text:p>0.449438202247191</text:p>
          </table:table-cell>
          <table:table-cell table:number-columns-repeated="9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40"/>
          <table:table-cell table:formula="of:=[.AP$1]/[.$A91]" office:value-type="float" office:value="0.455555555555556" calcext:value-type="float">
            <text:p>0.455555555555556</text:p>
          </table:table-cell>
          <table:table-cell table:number-columns-repeated="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40"/>
          <table:table-cell table:formula="of:=[.AP$1]/[.$A92]" office:value-type="float" office:value="0.450549450549451" calcext:value-type="float">
            <text:p>0.450549450549451</text:p>
          </table:table-cell>
          <table:table-cell table:number-columns-repeated="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41"/>
          <table:table-cell table:formula="of:=[.AQ$1]/[.$A93]" office:value-type="float" office:value="0.456521739130435" calcext:value-type="float">
            <text:p>0.456521739130435</text:p>
          </table:table-cell>
          <table:table-cell table:number-columns-repeated="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41"/>
          <table:table-cell table:formula="of:=[.AQ$1]/[.$A94]" office:value-type="float" office:value="0.451612903225806" calcext:value-type="float">
            <text:p>0.451612903225806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42"/>
          <table:table-cell table:formula="of:=[.AR$1]/[.$A95]" office:value-type="float" office:value="0.457446808510638" calcext:value-type="float">
            <text:p>0.457446808510638</text:p>
          </table:table-cell>
          <table:table-cell table:number-columns-repeated="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42"/>
          <table:table-cell table:formula="of:=[.AR$1]/[.$A96]" office:value-type="float" office:value="0.452631578947368" calcext:value-type="float">
            <text:p>0.452631578947368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43"/>
          <table:table-cell table:formula="of:=[.AS$1]/[.$A97]" office:value-type="float" office:value="0.458333333333333" calcext:value-type="float">
            <text:p>0.458333333333333</text:p>
          </table:table-cell>
          <table:table-cell table:number-columns-repeated="5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43"/>
          <table:table-cell table:formula="of:=[.AS$1]/[.$A98]" office:value-type="float" office:value="0.45360824742268" calcext:value-type="float">
            <text:p>0.45360824742268</text:p>
          </table:table-cell>
          <table:table-cell table:number-columns-repeated="5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44"/>
          <table:table-cell table:formula="of:=[.AT$1]/[.$A99]" office:value-type="float" office:value="0.459183673469388" calcext:value-type="float">
            <text:p>0.459183673469388</text:p>
          </table:table-cell>
          <table:table-cell table:number-columns-repeated="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44"/>
          <table:table-cell table:formula="of:=[.AT$1]/[.$A100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44"/>
          <table:table-cell table:formula="of:=[.AT$1]/[.$A101]" office:value-type="float" office:value="0.45" calcext:value-type="float">
            <text:p>0.45</text:p>
          </table:table-cell>
          <table:table-cell table:number-columns-repeated="4"/>
        </table:table-row>
      </table:table>
      <table:table table:name="Sheet2_2_2" table:style-name="ta1">
        <table:table-column table:style-name="co5" table:number-columns-repeated="5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3"/>
          <table:table-cell table:style-name="Accent_20_3" table:formula="of:=ABS([.F12]-0.451731535396874)" office:value-type="float" office:value="0.00281391914858048" calcext:value-type="float">
            <text:p>0.00281391914858048</text:p>
          </table:table-cell>
          <table:table-cell table:formula="of:=[.F$1]/[.$A12]" office:value-type="float" office:value="0.454545454545455" calcext:value-type="float">
            <text:p>0.454545454545455</text:p>
          </table:table-cell>
          <table:table-cell table:number-columns-repeated="4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9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49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4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7"/>
          <table:table-cell table:style-name="Accent_20_3" table:formula="of:=ABS([.J21]-0.451731535396874)" office:value-type="float" office:value="0.00173153539687404" calcext:value-type="float">
            <text:p>0.00173153539687404</text:p>
          </table:table-cell>
          <table:table-cell table:formula="of:=[.J$1]/[.$A21]" office:value-type="float" office:value="0.45" calcext:value-type="float">
            <text:p>0.45</text:p>
          </table:table-cell>
          <table:table-cell table:number-columns-repeated="4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4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8"/>
          <table:table-cell table:style-name="Accent_20_3" table:formula="of:=ABS([.K23]-0.451731535396874)" office:value-type="float" office:value="0.00281391914858048" calcext:value-type="float">
            <text:p>0.00281391914858048</text:p>
          </table:table-cell>
          <table:table-cell table:formula="of:=[.K$1]/[.$A23]" office:value-type="float" office:value="0.454545454545455" calcext:value-type="float">
            <text:p>0.454545454545455</text:p>
          </table:table-cell>
          <table:table-cell table:number-columns-repeated="3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9"/>
          <table:table-cell table:style-name="Accent_20_3" table:formula="of:=ABS([.L25]-0.451731535396874)" office:value-type="float" office:value="0.00660179793645926" calcext:value-type="float">
            <text:p>0.00660179793645926</text:p>
          </table:table-cell>
          <table:table-cell table:formula="of:=[.L$1]/[.$A25]" office:value-type="float" office:value="0.458333333333333" calcext:value-type="float">
            <text:p>0.458333333333333</text:p>
          </table:table-cell>
          <table:table-cell table:number-columns-repeated="3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4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4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9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2"/>
          <table:table-cell table:style-name="Accent_20_3" table:formula="of:=ABS([.O32]-0.451731535396874)" office:value-type="float" office:value="0.000118632171067612" calcext:value-type="float">
            <text:p>0.000118632171067612</text:p>
          </table:table-cell>
          <table:table-cell table:formula="of:=[.O$1]/[.$A32]" office:value-type="float" office:value="0.451612903225806" calcext:value-type="float">
            <text:p>0.451612903225806</text:p>
          </table:table-cell>
          <table:table-cell table:number-columns-repeated="3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3"/>
          <table:table-cell table:style-name="Accent_20_3" table:formula="of:=ABS([.P34]-0.451731535396874)" office:value-type="float" office:value="0.00281391914858048" calcext:value-type="float">
            <text:p>0.00281391914858048</text:p>
          </table:table-cell>
          <table:table-cell table:formula="of:=[.P$1]/[.$A34]" office:value-type="float" office:value="0.454545454545455" calcext:value-type="float">
            <text:p>0.454545454545455</text:p>
          </table:table-cell>
          <table:table-cell table:number-columns-repeated="3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4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4"/>
          <table:table-cell table:style-name="Accent_20_3" table:formula="of:=ABS([.Q36]-0.451731535396874)" office:value-type="float" office:value="0.00541132174598308" calcext:value-type="float">
            <text:p>0.00541132174598308</text:p>
          </table:table-cell>
          <table:table-cell table:formula="of:=[.Q$1]/[.$A36]" office:value-type="float" office:value="0.457142857142857" calcext:value-type="float">
            <text:p>0.457142857142857</text:p>
          </table:table-cell>
          <table:table-cell table:number-columns-repeated="3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49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5"/>
          <table:table-cell table:style-name="Accent_20_3" table:formula="of:=ABS([.R38]-0.451731535396874)" office:value-type="float" office:value="0.00772792406258543" calcext:value-type="float">
            <text:p>0.00772792406258543</text:p>
          </table:table-cell>
          <table:table-cell table:formula="of:=[.R$1]/[.$A38]" office:value-type="float" office:value="0.45945945945946" calcext:value-type="float">
            <text:p>0.45945945945946</text:p>
          </table:table-cell>
          <table:table-cell table:number-columns-repeated="3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49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49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6"/>
          <table:table-cell table:style-name="Accent_20_3" table:formula="of:=ABS([.S41]-0.451731535396874)" office:value-type="float" office:value="0.00173153539687404" calcext:value-type="float">
            <text:p>0.00173153539687404</text:p>
          </table:table-cell>
          <table:table-cell table:formula="of:=[.S$1]/[.$A41]" office:value-type="float" office:value="0.45" calcext:value-type="float">
            <text:p>0.45</text:p>
          </table:table-cell>
          <table:table-cell table:number-columns-repeated="31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49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7"/>
          <table:table-cell table:style-name="Accent_20_3" table:formula="of:=ABS([.T43]-0.451731535396874)" office:value-type="float" office:value="0.000649416984078333" calcext:value-type="float">
            <text:p>0.000649416984078333</text:p>
          </table:table-cell>
          <table:table-cell table:formula="of:=[.T$1]/[.$A43]" office:value-type="float" office:value="0.452380952380952" calcext:value-type="float">
            <text:p>0.452380952380952</text:p>
          </table:table-cell>
          <table:table-cell table:number-columns-repeated="3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49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8"/>
          <table:table-cell table:style-name="Accent_20_3" table:formula="of:=ABS([.U45]-0.451731535396874)" office:value-type="float" office:value="0.00281391914858048" calcext:value-type="float">
            <text:p>0.00281391914858048</text:p>
          </table:table-cell>
          <table:table-cell table:formula="of:=[.U$1]/[.$A45]" office:value-type="float" office:value="0.454545454545455" calcext:value-type="float">
            <text:p>0.454545454545455</text:p>
          </table:table-cell>
          <table:table-cell table:number-columns-repeated="29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49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19"/>
          <table:table-cell table:style-name="Accent_20_3" table:formula="of:=ABS([.V47]-0.451731535396874)" office:value-type="float" office:value="0.00479020373356071" calcext:value-type="float">
            <text:p>0.00479020373356071</text:p>
          </table:table-cell>
          <table:table-cell table:formula="of:=[.V$1]/[.$A47]" office:value-type="float" office:value="0.456521739130435" calcext:value-type="float">
            <text:p>0.456521739130435</text:p>
          </table:table-cell>
          <table:table-cell table:number-columns-repeated="2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49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20"/>
          <table:table-cell table:style-name="Accent_20_3" table:formula="of:=ABS([.W49]-0.451731535396874)" office:value-type="float" office:value="0.00660179793645926" calcext:value-type="float">
            <text:p>0.00660179793645926</text:p>
          </table:table-cell>
          <table:table-cell table:formula="of:=[.W$1]/[.$A49]" office:value-type="float" office:value="0.458333333333333" calcext:value-type="float">
            <text:p>0.458333333333333</text:p>
          </table:table-cell>
          <table:table-cell table:number-columns-repeated="2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49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49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21"/>
          <table:table-cell table:style-name="Accent_20_3" table:formula="of:=ABS([.X52]-0.451731535396874)" office:value-type="float" office:value="0.000751143240011298" calcext:value-type="float">
            <text:p>0.000751143240011298</text:p>
          </table:table-cell>
          <table:table-cell table:formula="of:=[.X$1]/[.$A52]" office:value-type="float" office:value="0.450980392156863" calcext:value-type="float">
            <text:p>0.450980392156863</text:p>
          </table:table-cell>
          <table:table-cell table:number-columns-repeated="2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49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2"/>
          <table:table-cell table:style-name="Accent_20_3" table:formula="of:=ABS([.Y54]-0.451731535396874)" office:value-type="float" office:value="0.00109865328237124" calcext:value-type="float">
            <text:p>0.00109865328237124</text:p>
          </table:table-cell>
          <table:table-cell table:formula="of:=[.Y$1]/[.$A54]" office:value-type="float" office:value="0.452830188679245" calcext:value-type="float">
            <text:p>0.452830188679245</text:p>
          </table:table-cell>
          <table:table-cell table:number-columns-repeated="25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49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23"/>
          <table:table-cell table:style-name="Accent_20_3" table:formula="of:=ABS([.Z56]-0.451731535396874)" office:value-type="float" office:value="0.00281391914858048" calcext:value-type="float">
            <text:p>0.00281391914858048</text:p>
          </table:table-cell>
          <table:table-cell table:formula="of:=[.Z$1]/[.$A56]" office:value-type="float" office:value="0.454545454545455" calcext:value-type="float">
            <text:p>0.454545454545455</text:p>
          </table:table-cell>
          <table:table-cell table:number-columns-repeated="2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49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24"/>
          <table:table-cell table:style-name="Accent_20_3" table:formula="of:=ABS([.AA58]-0.451731535396874)" office:value-type="float" office:value="0.00440881548031891" calcext:value-type="float">
            <text:p>0.00440881548031891</text:p>
          </table:table-cell>
          <table:table-cell table:formula="of:=[.AA$1]/[.$A58]" office:value-type="float" office:value="0.456140350877193" calcext:value-type="float">
            <text:p>0.456140350877193</text:p>
          </table:table-cell>
          <table:table-cell table:number-columns-repeated="2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49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5"/>
          <table:table-cell table:style-name="Accent_20_3" table:formula="of:=ABS([.AB60]-0.451731535396874)" office:value-type="float" office:value="0.00589558324719375" calcext:value-type="float">
            <text:p>0.00589558324719375</text:p>
          </table:table-cell>
          <table:table-cell table:formula="of:=[.AB$1]/[.$A60]" office:value-type="float" office:value="0.457627118644068" calcext:value-type="float">
            <text:p>0.457627118644068</text:p>
          </table:table-cell>
          <table:table-cell table:number-columns-repeated="2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25"/>
          <table:table-cell table:style-name="Accent_20_3" table:formula="of:=ABS([.AB61]-0.451731535396874)" office:value-type="float" office:value="0.00173153539687404" calcext:value-type="float">
            <text:p>0.00173153539687404</text:p>
          </table:table-cell>
          <table:table-cell table:formula="of:=[.AB$1]/[.$A61]" office:value-type="float" office:value="0.45" calcext:value-type="float">
            <text:p>0.45</text:p>
          </table:table-cell>
          <table:table-cell table:number-columns-repeated="2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26"/>
          <table:table-cell table:style-name="Accent_20_3" table:formula="of:=ABS([.AC62]-0.451731535396874)" office:value-type="float" office:value="0.00728485804574891" calcext:value-type="float">
            <text:p>0.00728485804574891</text:p>
          </table:table-cell>
          <table:table-cell table:formula="of:=[.AC$1]/[.$A62]" office:value-type="float" office:value="0.459016393442623" calcext:value-type="float">
            <text:p>0.459016393442623</text:p>
          </table:table-cell>
          <table:table-cell table:number-columns-repeated="21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6"/>
          <table:table-cell table:style-name="Accent_20_3" table:formula="of:=ABS([.AC63]-0.451731535396874)" office:value-type="float" office:value="0.000118632171067612" calcext:value-type="float">
            <text:p>0.000118632171067612</text:p>
          </table:table-cell>
          <table:table-cell table:formula="of:=[.AC$1]/[.$A63]" office:value-type="float" office:value="0.451612903225806" calcext:value-type="float">
            <text:p>0.451612903225806</text:p>
          </table:table-cell>
          <table:table-cell table:number-columns-repeated="21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49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27"/>
          <table:table-cell table:style-name="Accent_20_3" table:formula="of:=ABS([.AD65]-0.451731535396874)" office:value-type="float" office:value="0.00139346460312595" calcext:value-type="float">
            <text:p>0.00139346460312595</text:p>
          </table:table-cell>
          <table:table-cell table:formula="of:=[.AD$1]/[.$A65]" office:value-type="float" office:value="0.453125" calcext:value-type="float">
            <text:p>0.453125</text:p>
          </table:table-cell>
          <table:table-cell table:number-columns-repeated="2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49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28"/>
          <table:table-cell table:style-name="Accent_20_3" table:formula="of:=ABS([.AE67]-0.451731535396874)" office:value-type="float" office:value="0.00281391914858048" calcext:value-type="float">
            <text:p>0.00281391914858048</text:p>
          </table:table-cell>
          <table:table-cell table:formula="of:=[.AE$1]/[.$A67]" office:value-type="float" office:value="0.454545454545455" calcext:value-type="float">
            <text:p>0.454545454545455</text:p>
          </table:table-cell>
          <table:table-cell table:number-columns-repeated="19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49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29"/>
          <table:table-cell table:style-name="Accent_20_3" table:formula="of:=ABS([.AF69]-0.451731535396874)" office:value-type="float" office:value="0.00415081754430241" calcext:value-type="float">
            <text:p>0.00415081754430241</text:p>
          </table:table-cell>
          <table:table-cell table:formula="of:=[.AF$1]/[.$A69]" office:value-type="float" office:value="0.455882352941176" calcext:value-type="float">
            <text:p>0.455882352941176</text:p>
          </table:table-cell>
          <table:table-cell table:number-columns-repeated="1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49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30"/>
          <table:table-cell table:style-name="Accent_20_3" table:formula="of:=ABS([.AG71]-0.451731535396874)" office:value-type="float" office:value="0.00541132174598308" calcext:value-type="float">
            <text:p>0.00541132174598308</text:p>
          </table:table-cell>
          <table:table-cell table:formula="of:=[.AG$1]/[.$A71]" office:value-type="float" office:value="0.457142857142857" calcext:value-type="float">
            <text:p>0.457142857142857</text:p>
          </table:table-cell>
          <table:table-cell table:number-columns-repeated="1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30"/>
          <table:table-cell table:style-name="Accent_20_3" table:formula="of:=ABS([.AG72]-0.451731535396874)" office:value-type="float" office:value="0.00102731004476136" calcext:value-type="float">
            <text:p>0.00102731004476136</text:p>
          </table:table-cell>
          <table:table-cell table:formula="of:=[.AG$1]/[.$A72]" office:value-type="float" office:value="0.450704225352113" calcext:value-type="float">
            <text:p>0.450704225352113</text:p>
          </table:table-cell>
          <table:table-cell table:number-columns-repeated="1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31"/>
          <table:table-cell table:style-name="Accent_20_3" table:formula="of:=ABS([.AH73]-0.451731535396874)" office:value-type="float" office:value="0.00660179793645926" calcext:value-type="float">
            <text:p>0.00660179793645926</text:p>
          </table:table-cell>
          <table:table-cell table:formula="of:=[.AH$1]/[.$A73]" office:value-type="float" office:value="0.458333333333333" calcext:value-type="float">
            <text:p>0.458333333333333</text:p>
          </table:table-cell>
          <table:table-cell table:number-columns-repeated="1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31"/>
          <table:table-cell table:style-name="Accent_20_3" table:formula="of:=ABS([.AH74]-0.451731535396874)" office:value-type="float" office:value="0.000323259123673869" calcext:value-type="float">
            <text:p>0.000323259123673869</text:p>
          </table:table-cell>
          <table:table-cell table:formula="of:=[.AH$1]/[.$A74]" office:value-type="float" office:value="0.452054794520548" calcext:value-type="float">
            <text:p>0.452054794520548</text:p>
          </table:table-cell>
          <table:table-cell table:number-columns-repeated="1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32"/>
          <table:table-cell table:style-name="Accent_20_3" table:formula="of:=ABS([.AI75]-0.451731535396874)" office:value-type="float" office:value="0.00772792406258543" calcext:value-type="float">
            <text:p>0.00772792406258543</text:p>
          </table:table-cell>
          <table:table-cell table:formula="of:=[.AI$1]/[.$A75]" office:value-type="float" office:value="0.45945945945946" calcext:value-type="float">
            <text:p>0.45945945945946</text:p>
          </table:table-cell>
          <table:table-cell table:number-columns-repeated="15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32"/>
          <table:table-cell table:style-name="Accent_20_3" table:formula="of:=ABS([.AI76]-0.451731535396874)" office:value-type="float" office:value="0.00160179793645926" calcext:value-type="float">
            <text:p>0.00160179793645926</text:p>
          </table:table-cell>
          <table:table-cell table:formula="of:=[.AI$1]/[.$A76]" office:value-type="float" office:value="0.453333333333333" calcext:value-type="float">
            <text:p>0.453333333333333</text:p>
          </table:table-cell>
          <table:table-cell table:number-columns-repeated="15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49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3"/>
          <table:table-cell table:style-name="Accent_20_3" table:formula="of:=ABS([.AJ78]-0.451731535396874)" office:value-type="float" office:value="0.00281391914858048" calcext:value-type="float">
            <text:p>0.00281391914858048</text:p>
          </table:table-cell>
          <table:table-cell table:formula="of:=[.AJ$1]/[.$A78]" office:value-type="float" office:value="0.454545454545455" calcext:value-type="float">
            <text:p>0.454545454545455</text:p>
          </table:table-cell>
          <table:table-cell table:number-columns-repeated="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4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4"/>
          <table:table-cell table:style-name="Accent_20_3" table:formula="of:=ABS([.AK80]-0.451731535396874)" office:value-type="float" office:value="0.0039646671347715" calcext:value-type="float">
            <text:p>0.0039646671347715</text:p>
          </table:table-cell>
          <table:table-cell table:formula="of:=[.AK$1]/[.$A80]" office:value-type="float" office:value="0.455696202531646" calcext:value-type="float">
            <text:p>0.455696202531646</text:p>
          </table:table-cell>
          <table:table-cell table:number-columns-repeated="1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4"/>
          <table:table-cell table:style-name="Accent_20_3" table:formula="of:=ABS([.AK81]-0.451731535396874)" office:value-type="float" office:value="0.00173153539687404" calcext:value-type="float">
            <text:p>0.00173153539687404</text:p>
          </table:table-cell>
          <table:table-cell table:formula="of:=[.AK$1]/[.$A81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5"/>
          <table:table-cell table:style-name="Accent_20_3" table:formula="of:=ABS([.AL82]-0.451731535396874)" office:value-type="float" office:value="0.00505858805991605" calcext:value-type="float">
            <text:p>0.00505858805991605</text:p>
          </table:table-cell>
          <table:table-cell table:formula="of:=[.AL$1]/[.$A82]" office:value-type="float" office:value="0.45679012345679" calcext:value-type="float">
            <text:p>0.45679012345679</text:p>
          </table:table-cell>
          <table:table-cell table:number-columns-repeated="1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5"/>
          <table:table-cell table:style-name="Accent_20_3" table:formula="of:=ABS([.AL83]-0.451731535396874)" office:value-type="float" office:value="0.000512023201752088" calcext:value-type="float">
            <text:p>0.000512023201752088</text:p>
          </table:table-cell>
          <table:table-cell table:formula="of:=[.AL$1]/[.$A83]" office:value-type="float" office:value="0.451219512195122" calcext:value-type="float">
            <text:p>0.451219512195122</text:p>
          </table:table-cell>
          <table:table-cell table:number-columns-repeated="1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6"/>
          <table:table-cell table:style-name="Accent_20_3" table:formula="of:=ABS([.AM84]-0.451731535396874)" office:value-type="float" office:value="0.00609978990433074" calcext:value-type="float">
            <text:p>0.00609978990433074</text:p>
          </table:table-cell>
          <table:table-cell table:formula="of:=[.AM$1]/[.$A84]" office:value-type="float" office:value="0.457831325301205" calcext:value-type="float">
            <text:p>0.457831325301205</text:p>
          </table:table-cell>
          <table:table-cell table:number-columns-repeated="11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6"/>
          <table:table-cell table:style-name="Accent_20_3" table:formula="of:=ABS([.AM85]-0.451731535396874)" office:value-type="float" office:value="0.000649416984078333" calcext:value-type="float">
            <text:p>0.000649416984078333</text:p>
          </table:table-cell>
          <table:table-cell table:formula="of:=[.AM$1]/[.$A85]" office:value-type="float" office:value="0.452380952380952" calcext:value-type="float">
            <text:p>0.452380952380952</text:p>
          </table:table-cell>
          <table:table-cell table:number-columns-repeated="11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7"/>
          <table:table-cell table:style-name="Accent_20_3" table:formula="of:=ABS([.AN86]-0.451731535396874)" office:value-type="float" office:value="0.00709199401489064" calcext:value-type="float">
            <text:p>0.00709199401489064</text:p>
          </table:table-cell>
          <table:table-cell table:formula="of:=[.AN$1]/[.$A86]" office:value-type="float" office:value="0.458823529411765" calcext:value-type="float">
            <text:p>0.458823529411765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7"/>
          <table:table-cell table:style-name="Accent_20_3" table:formula="of:=ABS([.AN87]-0.451731535396874)" office:value-type="float" office:value="0.00175683669614918" calcext:value-type="float">
            <text:p>0.00175683669614918</text:p>
          </table:table-cell>
          <table:table-cell table:formula="of:=[.AN$1]/[.$A87]" office:value-type="float" office:value="0.453488372093023" calcext:value-type="float">
            <text:p>0.453488372093023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8"/>
          <table:table-cell table:style-name="Accent_20_3" table:formula="of:=ABS([.AO88]-0.451731535396874)" office:value-type="float" office:value="0.00803857954565468" calcext:value-type="float">
            <text:p>0.00803857954565468</text:p>
          </table:table-cell>
          <table:table-cell table:formula="of:=[.AO$1]/[.$A88]" office:value-type="float" office:value="0.459770114942529" calcext:value-type="float">
            <text:p>0.459770114942529</text:p>
          </table:table-cell>
          <table:table-cell table:number-columns-repeated="9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8"/>
          <table:table-cell table:style-name="Accent_20_3" table:formula="of:=ABS([.AO89]-0.451731535396874)" office:value-type="float" office:value="0.00281391914858048" calcext:value-type="float">
            <text:p>0.00281391914858048</text:p>
          </table:table-cell>
          <table:table-cell table:formula="of:=[.AO$1]/[.$A89]" office:value-type="float" office:value="0.454545454545455" calcext:value-type="float">
            <text:p>0.454545454545455</text:p>
          </table:table-cell>
          <table:table-cell table:number-columns-repeated="9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8"/>
          <table:table-cell table:style-name="Accent_20_3" table:formula="of:=ABS([.AO90]-0.451731535396874)" office:value-type="float" office:value="0.00229333314968305" calcext:value-type="float">
            <text:p>0.00229333314968305</text:p>
          </table:table-cell>
          <table:table-cell table:formula="of:=[.AO$1]/[.$A90]" office:value-type="float" office:value="0.449438202247191" calcext:value-type="float">
            <text:p>0.449438202247191</text:p>
          </table:table-cell>
          <table:table-cell table:number-columns-repeated="9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39"/>
          <table:table-cell table:style-name="Accent_20_3" table:formula="of:=ABS([.AP91]-0.451731535396874)" office:value-type="float" office:value="0.0038240201586815" calcext:value-type="float">
            <text:p>0.0038240201586815</text:p>
          </table:table-cell>
          <table:table-cell table:formula="of:=[.AP$1]/[.$A91]" office:value-type="float" office:value="0.455555555555556" calcext:value-type="float">
            <text:p>0.455555555555556</text:p>
          </table:table-cell>
          <table:table-cell table:number-columns-repeated="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39"/>
          <table:table-cell table:style-name="Accent_20_3" table:formula="of:=ABS([.AP92]-0.451731535396874)" office:value-type="float" office:value="0.00118208484742349" calcext:value-type="float">
            <text:p>0.00118208484742349</text:p>
          </table:table-cell>
          <table:table-cell table:formula="of:=[.AP$1]/[.$A92]" office:value-type="float" office:value="0.450549450549451" calcext:value-type="float">
            <text:p>0.450549450549451</text:p>
          </table:table-cell>
          <table:table-cell table:number-columns-repeated="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40"/>
          <table:table-cell table:style-name="Accent_20_3" table:formula="of:=ABS([.AQ93]-0.451731535396874)" office:value-type="float" office:value="0.00479020373356071" calcext:value-type="float">
            <text:p>0.00479020373356071</text:p>
          </table:table-cell>
          <table:table-cell table:formula="of:=[.AQ$1]/[.$A93]" office:value-type="float" office:value="0.456521739130435" calcext:value-type="float">
            <text:p>0.456521739130435</text:p>
          </table:table-cell>
          <table:table-cell table:number-columns-repeated="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40"/>
          <table:table-cell table:style-name="Accent_20_3" table:formula="of:=ABS([.AQ94]-0.451731535396874)" office:value-type="float" office:value="0.000118632171067612" calcext:value-type="float">
            <text:p>0.000118632171067612</text:p>
          </table:table-cell>
          <table:table-cell table:formula="of:=[.AQ$1]/[.$A94]" office:value-type="float" office:value="0.451612903225806" calcext:value-type="float">
            <text:p>0.451612903225806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41"/>
          <table:table-cell table:style-name="Accent_20_3" table:formula="of:=ABS([.AR95]-0.451731535396874)" office:value-type="float" office:value="0.00571527311376424" calcext:value-type="float">
            <text:p>0.00571527311376424</text:p>
          </table:table-cell>
          <table:table-cell table:formula="of:=[.AR$1]/[.$A95]" office:value-type="float" office:value="0.457446808510638" calcext:value-type="float">
            <text:p>0.457446808510638</text:p>
          </table:table-cell>
          <table:table-cell table:number-columns-repeated="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41"/>
          <table:table-cell table:style-name="Accent_20_3" table:formula="of:=ABS([.AR96]-0.451731535396874)" office:value-type="float" office:value="0.000900043550494389" calcext:value-type="float">
            <text:p>0.000900043550494389</text:p>
          </table:table-cell>
          <table:table-cell table:formula="of:=[.AR$1]/[.$A96]" office:value-type="float" office:value="0.452631578947368" calcext:value-type="float">
            <text:p>0.452631578947368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42"/>
          <table:table-cell table:style-name="Accent_20_3" table:formula="of:=ABS([.AS97]-0.451731535396874)" office:value-type="float" office:value="0.00660179793645926" calcext:value-type="float">
            <text:p>0.00660179793645926</text:p>
          </table:table-cell>
          <table:table-cell table:formula="of:=[.AS$1]/[.$A97]" office:value-type="float" office:value="0.458333333333333" calcext:value-type="float">
            <text:p>0.458333333333333</text:p>
          </table:table-cell>
          <table:table-cell table:number-columns-repeated="5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42"/>
          <table:table-cell table:style-name="Accent_20_3" table:formula="of:=ABS([.AS98]-0.451731535396874)" office:value-type="float" office:value="0.00187671202580636" calcext:value-type="float">
            <text:p>0.00187671202580636</text:p>
          </table:table-cell>
          <table:table-cell table:formula="of:=[.AS$1]/[.$A98]" office:value-type="float" office:value="0.45360824742268" calcext:value-type="float">
            <text:p>0.45360824742268</text:p>
          </table:table-cell>
          <table:table-cell table:number-columns-repeated="5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43"/>
          <table:table-cell table:style-name="Accent_20_3" table:formula="of:=ABS([.AT99]-0.451731535396874)" office:value-type="float" office:value="0.00745213807251371" calcext:value-type="float">
            <text:p>0.00745213807251371</text:p>
          </table:table-cell>
          <table:table-cell table:formula="of:=[.AT$1]/[.$A99]" office:value-type="float" office:value="0.459183673469388" calcext:value-type="float">
            <text:p>0.459183673469388</text:p>
          </table:table-cell>
          <table:table-cell table:number-columns-repeated="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43"/>
          <table:table-cell table:style-name="Accent_20_3" table:formula="of:=ABS([.AT100]-0.451731535396874)" office:value-type="float" office:value="0.00281391914858048" calcext:value-type="float">
            <text:p>0.00281391914858048</text:p>
          </table:table-cell>
          <table:table-cell table:formula="of:=[.AT$1]/[.$A100]" office:value-type="float" office:value="0.454545454545455" calcext:value-type="float">
            <text:p>0.454545454545455</text:p>
          </table:table-cell>
          <table:table-cell table:number-columns-repeated="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43"/>
          <table:table-cell table:style-name="Accent_20_3" table:formula="of:=ABS([.AT101]-0.451731535396874)" office:value-type="float" office:value="0.00173153539687404" calcext:value-type="float">
            <text:p>0.00173153539687404</text:p>
          </table:table-cell>
          <table:table-cell table:formula="of:=[.AT$1]/[.$A101]" office:value-type="float" office:value="0.45" calcext:value-type="float">
            <text:p>0.45</text:p>
          </table:table-cell>
          <table:table-cell table:number-columns-repeated="4"/>
        </table:table-row>
      </table:table>
      <table:table table:name="Sheet2_2_2_2" table:style-name="ta1">
        <table:table-column table:style-name="co6" table:number-columns-repeated="46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3"/>
          <table:table-cell table:style-name="Accent_20_3" table:formula="of:=ABS([.F12]-0.451731535396874)" office:value-type="float" office:value="0.00281391914858048" calcext:value-type="float">
            <text:p>0.00281391914858048</text:p>
          </table:table-cell>
          <table:table-cell table:formula="of:=[.F$1]/[.$A12]" office:value-type="float" office:value="0.454545454545455" calcext:value-type="float">
            <text:p>0.454545454545455</text:p>
          </table:table-cell>
          <table:table-cell table:number-columns-repeated="4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9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49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4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7"/>
          <table:table-cell table:style-name="Accent_20_3"/>
          <table:table-cell table:number-columns-repeated="41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4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8"/>
          <table:table-cell table:style-name="Accent_20_3"/>
          <table:table-cell table:number-columns-repeated="4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9"/>
          <table:table-cell table:style-name="Accent_20_3"/>
          <table:table-cell table:number-columns-repeated="3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4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4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9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2"/>
          <table:table-cell table:style-name="Accent_20_3" table:formula="of:=ABS([.O32]-0.451731535396874)" office:value-type="float" office:value="0.000118632171067612" calcext:value-type="float">
            <text:p>0.000118632171067612</text:p>
          </table:table-cell>
          <table:table-cell table:formula="of:=[.O$1]/[.$A32]" office:value-type="float" office:value="0.451612903225806" calcext:value-type="float">
            <text:p>0.451612903225806</text:p>
          </table:table-cell>
          <table:table-cell table:number-columns-repeated="3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3"/>
          <table:table-cell table:style-name="Accent_20_3"/>
          <table:table-cell table:number-columns-repeated="3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4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4"/>
          <table:table-cell table:style-name="Accent_20_3"/>
          <table:table-cell table:number-columns-repeated="3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49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5"/>
          <table:table-cell table:style-name="Accent_20_3"/>
          <table:table-cell table:number-columns-repeated="3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49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49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6"/>
          <table:table-cell table:style-name="Accent_20_3"/>
          <table:table-cell table:number-columns-repeated="3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49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7"/>
          <table:table-cell table:style-name="Accent_20_3" table:formula="of:=ABS([.T43]-0.451731535396874)" office:value-type="float" office:value="0.000649416984078333" calcext:value-type="float">
            <text:p>0.000649416984078333</text:p>
          </table:table-cell>
          <table:table-cell table:formula="of:=[.T$1]/[.$A43]" office:value-type="float" office:value="0.452380952380952" calcext:value-type="float">
            <text:p>0.452380952380952</text:p>
          </table:table-cell>
          <table:table-cell table:number-columns-repeated="3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49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8"/>
          <table:table-cell table:style-name="Accent_20_3"/>
          <table:table-cell table:number-columns-repeated="3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49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19"/>
          <table:table-cell table:style-name="Accent_20_3"/>
          <table:table-cell table:number-columns-repeated="29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49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20"/>
          <table:table-cell table:style-name="Accent_20_3"/>
          <table:table-cell table:number-columns-repeated="2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49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49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21"/>
          <table:table-cell table:style-name="Accent_20_3" table:formula="of:=ABS([.X52]-0.451731535396874)" office:value-type="float" office:value="0.000751143240011298" calcext:value-type="float">
            <text:p>0.000751143240011298</text:p>
          </table:table-cell>
          <table:table-cell table:formula="of:=[.X$1]/[.$A52]" office:value-type="float" office:value="0.450980392156863" calcext:value-type="float">
            <text:p>0.450980392156863</text:p>
          </table:table-cell>
          <table:table-cell table:number-columns-repeated="2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49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2"/>
          <table:table-cell table:style-name="Accent_20_3"/>
          <table:table-cell table:number-columns-repeated="26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49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23"/>
          <table:table-cell table:style-name="Accent_20_3"/>
          <table:table-cell table:number-columns-repeated="25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49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24"/>
          <table:table-cell table:style-name="Accent_20_3"/>
          <table:table-cell table:number-columns-repeated="2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49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5"/>
          <table:table-cell table:style-name="Accent_20_3"/>
          <table:table-cell table:number-columns-repeated="2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25"/>
          <table:table-cell table:style-name="Accent_20_3"/>
          <table:table-cell table:number-columns-repeated="2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26"/>
          <table:table-cell table:style-name="Accent_20_3"/>
          <table:table-cell table:number-columns-repeated="2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6"/>
          <table:table-cell table:style-name="Accent_20_3" table:formula="of:=ABS([.AC63]-0.451731535396874)" office:value-type="float" office:value="0.000118632171067612" calcext:value-type="float">
            <text:p>0.000118632171067612</text:p>
          </table:table-cell>
          <table:table-cell table:formula="of:=[.AC$1]/[.$A63]" office:value-type="float" office:value="0.451612903225806" calcext:value-type="float">
            <text:p>0.451612903225806</text:p>
          </table:table-cell>
          <table:table-cell table:number-columns-repeated="21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49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27"/>
          <table:table-cell table:style-name="Accent_20_3"/>
          <table:table-cell table:number-columns-repeated="21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49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28"/>
          <table:table-cell table:style-name="Accent_20_3"/>
          <table:table-cell table:number-columns-repeated="2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49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29"/>
          <table:table-cell table:style-name="Accent_20_3"/>
          <table:table-cell table:number-columns-repeated="19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49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30"/>
          <table:table-cell table:style-name="Accent_20_3"/>
          <table:table-cell table:number-columns-repeated="1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30"/>
          <table:table-cell table:style-name="Accent_20_3"/>
          <table:table-cell table:number-columns-repeated="1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31"/>
          <table:table-cell table:style-name="Accent_20_3"/>
          <table:table-cell table:number-columns-repeated="17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31"/>
          <table:table-cell table:style-name="Accent_20_3" table:formula="of:=ABS([.AH74]-0.451731535396874)" office:value-type="float" office:value="0.000323259123673869" calcext:value-type="float">
            <text:p>0.000323259123673869</text:p>
          </table:table-cell>
          <table:table-cell table:formula="of:=[.AH$1]/[.$A74]" office:value-type="float" office:value="0.452054794520548" calcext:value-type="float">
            <text:p>0.452054794520548</text:p>
          </table:table-cell>
          <table:table-cell table:number-columns-repeated="1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32"/>
          <table:table-cell table:style-name="Accent_20_3"/>
          <table:table-cell table:number-columns-repeated="16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32"/>
          <table:table-cell table:style-name="Accent_20_3"/>
          <table:table-cell table:number-columns-repeated="16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49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3"/>
          <table:table-cell table:style-name="Accent_20_3"/>
          <table:table-cell table:number-columns-repeated="15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4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4"/>
          <table:table-cell table:style-name="Accent_20_3"/>
          <table:table-cell table:number-columns-repeated="1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4"/>
          <table:table-cell table:style-name="Accent_20_3"/>
          <table:table-cell table:number-columns-repeated="1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5"/>
          <table:table-cell table:style-name="Accent_20_3"/>
          <table:table-cell table:number-columns-repeated="13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5"/>
          <table:table-cell table:style-name="Accent_20_3" table:formula="of:=ABS([.AL83]-0.451731535396874)" office:value-type="float" office:value="0.000512023201752088" calcext:value-type="float">
            <text:p>0.000512023201752088</text:p>
          </table:table-cell>
          <table:table-cell table:formula="of:=[.AL$1]/[.$A83]" office:value-type="float" office:value="0.451219512195122" calcext:value-type="float">
            <text:p>0.451219512195122</text:p>
          </table:table-cell>
          <table:table-cell table:number-columns-repeated="1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6"/>
          <table:table-cell table:style-name="Accent_20_3" table:formula="of:=ABS([.AM84]-0.451731535396874)" office:value-type="float" office:value="0.00609978990433074" calcext:value-type="float">
            <text:p>0.00609978990433074</text:p>
          </table:table-cell>
          <table:table-cell table:formula="of:=[.AM$1]/[.$A84]" office:value-type="float" office:value="0.457831325301205" calcext:value-type="float">
            <text:p>0.457831325301205</text:p>
          </table:table-cell>
          <table:table-cell table:number-columns-repeated="11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6"/>
          <table:table-cell table:style-name="Accent_20_3" table:formula="of:=ABS([.AM85]-0.451731535396874)" office:value-type="float" office:value="0.000649416984078333" calcext:value-type="float">
            <text:p>0.000649416984078333</text:p>
          </table:table-cell>
          <table:table-cell table:formula="of:=[.AM$1]/[.$A85]" office:value-type="float" office:value="0.452380952380952" calcext:value-type="float">
            <text:p>0.452380952380952</text:p>
          </table:table-cell>
          <table:table-cell table:number-columns-repeated="11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7"/>
          <table:table-cell table:style-name="Accent_20_3"/>
          <table:table-cell table:number-columns-repeated="11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7"/>
          <table:table-cell table:style-name="Accent_20_3"/>
          <table:table-cell table:number-columns-repeated="11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8"/>
          <table:table-cell table:style-name="Accent_20_3"/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8"/>
          <table:table-cell table:style-name="Accent_20_3"/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8"/>
          <table:table-cell table:style-name="Accent_20_3"/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39"/>
          <table:table-cell table:style-name="Accent_20_3"/>
          <table:table-cell table:number-columns-repeated="9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39"/>
          <table:table-cell table:style-name="Accent_20_3"/>
          <table:table-cell table:number-columns-repeated="9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40"/>
          <table:table-cell table:style-name="Accent_20_3"/>
          <table:table-cell table:number-columns-repeated="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40"/>
          <table:table-cell table:style-name="Accent_20_3" table:formula="of:=ABS([.AQ94]-0.451731535396874)" office:value-type="float" office:value="0.000118632171067612" calcext:value-type="float">
            <text:p>0.000118632171067612</text:p>
          </table:table-cell>
          <table:table-cell table:formula="of:=[.AQ$1]/[.$A94]" office:value-type="float" office:value="0.451612903225806" calcext:value-type="float">
            <text:p>0.451612903225806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41"/>
          <table:table-cell table:style-name="Accent_20_3"/>
          <table:table-cell table:number-columns-repeated="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41"/>
          <table:table-cell table:style-name="Accent_20_3" table:formula="of:=ABS([.AR96]-0.451731535396874)" office:value-type="float" office:value="0.000900043550494389" calcext:value-type="float">
            <text:p>0.000900043550494389</text:p>
          </table:table-cell>
          <table:table-cell table:formula="of:=[.AR$1]/[.$A96]" office:value-type="float" office:value="0.452631578947368" calcext:value-type="float">
            <text:p>0.452631578947368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42"/>
          <table:table-cell table:style-name="Accent_20_3"/>
          <table:table-cell table:number-columns-repeated="6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42"/>
          <table:table-cell table:style-name="Accent_20_3"/>
          <table:table-cell table:number-columns-repeated="6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43"/>
          <table:table-cell table:style-name="Accent_20_3"/>
          <table:table-cell table:number-columns-repeated="5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43"/>
          <table:table-cell table:style-name="Accent_20_3"/>
          <table:table-cell table:number-columns-repeated="5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43"/>
          <table:table-cell table:style-name="Accent_20_3"/>
          <table:table-cell table:number-columns-repeated="5"/>
        </table:table-row>
      </table:table>
      <table:table table:name="Sheet2_2_2_2_2" table:style-name="ta1">
        <table:table-column table:style-name="co6" table:number-columns-repeated="46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3"/>
          <table:table-cell table:style-name="Accent_20_3" table:formula="of:=ABS([.F12]-0.451731535396874)" office:value-type="float" office:value="0.00281391914858048" calcext:value-type="float">
            <text:p>0.00281391914858048</text:p>
          </table:table-cell>
          <table:table-cell table:formula="of:=[.F$1]/[.$A12]" office:value-type="float" office:value="0.454545454545455" calcext:value-type="float">
            <text:p>0.454545454545455</text:p>
          </table:table-cell>
          <table:table-cell table:number-columns-repeated="4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9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49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4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7"/>
          <table:table-cell table:style-name="Accent_20_3"/>
          <table:table-cell table:number-columns-repeated="41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4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8"/>
          <table:table-cell table:style-name="Accent_20_3"/>
          <table:table-cell table:number-columns-repeated="4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9"/>
          <table:table-cell table:style-name="Accent_20_3"/>
          <table:table-cell table:number-columns-repeated="3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4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4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9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1"/>
          <table:table-cell table:formula="of:=[.N32]*10000" office:value-type="float" office:value="1.18632171067612" calcext:value-type="float">
            <text:p>1.18632171067612</text:p>
          </table:table-cell>
          <table:table-cell table:style-name="Accent_20_3" table:formula="of:=ABS([.O32]-0.451731535396874)" office:value-type="float" office:value="0.000118632171067612" calcext:value-type="float">
            <text:p>0.000118632171067612</text:p>
          </table:table-cell>
          <table:table-cell table:formula="of:=[.O$1]/[.$A32]" office:value-type="float" office:value="0.451612903225806" calcext:value-type="float">
            <text:p>0.451612903225806</text:p>
          </table:table-cell>
          <table:table-cell table:number-columns-repeated="3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3"/>
          <table:table-cell table:style-name="Accent_20_3"/>
          <table:table-cell table:number-columns-repeated="3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4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4"/>
          <table:table-cell table:style-name="Accent_20_3"/>
          <table:table-cell table:number-columns-repeated="3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49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5"/>
          <table:table-cell table:style-name="Accent_20_3"/>
          <table:table-cell table:number-columns-repeated="3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49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49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6"/>
          <table:table-cell table:style-name="Accent_20_3"/>
          <table:table-cell table:number-columns-repeated="3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49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6"/>
          <table:table-cell table:formula="of:=[.S43]*10000" office:value-type="float" office:value="6.49416984078333" calcext:value-type="float">
            <text:p>6.49416984078333</text:p>
          </table:table-cell>
          <table:table-cell table:style-name="Accent_20_3" table:formula="of:=ABS([.T43]-0.451731535396874)" office:value-type="float" office:value="0.000649416984078333" calcext:value-type="float">
            <text:p>0.000649416984078333</text:p>
          </table:table-cell>
          <table:table-cell table:formula="of:=[.T$1]/[.$A43]" office:value-type="float" office:value="0.452380952380952" calcext:value-type="float">
            <text:p>0.452380952380952</text:p>
          </table:table-cell>
          <table:table-cell table:number-columns-repeated="3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49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8"/>
          <table:table-cell table:style-name="Accent_20_3"/>
          <table:table-cell table:number-columns-repeated="3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49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19"/>
          <table:table-cell table:style-name="Accent_20_3"/>
          <table:table-cell table:number-columns-repeated="29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49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20"/>
          <table:table-cell table:style-name="Accent_20_3"/>
          <table:table-cell table:number-columns-repeated="2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49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49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20"/>
          <table:table-cell table:formula="of:=[.W52]*10000" office:value-type="float" office:value="7.51143240011298" calcext:value-type="float">
            <text:p>7.51143240011298</text:p>
          </table:table-cell>
          <table:table-cell table:style-name="Accent_20_3" table:formula="of:=ABS([.X52]-0.451731535396874)" office:value-type="float" office:value="0.000751143240011298" calcext:value-type="float">
            <text:p>0.000751143240011298</text:p>
          </table:table-cell>
          <table:table-cell table:formula="of:=[.X$1]/[.$A52]" office:value-type="float" office:value="0.450980392156863" calcext:value-type="float">
            <text:p>0.450980392156863</text:p>
          </table:table-cell>
          <table:table-cell table:number-columns-repeated="2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49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2"/>
          <table:table-cell table:style-name="Accent_20_3"/>
          <table:table-cell table:number-columns-repeated="26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49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23"/>
          <table:table-cell table:style-name="Accent_20_3"/>
          <table:table-cell table:number-columns-repeated="25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49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24"/>
          <table:table-cell table:style-name="Accent_20_3"/>
          <table:table-cell table:number-columns-repeated="2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49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25"/>
          <table:table-cell table:style-name="Accent_20_3"/>
          <table:table-cell table:number-columns-repeated="2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25"/>
          <table:table-cell table:style-name="Accent_20_3"/>
          <table:table-cell table:number-columns-repeated="2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26"/>
          <table:table-cell table:style-name="Accent_20_3"/>
          <table:table-cell table:number-columns-repeated="2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25"/>
          <table:table-cell table:formula="of:=[.AB63]*10000" office:value-type="float" office:value="1.18632171067612" calcext:value-type="float">
            <text:p>1.18632171067612</text:p>
          </table:table-cell>
          <table:table-cell table:style-name="Accent_20_3" table:formula="of:=ABS([.AC63]-0.451731535396874)" office:value-type="float" office:value="0.000118632171067612" calcext:value-type="float">
            <text:p>0.000118632171067612</text:p>
          </table:table-cell>
          <table:table-cell table:formula="of:=[.AC$1]/[.$A63]" office:value-type="float" office:value="0.451612903225806" calcext:value-type="float">
            <text:p>0.451612903225806</text:p>
          </table:table-cell>
          <table:table-cell table:number-columns-repeated="21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49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27"/>
          <table:table-cell table:style-name="Accent_20_3"/>
          <table:table-cell table:number-columns-repeated="21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49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28"/>
          <table:table-cell table:style-name="Accent_20_3"/>
          <table:table-cell table:number-columns-repeated="2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49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29"/>
          <table:table-cell table:style-name="Accent_20_3"/>
          <table:table-cell table:number-columns-repeated="19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49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30"/>
          <table:table-cell table:style-name="Accent_20_3"/>
          <table:table-cell table:number-columns-repeated="1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30"/>
          <table:table-cell table:style-name="Accent_20_3"/>
          <table:table-cell table:number-columns-repeated="1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31"/>
          <table:table-cell table:style-name="Accent_20_3"/>
          <table:table-cell table:number-columns-repeated="17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30"/>
          <table:table-cell table:formula="of:=[.AG74]*10000" office:value-type="float" office:value="3.23259123673869" calcext:value-type="float">
            <text:p>3.23259123673869</text:p>
          </table:table-cell>
          <table:table-cell table:style-name="Accent_20_3" table:formula="of:=ABS([.AH74]-0.451731535396874)" office:value-type="float" office:value="0.000323259123673869" calcext:value-type="float">
            <text:p>0.000323259123673869</text:p>
          </table:table-cell>
          <table:table-cell table:formula="of:=[.AH$1]/[.$A74]" office:value-type="float" office:value="0.452054794520548" calcext:value-type="float">
            <text:p>0.452054794520548</text:p>
          </table:table-cell>
          <table:table-cell table:number-columns-repeated="1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32"/>
          <table:table-cell table:style-name="Accent_20_3"/>
          <table:table-cell table:number-columns-repeated="16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32"/>
          <table:table-cell table:style-name="Accent_20_3"/>
          <table:table-cell table:number-columns-repeated="16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49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33"/>
          <table:table-cell table:style-name="Accent_20_3"/>
          <table:table-cell table:number-columns-repeated="15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49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34"/>
          <table:table-cell table:style-name="Accent_20_3"/>
          <table:table-cell table:number-columns-repeated="1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34"/>
          <table:table-cell table:style-name="Accent_20_3"/>
          <table:table-cell table:number-columns-repeated="1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35"/>
          <table:table-cell table:style-name="Accent_20_3"/>
          <table:table-cell table:number-columns-repeated="13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34"/>
          <table:table-cell table:formula="of:=[.AK83]*10000" office:value-type="float" office:value="5.12023201752088" calcext:value-type="float">
            <text:p>5.12023201752088</text:p>
          </table:table-cell>
          <table:table-cell table:style-name="Accent_20_3" table:formula="of:=ABS([.AL83]-0.451731535396874)" office:value-type="float" office:value="0.000512023201752088" calcext:value-type="float">
            <text:p>0.000512023201752088</text:p>
          </table:table-cell>
          <table:table-cell table:formula="of:=[.AL$1]/[.$A83]" office:value-type="float" office:value="0.451219512195122" calcext:value-type="float">
            <text:p>0.451219512195122</text:p>
          </table:table-cell>
          <table:table-cell table:number-columns-repeated="1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36"/>
          <table:table-cell table:style-name="Accent_20_3"/>
          <table:table-cell table:number-columns-repeated="12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35"/>
          <table:table-cell table:formula="of:=[.AL85]*10000" office:value-type="float" office:value="6.49416984078333" calcext:value-type="float">
            <text:p>6.49416984078333</text:p>
          </table:table-cell>
          <table:table-cell table:style-name="Accent_20_3" table:formula="of:=ABS([.AM85]-0.451731535396874)" office:value-type="float" office:value="0.000649416984078333" calcext:value-type="float">
            <text:p>0.000649416984078333</text:p>
          </table:table-cell>
          <table:table-cell table:formula="of:=[.AM$1]/[.$A85]" office:value-type="float" office:value="0.452380952380952" calcext:value-type="float">
            <text:p>0.452380952380952</text:p>
          </table:table-cell>
          <table:table-cell table:number-columns-repeated="11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37"/>
          <table:table-cell table:style-name="Accent_20_3"/>
          <table:table-cell table:number-columns-repeated="11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37"/>
          <table:table-cell table:style-name="Accent_20_3"/>
          <table:table-cell table:number-columns-repeated="11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38"/>
          <table:table-cell table:style-name="Accent_20_3"/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38"/>
          <table:table-cell table:style-name="Accent_20_3"/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38"/>
          <table:table-cell table:style-name="Accent_20_3"/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39"/>
          <table:table-cell table:style-name="Accent_20_3"/>
          <table:table-cell table:number-columns-repeated="9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39"/>
          <table:table-cell table:style-name="Accent_20_3"/>
          <table:table-cell table:number-columns-repeated="9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40"/>
          <table:table-cell table:style-name="Accent_20_3"/>
          <table:table-cell table:number-columns-repeated="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39"/>
          <table:table-cell table:formula="of:=[.AP94]*10000" office:value-type="float" office:value="1.18632171067612" calcext:value-type="float">
            <text:p>1.18632171067612</text:p>
          </table:table-cell>
          <table:table-cell table:style-name="Accent_20_3" table:formula="of:=ABS([.AQ94]-0.451731535396874)" office:value-type="float" office:value="0.000118632171067612" calcext:value-type="float">
            <text:p>0.000118632171067612</text:p>
          </table:table-cell>
          <table:table-cell table:formula="of:=[.AQ$1]/[.$A94]" office:value-type="float" office:value="0.451612903225806" calcext:value-type="float">
            <text:p>0.451612903225806</text:p>
          </table:table-cell>
          <table:table-cell table:number-columns-repeated="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41"/>
          <table:table-cell table:style-name="Accent_20_3"/>
          <table:table-cell table:number-columns-repeated="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40"/>
          <table:table-cell table:formula="of:=[.AQ96]*10000" office:value-type="float" office:value="9.00043550494389" calcext:value-type="float">
            <text:p>9.00043550494389</text:p>
          </table:table-cell>
          <table:table-cell table:style-name="Accent_20_3" table:formula="of:=ABS([.AR96]-0.451731535396874)" office:value-type="float" office:value="0.000900043550494389" calcext:value-type="float">
            <text:p>0.000900043550494389</text:p>
          </table:table-cell>
          <table:table-cell table:formula="of:=[.AR$1]/[.$A96]" office:value-type="float" office:value="0.452631578947368" calcext:value-type="float">
            <text:p>0.452631578947368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42"/>
          <table:table-cell table:style-name="Accent_20_3"/>
          <table:table-cell table:number-columns-repeated="6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42"/>
          <table:table-cell table:style-name="Accent_20_3"/>
          <table:table-cell table:number-columns-repeated="6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43"/>
          <table:table-cell table:style-name="Accent_20_3"/>
          <table:table-cell table:number-columns-repeated="5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43"/>
          <table:table-cell table:style-name="Accent_20_3"/>
          <table:table-cell table:number-columns-repeated="5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43"/>
          <table:table-cell table:style-name="Accent_20_3"/>
          <table:table-cell table:number-columns-repeated="5"/>
        </table:table-row>
      </table:table>
      <table:named-expressions/>
      <table:database-ranges>
        <table:database-range table:name="__Anonymous_Sheet_DB__0" table:target-range-address="csv.F12:csv.F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 style:data-style-name="N2" text:time-value="03:09:32.5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4T03:25:21.512000000</dc:date>
    <meta:editing-duration>PT22H59M47S</meta:editing-duration>
    <meta:editing-cycles>12</meta:editing-cycles>
    <meta:generator>LibreOffice/24.2.5.2$Windows_X86_64 LibreOffice_project/bffef4ea93e59bebbeaf7f431bb02b1a39ee8a59</meta:generator>
    <meta:document-statistic meta:table-count="6" meta:cell-count="1784" meta:object-count="0"/>
  </office:meta>
</office:document-meta>
</file>